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8">
      <style:paragraph-properties fo:margin-top="0in" fo:margin-bottom="0in"/>
    </style:style>
  </office:automatic-styles>
  <office:body>
    <office:text>
      <text:p text:style-name="Title">1. Introduction - Games for a Read / 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abstract" office:name=""><text:span text:style-name="Definition">Abstract</text:span></text:a></text:p>
            </text:list-item>
            <text:list-item>
              <text:p text:style-name="P2"><text:a xlink:type="simple" xlink:href="#background-to-the-thesis" office:name=""><text:span text:style-name="Definition">1. Background to the thesis</text:span></text:a></text:p>
              <text:list text:style-name="L3">
                <text:list-item>
                  <text:p text:style-name="P3"><text:a xlink:type="simple" xlink:href="#personal-context-and-motivation-for-undertaking-this-study" office:name=""><text:span text:style-name="Definition">Personal context and motivation for undertaking this study</text:span></text:a></text:p>
                </text:list-item>
                <text:list-item>
                  <text:p text:style-name="P3"><text:a xlink:type="simple" xlink:href="#connection-to-broader-research-interests" office:name=""><text:span text:style-name="Definition">Connection to Broader Research Interests:</text:span></text:a></text:p>
                </text:list-item>
              </text:list>
            </text:list-item>
            <text:list-item>
              <text:p text:style-name="P2"><text:a xlink:type="simple" xlink:href="#context" office:name=""><text:span text:style-name="Definition">2. Context</text:span></text:a></text:p>
              <text:list text:style-name="L4">
                <text:list-item>
                  <text:p text:style-name="P4"><text:a xlink:type="simple" xlink:href="#context-of-school-based-computing-education" office:name=""><text:span text:style-name="Definition">Context of School based computing education</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5">
                <text:list-item>
                  <text:p text:style-name="P5"><text:a xlink:type="simple" xlink:href="#coding-and-computing-as-a-school-subject-in-the-uk" office:name=""><text:span text:style-name="Definition">Coding and Computing as a School Subject in the UK</text:span></text:a></text:p>
                </text:list-item>
                <text:list-item>
                  <text:p text:style-name="P5"><text:a xlink:type="simple" xlink:href="#context-of-game-making-and-wider-digital-making-and-culture-home-and-informal-settings" office:name=""><text:span text:style-name="Definition">Context of game making and wider digital making and culture home and informal settings</text:span></text:a></text:p>
                  <text:list text:style-name="L6">
                    <text:list-item>
                      <text:p text:style-name="P6"><text:a xlink:type="simple" xlink:href="#defining-and-conceptualising---formal-home-and-third-space-contexts---summarise-compress" office:name=""><text:span text:style-name="Definition">Defining and conceptualising - formal, home and third space contexts - SUMMARISE / COMPRESS</text:span></text:a></text:p>
                    </text:list-item>
                    <text:list-item>
                      <text:p text:style-name="P6"><text:a xlink:type="simple" xlink:href="#on-gaming-as-a-home-and-informal-culture" office:name=""><text:span text:style-name="Definition">On Gaming as a home and informal culture</text:span></text:a></text:p>
                    </text:list-item>
                    <text:list-item>
                      <text:p text:style-name="P6"><text:a xlink:type="simple" xlink:href="#home-making-and-consuming-of-media" office:name=""><text:span text:style-name="Definition">Home making and consuming of media</text:span></text:a></text:p>
                    </text:list-item>
                  </text:list>
                </text:list-item>
                <text:list-item>
                  <text:p text:style-name="P5"><text:a xlink:type="simple" xlink:href="#barriers--" office:name=""><text:span text:style-name="Definition">Barriers -</text:span></text:a></text:p>
                  <text:list text:style-name="L7">
                    <text:list-item>
                      <text:p text:style-name="P7"><text:a xlink:type="simple" xlink:href="#review-of-relevant-barriers-to-participating-in-coding-practices-emerging-in-the-literature" office:name=""><text:span text:style-name="Definition">Review of relevant barriers to participating in coding practices emerging in the literature</text:span></text:a></text:p>
                    </text:list-item>
                    <text:list-item>
                      <text:p text:style-name="P7"><text:a xlink:type="simple" xlink:href="#technical-barriers---difficulties-in-learning-to-program" office:name=""><text:span text:style-name="Definition">Technical Barriers - Difficulties in learning to program</text:span></text:a></text:p>
                    </text:list-item>
                    <text:list-item>
                      <text:p text:style-name="P7"><text:a xlink:type="simple" xlink:href="#cultural-identity-barriers-to-participation-in" office:name=""><text:span text:style-name="Definition">Cultural / Identity barriers to participation in …</text:span></text:a></text:p>
                    </text:list-item>
                    <text:list-item>
                      <text:p text:style-name="P7"><text:a xlink:type="simple" xlink:href="#barrier---identity-and-computer-cultures" office:name=""><text:span text:style-name="Definition">Barrier - Identity and computer cultures</text:span></text:a></text:p>
                    </text:list-item>
                    <text:list-item>
                      <text:p text:style-name="P7"><text:a xlink:type="simple" xlink:href="#barrier---unfamiliarity-with-support-practices" office:name=""><text:span text:style-name="Definition">Barrier - unfamiliarity with support practices</text:span></text:a></text:p>
                    </text:list-item>
                    <text:list-item>
                      <text:p text:style-name="P7"><text:a xlink:type="simple" xlink:href="#outlining-cultural-barriers-aspects-of-game-making" office:name=""><text:span text:style-name="Definition">Outlining cultural barriers / aspects of game making</text:span></text:a></text:p>
                    </text:list-item>
                  </text:list>
                </text:list-item>
              </text:list>
            </text:list-item>
            <text:list-item>
              <text:p text:style-name="P2"><text:a xlink:type="simple" xlink:href="#introduction-to-theoretical-framework" office:name=""><text:span text:style-name="Definition">3. Introduction to Theoretical Framework</text:span></text:a></text:p>
              <text:list text:style-name="L8">
                <text:list-item>
                  <text:p text:style-name="P8"><text:a xlink:type="simple" xlink:href="#summary-of-the-focus-of-this-thesis---adapting-the-experience-to-an-academic-phd-format" office:name=""><text:span text:style-name="Definition">Summary of the FOCUS of this thesis - adapting the experience to an academic PhD format</text:span></text:a></text:p>
                </text:list-item>
              </text:list>
            </text:list-item>
            <text:list-item>
              <text:p text:style-name="P2"><text:a xlink:type="simple" xlink:href="#research-objectives-and-questions" office:name=""><text:span text:style-name="Definition">4. Research objectives and questions</text:span></text:a></text:p>
              <text:list text:style-name="L9">
                <text:list-item>
                  <text:p text:style-name="P9"><text:a xlink:type="simple" xlink:href="#research-objectives" office:name=""><text:span text:style-name="Definition">Research objectives</text:span></text:a></text:p>
                </text:list-item>
                <text:list-item>
                  <text:p text:style-name="P9"><text:a xlink:type="simple" xlink:href="#research-questions---july-2024" office:name=""><text:span text:style-name="Definition">Research Questions - July 2024</text:span></text:a></text:p>
                </text:list-item>
                <text:list-item>
                  <text:p text:style-name="P9"><text:a xlink:type="simple" xlink:href="#clarifications-of-terminology-of-questions" office:name=""><text:span text:style-name="Definition">Clarifications of terminology of questions</text:span></text:a></text:p>
                </text:list-item>
                <text:list-item>
                  <text:p text:style-name="P9"><text:a xlink:type="simple" xlink:href="#agency" office:name=""><text:span text:style-name="Definition">Agency</text:span></text:a></text:p>
                </text:list-item>
                <text:list-item>
                  <text:p text:style-name="P9"><text:a xlink:type="simple" xlink:href="#wider-implications-of-the-research" office:name=""><text:span text:style-name="Definition">Wider implications of the research</text:span></text:a></text:p>
                </text:list-item>
                <text:list-item>
                  <text:p text:style-name="P9"><text:a xlink:type="simple" xlink:href="#recap-of-motivation" office:name=""><text:span text:style-name="Definition">Recap of motivation</text:span></text:a></text:p>
                </text:list-item>
              </text:list>
            </text:list-item>
            <text:list-item>
              <text:p text:style-name="P2"><text:a xlink:type="simple" xlink:href="#the-significance-of-the-thesis-and-its-limitations" office:name=""><text:span text:style-name="Definition">5. The significance of the thesis and its limitations</text:span></text:a></text:p>
              <text:list text:style-name="L10">
                <text:list-item>
                  <text:p text:style-name="P10"><text:a xlink:type="simple" xlink:href="#gaps-in-existing-research-contribution-to-knowledge-of-this-thesis" office:name=""><text:span text:style-name="Definition">Gaps in existing research / Contribution to knowledge of this thesis</text:span></text:a></text:p>
                </text:list-item>
              </text:list>
            </text:list-item>
            <text:list-item>
              <text:p text:style-name="P2"><text:a xlink:type="simple" xlink:href="#chapter-outline-of-the-study" office:name=""><text:span text:style-name="Definition">6. Chapter outline of the study</text:span></text:a></text:p>
              <text:list text:style-name="L11">
                <text:list-item>
                  <text:p text:style-name="P11"><text:a xlink:type="simple" xlink:href="#link-to-next-chapter" office:name=""><text:span text:style-name="Definition">7. Link to next chapter</text:span></text:a></text:p>
                </text:list-item>
              </text:list>
            </text:list-item>
            <text:list-item>
              <text:p text:style-name="P2"><text:a xlink:type="simple" xlink:href="#holding-zone---drop-or-move" office:name=""><text:span text:style-name="Definition">Holding Zone - Drop or Move</text:span></text:a></text:p>
              <text:list text:style-name="L12">
                <text:list-item>
                  <text:p text:style-name="P12"><text:a xlink:type="simple" xlink:href="#an-area-of-tension-to-address---limited-leaner-choice-in-process-if-driven-by-curriculum." office:name=""><text:span text:style-name="Definition">An area of tension to address - limited leaner choice in process if driven by curriculum.</text:span></text:a></text:p>
                </text:list-item>
                <text:list-item>
                  <text:p text:style-name="P12"><text:a xlink:type="simple" xlink:href="#the-complex-role-of-agency-in-this-thesis" office:name=""><text:span text:style-name="Definition">The complex role of agency in this thesis</text:span></text:a></text:p>
                </text:list-item>
                <text:list-item>
                  <text:p text:style-name="P12"><text:a xlink:type="simple" xlink:href="#sketchy-pedagogies" office:name=""><text:span text:style-name="Definition">Sketchy pedagogies</text:span></text:a></text:p>
                </text:list-item>
              </text:list>
            </text:list-item>
            <text:list-item>
              <text:p text:style-name="P2"><text:a xlink:type="simple" xlink:href="#game-making-and-coding-and-in-schools-and-formal-education-1" office:name=""><text:span text:style-name="Definition">Game making and coding and in schools and formal education</text:span></text:a></text:p>
              <text:list text:style-name="L13">
                <text:list-item>
                  <text:p text:style-name="P13"><text:a xlink:type="simple" xlink:href="#coding-and-computing-as-a-school-subject-in-the-uk-1"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1" office:name=""><text:span text:style-name="Definition">Context of game making and wider digital making and culture home and informal settings</text:span></text:a></text:p>
              <text:list text:style-name="L14">
                <text:list-item>
                  <text:p text:style-name="P14"><text:a xlink:type="simple" xlink:href="#on-gaming-as-a-home-and-informal-culture-1" office:name=""><text:span text:style-name="Definition">On Gaming as a home and informal culture</text:span></text:a></text:p>
                </text:list-item>
                <text:list-item>
                  <text:p text:style-name="P14"><text:a xlink:type="simple" xlink:href="#home-making-and-consuming-of-media-1" office:name=""><text:span text:style-name="Definition">Home making and consuming of media</text:span></text:a></text:p>
                </text:list-item>
                <text:list-item>
                  <text:p text:style-name="P14"><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5">
                <text:list-item>
                  <text:p text:style-name="P15"><text:a xlink:type="simple" xlink:href="#physical-spaces-which-suit-non-formal-approaches" office:name=""><text:span text:style-name="Definition">Physical spaces which suit non-formal approaches</text:span></text:a></text:p>
                </text:list-item>
                <text:list-item>
                  <text:p text:style-name="P15"><text:a xlink:type="simple" xlink:href="#funds-of-knowledge-and-third-space" office:name=""><text:span text:style-name="Definition">Funds of knowledge and third space</text:span></text:a></text:p>
                </text:list-item>
                <text:list-item>
                  <text:p text:style-name="P15"><text:a xlink:type="simple" xlink:href="#third-spaces-and-the-context-of-this-study" office:name=""><text:span text:style-name="Definition">Third spaces and the context of this study</text:span></text:a></text:p>
                </text:list-item>
                <text:list-item>
                  <text:p text:style-name="P15"><text:a xlink:type="simple" xlink:href="#game-making-as-a-fund-of-knowledge" office:name=""><text:span text:style-name="Definition">Game making as a fund of knowledge</text:span></text:a></text:p>
                  <text:list text:style-name="L16">
                    <text:list-item>
                      <text:p text:style-name="P16"><text:a xlink:type="simple" xlink:href="#play-circles-and-moe-as-a-third-space" office:name=""><text:span text:style-name="Definition">Play circles and MOE as a third space</text:span></text:a></text:p>
                    </text:list-item>
                  </text:list>
                </text:list-item>
                <text:list-item>
                  <text:p text:style-name="P15"><text:a xlink:type="simple" xlink:href="#work-in-non-formal-settings-drawing-on-home-interests" office:name=""><text:span text:style-name="Definition">Work in non-formal settings drawing on home interests</text:span></text:a></text:p>
                </text:list-item>
                <text:list-item>
                  <text:p text:style-name="P15"><text:a xlink:type="simple" xlink:href="#mozilla---teach-the-web-as-context-and-community" office:name=""><text:span text:style-name="Definition">Mozilla - Teach the Web as context and community</text:span></text:a></text:p>
                </text:list-item>
                <text:list-item>
                  <text:p text:style-name="P15"><text:a xlink:type="simple" xlink:href="#authentic-web-technology-code-playgrounds" office:name=""><text:span text:style-name="Definition">Authentic web technology &amp; Code playgrounds</text:span></text:a></text:p>
                  <text:list text:style-name="L17">
                    <text:list-item>
                      <text:p text:style-name="P17"><text:a xlink:type="simple" xlink:href="#code-playgrounds---too-specific-move-or-summarise-and-merge-up" office:name=""><text:span text:style-name="Definition">Code playgrounds - TOO SPECIFIC? MOVE OR SUMMARISE AND MERGE UP</text:span></text:a></text:p>
                    </text:list-item>
                  </text:list>
                </text:list-item>
              </text:list>
            </text:list-item>
            <text:list-item>
              <text:p text:style-name="P2"><text:a xlink:type="simple" xlink:href="#links" office:name=""><text:span text:style-name="Definition">Links</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life in increasingly complex and prevalent ways. Sophisticated media production and delivery systems, often driven by algorithmically generated suggestions which may lead to a more passive consumption of media and reduced critical engagement with content. Convenience and automation of tasks in the form of commercial software services and AI can foster passivity can diminish critical thinking skills and make individuals overly reliant on technology.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While much research on digital game making focuses on its educational benefits for subjects like mathematics and science, as well as enhancing coding skills <text:reference-mark-start text:name="ZOTERO_ITEM CSL_CITATION {&quot;properties&quot;:{&quot;formattedCitation&quot;:&quot;[@kafai_constructionist_2015]&quot;,&quot;noteIndex&quot;:0},&quot;citationItems&quot;:[{&quot;uri&quot;:[&quot;http://zotero.org/users/1913249/items/8K58PTFV&quot;],&quot;uris&quot;:[&quot;http://zotero.org/users/1913249/items/8K58PTFV&quot;],&quot;id&quot;:3520,&quot;itemData&quot;:{&quot;type&quot;:&quot;paper-conference&quot;,&quot;page&quot;:&quot;49–54&quot;,&quot;URL&quot;:&quot;https://doi.org/10.1145/2818314.2818334&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place&quot;:&quot;New York, NY, USA&quot;,&quot;title&quot;:&quot;Constructionist Gaming Beyond the Screen: Middle School Students' Crafting and Computing of Touchpads, Board Games, and Controllers&quot;,&quot;issued&quot;:{&quot;date-parts&quot;:[[&quot;2015&quot;,11,9]]},&quot;ISBN&quot;:&quot;978-1-4503-3753-3&quot;,&quot;DOI&quot;:&quot;10.1145/2818314.2818334&quot;,&quot;title-short&quot;:&quot;Constructionist Gaming Beyond the Screen&quot;,&quot;source&quot;:&quot;ACM Digital Library&quot;,&quot;author&quot;:[{&quot;family&quot;:&quot;Kafai&quot;,&quot;given&quot;:&quot;Yasmin B.&quot;},{&quot;family&quot;:&quot;Vasudevan&quot;,&quot;given&quot;:&quot;Veena&quot;}],&quot;accessed&quot;:{&quot;date-parts&quot;:[[&quot;2020&quot;,8,19]]},&quot;id&quot;:&quot;kafai_constructionist_2015&quot;,&quot;container-title&quot;:&quot;Proceedings of the Workshop in Primary and Secondary Computing Education&quot;,&quot;event-place&quot;:&quot;New York, NY, USA&quot;,&quot;collection-title&quot;:&quot;WiPSCE '15&quot;,&quot;citation-key&quot;:&quot;kafai_constructionist_2015&quot;},&quot;suffix&quot;:&quot;&quot;,&quot;prefix&quot;:&quot;&quot;}],&quot;schema&quot;:&quot;https://github.com/citation-style-language/schema/raw/master/csl-citation.json&quot;,&quot;citationID&quot;:&quot;kuuxfith&quot;} RNDomqjnyxqsd"/>&lt;Do Zotero Refresh: [@kafai_constructionist_2015]&gt;<text:reference-mark-end text:name="ZOTERO_ITEM CSL_CITATION {&quot;properties&quot;:{&quot;formattedCitation&quot;:&quot;[@kafai_constructionist_2015]&quot;,&quot;noteIndex&quot;:0},&quot;citationItems&quot;:[{&quot;uri&quot;:[&quot;http://zotero.org/users/1913249/items/8K58PTFV&quot;],&quot;uris&quot;:[&quot;http://zotero.org/users/1913249/items/8K58PTFV&quot;],&quot;id&quot;:3520,&quot;itemData&quot;:{&quot;type&quot;:&quot;paper-conference&quot;,&quot;page&quot;:&quot;49–54&quot;,&quot;URL&quot;:&quot;https://doi.org/10.1145/2818314.2818334&quot;,&quot;publisher&quot;:&quot;Association for Computing Machine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place&quot;:&quot;New York, NY, USA&quot;,&quot;title&quot;:&quot;Constructionist Gaming Beyond the Screen: Middle School Students' Crafting and Computing of Touchpads, Board Games, and Controllers&quot;,&quot;issued&quot;:{&quot;date-parts&quot;:[[&quot;2015&quot;,11,9]]},&quot;ISBN&quot;:&quot;978-1-4503-3753-3&quot;,&quot;DOI&quot;:&quot;10.1145/2818314.2818334&quot;,&quot;title-short&quot;:&quot;Constructionist Gaming Beyond the Screen&quot;,&quot;source&quot;:&quot;ACM Digital Library&quot;,&quot;author&quot;:[{&quot;family&quot;:&quot;Kafai&quot;,&quot;given&quot;:&quot;Yasmin B.&quot;},{&quot;family&quot;:&quot;Vasudevan&quot;,&quot;given&quot;:&quot;Veena&quot;}],&quot;accessed&quot;:{&quot;date-parts&quot;:[[&quot;2020&quot;,8,19]]},&quot;id&quot;:&quot;kafai_constructionist_2015&quot;,&quot;container-title&quot;:&quot;Proceedings of the Workshop in Primary and Secondary Computing Education&quot;,&quot;event-place&quot;:&quot;New York, NY, USA&quot;,&quot;collection-title&quot;:&quot;WiPSCE '15&quot;,&quot;citation-key&quot;:&quot;kafai_constructionist_2015&quot;},&quot;suffix&quot;:&quot;&quot;,&quot;prefix&quot;:&quot;&quot;}],&quot;schema&quot;:&quot;https://github.com/citation-style-language/schema/raw/master/csl-citation.json&quot;,&quot;citationID&quot;:&quot;kuuxfith&quot;} RNDomqjnyxqsd"/>,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While this thesis covers practical process of learning to code, it also addresses aspects of game making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properties&quot;:{&quot;formattedCitation&quot;:&quot;[@resnick_computational_2018]&quot;,&quot;noteIndex&quot;:0},&quot;citationItems&quot;:[{&quot;uri&quot;:[&quot;http://zotero.org/users/1913249/items/F8L86H5C&quot;],&quot;uris&quot;:[&quot;http://zotero.org/users/1913249/items/F8L86H5C&quot;],&quot;id&quot;:9564,&quot;itemData&quot;:{&quot;author&quot;:[{&quot;family&quot;:&quot;Resnick&quot;,&quot;given&quot;:&quot;Mitchel&quot;}],&quot;title&quot;:&quot;Computational Fluency&quot;,&quot;issued&quot;:{&quot;date-parts&quot;:[[&quot;2018&quot;,9,16]]},&quot;type&quot;:&quot;post-weblog&quot;,&quot;language&quot;:&quot;en&quot;,&quot;URL&quot;:&quot;https://mres.medium.com/computational-fluency-776143c8d725&quot;,&quot;id&quot;:&quot;resnick_computational_2018&quot;,&quot;accessed&quot;:{&quot;date-parts&quot;:[[&quot;2024&quot;,7,9]]},&quot;citation-key&quot;:&quot;resnick_computational_2018&quot;,&quot;container-title&quot;:&quot;Medium&quot;,&quot;abstract&quot;:&quot;[This essay is an adapted excerpt from my book Lifelong Kindergarten.]&quot;},&quot;suffix&quot;:&quot;&quot;,&quot;prefix&quot;:&quot;&quot;}],&quot;schema&quot;:&quot;https://github.com/citation-style-language/schema/raw/master/csl-citation.json&quot;,&quot;citationID&quot;:&quot;pagduekd&quot;} RNDczfnvphqnm"/>&lt;Do Zotero Refresh: [@resnick_computational_2018]&gt;<text:reference-mark-end text:name="ZOTERO_ITEM CSL_CITATION {&quot;properties&quot;:{&quot;formattedCitation&quot;:&quot;[@resnick_computational_2018]&quot;,&quot;noteIndex&quot;:0},&quot;citationItems&quot;:[{&quot;uri&quot;:[&quot;http://zotero.org/users/1913249/items/F8L86H5C&quot;],&quot;uris&quot;:[&quot;http://zotero.org/users/1913249/items/F8L86H5C&quot;],&quot;id&quot;:9564,&quot;itemData&quot;:{&quot;author&quot;:[{&quot;family&quot;:&quot;Resnick&quot;,&quot;given&quot;:&quot;Mitchel&quot;}],&quot;title&quot;:&quot;Computational Fluency&quot;,&quot;issued&quot;:{&quot;date-parts&quot;:[[&quot;2018&quot;,9,16]]},&quot;type&quot;:&quot;post-weblog&quot;,&quot;language&quot;:&quot;en&quot;,&quot;URL&quot;:&quot;https://mres.medium.com/computational-fluency-776143c8d725&quot;,&quot;id&quot;:&quot;resnick_computational_2018&quot;,&quot;accessed&quot;:{&quot;date-parts&quot;:[[&quot;2024&quot;,7,9]]},&quot;citation-key&quot;:&quot;resnick_computational_2018&quot;,&quot;container-title&quot;:&quot;Medium&quot;,&quot;abstract&quot;:&quot;[This essay is an adapted excerpt from my book Lifelong Kindergarten.]&quot;},&quot;suffix&quot;:&quot;&quot;,&quot;prefix&quot;:&quot;&quot;}],&quot;schema&quot;:&quot;https://github.com/citation-style-language/schema/raw/master/csl-citation.json&quot;,&quot;citationID&quot;:&quot;pagduekd&quot;} RNDczfnvphqnm"/>. For Resnick fluently, whether with writing or coding, helps develop your thinking, voice, and identity <text:reference-mark-start text:name="ZOTERO_ITEM CSL_CITATION {&quot;properties&quot;:{&quot;formattedCitation&quot;:&quot;[@resnick_lifelong_2017]&quot;,&quot;noteIndex&quot;:0},&quot;citationItems&quot;:[{&quot;uri&quot;:[&quot;http://zotero.org/users/1913249/items/QBMDH4UX&quot;],&quot;uris&quot;:[&quot;http://zotero.org/users/1913249/items/QBMDH4UX&quot;],&quot;id&quot;:86,&quot;itemData&quot;:{&quot;author&quot;:[{&quot;family&quot;:&quot;Resnick&quot;,&quot;given&quot;:&quot;Mitchel&quot;}],&quot;title&quot;:&quot;Lifelong Kindergarten: Cultivating Creativity Through Projects, Passion, Peers, and Play&quot;,&quot;issued&quot;:{&quot;date-parts&quot;:[[&quot;2017&quot;,9,29]]},&quot;ISBN&quot;:&quot;978-0-262-03729-7&quot;,&quot;title-short&quot;:&quot;Lifelong Kindergarten&quot;,&quot;type&quot;:&quot;book&quot;,&quot;language&quot;:&quot;English&quot;,&quot;publisher-place&quot;:&quot;Cambridge, Massachusetts&quot;,&quot;source&quot;:&quot;Amazon&quot;,&quot;contributor&quot;:[{&quot;family&quot;:&quot;Robinson&quot;,&quot;given&quot;:&quot;Ken&quot;}],&quot;number-of-pages&quot;:&quot;208&quot;,&quot;id&quot;:&quot;resnick_lifelong_2017&quot;,&quot;publisher&quot;:&quot;MIT Press&quot;,&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schema&quot;:&quot;https://github.com/citation-style-language/schema/raw/master/csl-citation.json&quot;,&quot;citationID&quot;:&quot;zhunukxh&quot;} RNDjvxbyncerx"/>&lt;Do Zotero Refresh: [@resnick_lifelong_2017]&gt;<text:reference-mark-end text:name="ZOTERO_ITEM CSL_CITATION {&quot;properties&quot;:{&quot;formattedCitation&quot;:&quot;[@resnick_lifelong_2017]&quot;,&quot;noteIndex&quot;:0},&quot;citationItems&quot;:[{&quot;uri&quot;:[&quot;http://zotero.org/users/1913249/items/QBMDH4UX&quot;],&quot;uris&quot;:[&quot;http://zotero.org/users/1913249/items/QBMDH4UX&quot;],&quot;id&quot;:86,&quot;itemData&quot;:{&quot;author&quot;:[{&quot;family&quot;:&quot;Resnick&quot;,&quot;given&quot;:&quot;Mitchel&quot;}],&quot;title&quot;:&quot;Lifelong Kindergarten: Cultivating Creativity Through Projects, Passion, Peers, and Play&quot;,&quot;issued&quot;:{&quot;date-parts&quot;:[[&quot;2017&quot;,9,29]]},&quot;ISBN&quot;:&quot;978-0-262-03729-7&quot;,&quot;title-short&quot;:&quot;Lifelong Kindergarten&quot;,&quot;type&quot;:&quot;book&quot;,&quot;language&quot;:&quot;English&quot;,&quot;publisher-place&quot;:&quot;Cambridge, Massachusetts&quot;,&quot;source&quot;:&quot;Amazon&quot;,&quot;contributor&quot;:[{&quot;family&quot;:&quot;Robinson&quot;,&quot;given&quot;:&quot;Ken&quot;}],&quot;number-of-pages&quot;:&quot;208&quot;,&quot;id&quot;:&quot;resnick_lifelong_2017&quot;,&quot;publisher&quot;:&quot;MIT Press&quot;,&quot;event-place&quot;:&quot;Cambridge, Massachusetts&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schema&quot;:&quot;https://github.com/citation-style-language/schema/raw/master/csl-citation.json&quot;,&quot;citationID&quot;:&quot;zhunukxh&quot;} RNDjvxbyncerx"/>. Resnick’s aim here is to critique formulaic and instruction based computing education <text:reference-mark-start text:name="ZOTERO_ITEM CSL_CITATION {&quot;properties&quot;:{&quot;formattedCitation&quot;:&quot;[@resnick_coding_2020]&quot;,&quot;noteIndex&quot;:0},&quot;citationItems&quot;:[{&quot;uri&quot;:[&quot;http://zotero.org/users/1913249/items/VYS48CXK&quot;],&quot;uris&quot;:[&quot;http://zotero.org/users/1913249/items/VYS48CXK&quot;],&quot;id&quot;:3,&quot;itemData&quot;:{&quot;ISSN&quot;:&quot;0001-0782, 1557-7317&quot;,&quot;issue&quot;:&quot;11&quot;,&quot;page&quot;:&quot;120-127&quot;,&quot;URL&quot;:&quot;https://dl.acm.org/doi/10.1145/3375546&quot;,&quot;container-title-short&quot;:&quot;Commun. ACM&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itle&quot;:&quot;Coding at a crossroads&quot;,&quot;issued&quot;:{&quot;date-parts&quot;:[[&quot;2020&quot;,10,22]]},&quot;volume&quot;:&quot;63&quot;,&quot;DOI&quot;:&quot;10.1145/3375546&quot;,&quot;language&quot;:&quot;en&quot;,&quot;source&quot;:&quot;DOI.org (Crossref)&quot;,&quot;id&quot;:&quot;resnick_coding_2020&quot;,&quot;accessed&quot;:{&quot;date-parts&quot;:[[&quot;2021&quot;,12,21]]},&quot;type&quot;:&quot;article-journal&quot;,&quot;container-title&quot;:&quot;Communications of the ACM&quot;,&quot;citation-key&quot;:&quot;resnick_coding_2020&quot;},&quot;suffix&quot;:&quot;&quot;,&quot;prefix&quot;:&quot;&quot;}],&quot;schema&quot;:&quot;https://github.com/citation-style-language/schema/raw/master/csl-citation.json&quot;,&quot;citationID&quot;:&quot;jbalbgzx&quot;} RNDwgojtnrnbl"/>&lt;Do Zotero Refresh: [@resnick_coding_2020]&gt;<text:reference-mark-end text:name="ZOTERO_ITEM CSL_CITATION {&quot;properties&quot;:{&quot;formattedCitation&quot;:&quot;[@resnick_coding_2020]&quot;,&quot;noteIndex&quot;:0},&quot;citationItems&quot;:[{&quot;uri&quot;:[&quot;http://zotero.org/users/1913249/items/VYS48CXK&quot;],&quot;uris&quot;:[&quot;http://zotero.org/users/1913249/items/VYS48CXK&quot;],&quot;id&quot;:3,&quot;itemData&quot;:{&quot;ISSN&quot;:&quot;0001-0782, 1557-7317&quot;,&quot;issue&quot;:&quot;11&quot;,&quot;page&quot;:&quot;120-127&quot;,&quot;URL&quot;:&quot;https://dl.acm.org/doi/10.1145/3375546&quot;,&quot;container-title-short&quot;:&quot;Commun. ACM&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itle&quot;:&quot;Coding at a crossroads&quot;,&quot;issued&quot;:{&quot;date-parts&quot;:[[&quot;2020&quot;,10,22]]},&quot;volume&quot;:&quot;63&quot;,&quot;DOI&quot;:&quot;10.1145/3375546&quot;,&quot;language&quot;:&quot;en&quot;,&quot;source&quot;:&quot;DOI.org (Crossref)&quot;,&quot;id&quot;:&quot;resnick_coding_2020&quot;,&quot;accessed&quot;:{&quot;date-parts&quot;:[[&quot;2021&quot;,12,21]]},&quot;type&quot;:&quot;article-journal&quot;,&quot;container-title&quot;:&quot;Communications of the ACM&quot;,&quot;citation-key&quot;:&quot;resnick_coding_2020&quot;},&quot;suffix&quot;:&quot;&quot;,&quot;prefix&quot;:&quot;&quot;}],&quot;schema&quot;:&quot;https://github.com/citation-style-language/schema/raw/master/csl-citation.json&quot;,&quot;citationID&quot;:&quot;jbalbgzx&quot;} RNDwgojtnrnbl"/>.</text:p>
      <text:p text:style-name="Text_20_body">The refocusing of the UK curriculum and supporting exams in the area of digital education towards a more abstract approach to computer science concepts over a skills based production have caused concerns. Kemp and colleagues’(<text:span text:style-name="T1">kemp_future_2024?</text:span>) recent report on the future of computing education note the decreasing take up of computing by girls and those in lower socio-economic areas and an increasingly unequal offer of digital based exams to students. One of the recommendations of this report is to offer move informal digital making and project work involving coding as an inclusive practice.</text:p>
      <text:p text:style-name="Text_20_body">Game playing practices and the opportunities provided by participation in wider communities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elwvifxj&quot;} RNDryprwlykvr"/>&lt;Do Zotero Refresh: [@boyle_retro-futurism_2017]&gt;<text:reference-mark-end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elwvifxj&quot;} RNDryprwlykvr"/>.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xmfyxdwq&quot;} RNDlqhuhlfeho"/>&lt;Do Zotero Refresh: [@garda_nostalgia_2014]&gt;<text:reference-mark-end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xmfyxdwq&quot;} RNDlqhuhlfeho"/>.</text:p>
      <text:p text:style-name="Text_20_body">Thus the process of coding retro gam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properties&quot;:{&quot;formattedCitation&quot;:&quot;[@heritage2008video]&quot;,&quot;noteIndex&quot;:0},&quot;citationItems&quot;:[{&quot;uri&quot;:[&quot;http://zotero.org/users/1913249/items/B7IB82YV&quot;],&quot;uris&quot;:[&quot;http://zotero.org/users/1913249/items/B7IB82YV&quot;],&quot;id&quot;:9561,&quot;itemData&quot;:{&quot;author&quot;:[{&quot;family&quot;:&quot;Heritage&quot;,&quot;given&quot;:&quot;Ruth&quot;}],&quot;title&quot;:&quot;Video-activist citizenship and the undercurrents media project: a british case-study in alternative media&quot;,&quot;issued&quot;:{&quot;date-parts&quot;:[[&quot;2008&quot;]]},&quot;ISBN&quot;:&quot;978-961-6455-52-7&quot;,&quot;type&quot;:&quot;chapter&quot;,&quot;publisher-place&quot;:&quot;Ljubljana&quot;,&quot;page&quot;:&quot;139–161&quot;,&quot;id&quot;:&quot;heritage2008video&quot;,&quot;publisher&quot;:&quot;Peace Institute&quot;,&quot;event-place&quot;:&quot;Ljubljana&quot;,&quot;container-title&quot;:&quot;Alternative Media and the Politics of Resistance: Perspectives and Challenges. Ljublana: Peace Institute&quot;,&quot;citation-key&quot;:&quot;heritage2008video&quot;},&quot;suffix&quot;:&quot;&quot;,&quot;prefix&quot;:&quot;&quot;}],&quot;schema&quot;:&quot;https://github.com/citation-style-language/schema/raw/master/csl-citation.json&quot;,&quot;citationID&quot;:&quot;kexcdmtz&quot;} RNDyrjtjhgpgd"/>&lt;Do Zotero Refresh: [@heritage2008video]&gt;<text:reference-mark-end text:name="ZOTERO_ITEM CSL_CITATION {&quot;properties&quot;:{&quot;formattedCitation&quot;:&quot;[@heritage2008video]&quot;,&quot;noteIndex&quot;:0},&quot;citationItems&quot;:[{&quot;uri&quot;:[&quot;http://zotero.org/users/1913249/items/B7IB82YV&quot;],&quot;uris&quot;:[&quot;http://zotero.org/users/1913249/items/B7IB82YV&quot;],&quot;id&quot;:9561,&quot;itemData&quot;:{&quot;author&quot;:[{&quot;family&quot;:&quot;Heritage&quot;,&quot;given&quot;:&quot;Ruth&quot;}],&quot;title&quot;:&quot;Video-activist citizenship and the undercurrents media project: a british case-study in alternative media&quot;,&quot;issued&quot;:{&quot;date-parts&quot;:[[&quot;2008&quot;]]},&quot;ISBN&quot;:&quot;978-961-6455-52-7&quot;,&quot;type&quot;:&quot;chapter&quot;,&quot;publisher-place&quot;:&quot;Ljubljana&quot;,&quot;page&quot;:&quot;139–161&quot;,&quot;id&quot;:&quot;heritage2008video&quot;,&quot;publisher&quot;:&quot;Peace Institute&quot;,&quot;event-place&quot;:&quot;Ljubljana&quot;,&quot;container-title&quot;:&quot;Alternative Media and the Politics of Resistance: Perspectives and Challenges. Ljublana: Peace Institute&quot;,&quot;citation-key&quot;:&quot;heritage2008video&quot;},&quot;suffix&quot;:&quot;&quot;,&quot;prefix&quot;:&quot;&quot;}],&quot;schema&quot;:&quot;https://github.com/citation-style-language/schema/raw/master/csl-citation.json&quot;,&quot;citationID&quot;:&quot;kexcdmtz&quot;} RNDyrjtjhgpgd"/>. Through Undercurrents, I connected with a broader network of media and internet activists associated with the Indymedia project <text:reference-mark-start text:name="ZOTERO_ITEM CSL_CITATION {&quot;properties&quot;:{&quot;formattedCitation&quot;:&quot;[@pickard_united_2006]&quot;,&quot;noteIndex&quot;:0},&quot;citationItems&quot;:[{&quot;uri&quot;:[&quot;http://zotero.org/users/1913249/items/Z2VEYGGL&quot;],&quot;uris&quot;:[&quot;http://zotero.org/users/1913249/items/Z2VEYGGL&quot;],&quot;id&quot;:9434,&quot;itemData&quot;:{&quot;ISSN&quot;:&quot;0163-4437, 1460-3675&quot;,&quot;issue&quot;:&quot;3&quot;,&quot;page&quot;:&quot;315-336&quot;,&quot;URL&quot;:&quot;http://journals.sagepub.com/doi/10.1177/0163443706061685&quot;,&quot;title-short&quot;:&quot;United yet autonomous&quot;,&quot;container-title-short&quot;:&quot;Media, Culture &amp; Society&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uthor&quot;:[{&quot;family&quot;:&quot;Pickard&quot;,&quot;given&quot;:&quot;Victor W.&quot;}],&quot;title&quot;:&quot;United yet autonomous: Indymedia and the struggle to sustain a radical democratic network&quot;,&quot;issued&quot;:{&quot;date-parts&quot;:[[&quot;2006&quot;,5]]},&quot;volume&quot;:&quot;28&quot;,&quot;DOI&quot;:&quot;10.1177/0163443706061685&quot;,&quot;language&quot;:&quot;en&quot;,&quot;source&quot;:&quot;DOI.org (Crossref)&quot;,&quot;id&quot;:&quot;pickard_united_2006&quot;,&quot;type&quot;:&quot;article-journal&quot;,&quot;accessed&quot;:{&quot;date-parts&quot;:[[&quot;2024&quot;,3,11]]},&quot;container-title&quot;:&quot;Media, Culture &amp; Society&quot;,&quot;citation-key&quot;:&quot;pickard_united_2006&quot;},&quot;suffix&quot;:&quot;&quot;,&quot;prefix&quot;:&quot;&quot;}],&quot;schema&quot;:&quot;https://github.com/citation-style-language/schema/raw/master/csl-citation.json&quot;,&quot;citationID&quot;:&quot;tduetbyb&quot;} RNDnegutrzqtc"/>&lt;Do Zotero Refresh: [@pickard_united_2006]&gt;<text:reference-mark-end text:name="ZOTERO_ITEM CSL_CITATION {&quot;properties&quot;:{&quot;formattedCitation&quot;:&quot;[@pickard_united_2006]&quot;,&quot;noteIndex&quot;:0},&quot;citationItems&quot;:[{&quot;uri&quot;:[&quot;http://zotero.org/users/1913249/items/Z2VEYGGL&quot;],&quot;uris&quot;:[&quot;http://zotero.org/users/1913249/items/Z2VEYGGL&quot;],&quot;id&quot;:9434,&quot;itemData&quot;:{&quot;ISSN&quot;:&quot;0163-4437, 1460-3675&quot;,&quot;issue&quot;:&quot;3&quot;,&quot;page&quot;:&quot;315-336&quot;,&quot;URL&quot;:&quot;http://journals.sagepub.com/doi/10.1177/0163443706061685&quot;,&quot;title-short&quot;:&quot;United yet autonomous&quot;,&quot;container-title-short&quot;:&quot;Media, Culture &amp; Society&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uthor&quot;:[{&quot;family&quot;:&quot;Pickard&quot;,&quot;given&quot;:&quot;Victor W.&quot;}],&quot;title&quot;:&quot;United yet autonomous: Indymedia and the struggle to sustain a radical democratic network&quot;,&quot;issued&quot;:{&quot;date-parts&quot;:[[&quot;2006&quot;,5]]},&quot;volume&quot;:&quot;28&quot;,&quot;DOI&quot;:&quot;10.1177/0163443706061685&quot;,&quot;language&quot;:&quot;en&quot;,&quot;source&quot;:&quot;DOI.org (Crossref)&quot;,&quot;id&quot;:&quot;pickard_united_2006&quot;,&quot;type&quot;:&quot;article-journal&quot;,&quot;accessed&quot;:{&quot;date-parts&quot;:[[&quot;2024&quot;,3,11]]},&quot;container-title&quot;:&quot;Media, Culture &amp; Society&quot;,&quot;citation-key&quot;:&quot;pickard_united_2006&quot;},&quot;suffix&quot;:&quot;&quot;,&quot;prefix&quot;:&quot;&quot;}],&quot;schema&quot;:&quot;https://github.com/citation-style-language/schema/raw/master/csl-citation.json&quot;,&quot;citationID&quot;:&quot;tduetbyb&quot;} RNDnegutrzqtc"/>.</text:p>
      <text:p text:style-name="Text_20_body">These experiences exposed me to non-hierarchical organising approaches and the decentralised organising principles, which are also an important guidelines for the free software and free culture movements <text:reference-mark-start text:name="ZOTERO_ITEM CSL_CITATION {&quot;properties&quot;:{&quot;formattedCitation&quot;:&quot;[@lessig_free_2004]&quot;,&quot;noteIndex&quot;:0},&quot;citationItems&quot;:[{&quot;uri&quot;:[&quot;http://zotero.org/users/1913249/items/F5RW69XD&quot;],&quot;uris&quot;:[&quot;http://zotero.org/users/1913249/items/F5RW69XD&quot;],&quot;id&quot;:423,&quot;itemData&quot;:{&quot;author&quot;:[{&quot;family&quot;:&quot;Lessig&quot;,&quot;given&quot;:&quot;Lawrence&quot;}],&quot;title&quot;:&quot;Free culture: how big media uses technology and the law to lock down culture and control creativity&quot;,&quot;issued&quot;:{&quot;date-parts&quot;:[[&quot;2004&quot;]]},&quot;ISBN&quot;:&quot;1-59420-006-8&quot;,&quot;type&quot;:&quot;book&quot;,&quot;number-of-pages&quot;:&quot;345&quot;,&quot;source&quot;:&quot;Library of Congress ISBN&quot;,&quot;title-short&quot;:&quot;Free culture&quot;,&quot;publisher-place&quot;:&quot;New York&quot;,&quot;id&quot;:&quot;lessig_free_2004&quot;,&quot;publisher&quot;:&quot;Penguin Press&quot;,&quot;event-place&quot;:&quot;New York&quot;,&quot;call-number&quot;:&quot;KF2979 .L47 2004&quot;,&quot;citation-key&quot;:&quot;lessig_free_2004&quot;},&quot;suffix&quot;:&quot;&quot;,&quot;prefix&quot;:&quot;&quot;}],&quot;schema&quot;:&quot;https://github.com/citation-style-language/schema/raw/master/csl-citation.json&quot;,&quot;citationID&quot;:&quot;dncbflvo&quot;} RNDtbezfxdzbw"/>&lt;Do Zotero Refresh: [@lessig_free_2004]&gt;<text:reference-mark-end text:name="ZOTERO_ITEM CSL_CITATION {&quot;properties&quot;:{&quot;formattedCitation&quot;:&quot;[@lessig_free_2004]&quot;,&quot;noteIndex&quot;:0},&quot;citationItems&quot;:[{&quot;uri&quot;:[&quot;http://zotero.org/users/1913249/items/F5RW69XD&quot;],&quot;uris&quot;:[&quot;http://zotero.org/users/1913249/items/F5RW69XD&quot;],&quot;id&quot;:423,&quot;itemData&quot;:{&quot;author&quot;:[{&quot;family&quot;:&quot;Lessig&quot;,&quot;given&quot;:&quot;Lawrence&quot;}],&quot;title&quot;:&quot;Free culture: how big media uses technology and the law to lock down culture and control creativity&quot;,&quot;issued&quot;:{&quot;date-parts&quot;:[[&quot;2004&quot;]]},&quot;ISBN&quot;:&quot;1-59420-006-8&quot;,&quot;type&quot;:&quot;book&quot;,&quot;number-of-pages&quot;:&quot;345&quot;,&quot;source&quot;:&quot;Library of Congress ISBN&quot;,&quot;title-short&quot;:&quot;Free culture&quot;,&quot;publisher-place&quot;:&quot;New York&quot;,&quot;id&quot;:&quot;lessig_free_2004&quot;,&quot;publisher&quot;:&quot;Penguin Press&quot;,&quot;event-place&quot;:&quot;New York&quot;,&quot;call-number&quot;:&quot;KF2979 .L47 2004&quot;,&quot;citation-key&quot;:&quot;lessig_free_2004&quot;},&quot;suffix&quot;:&quot;&quot;,&quot;prefix&quot;:&quot;&quot;}],&quot;schema&quot;:&quot;https://github.com/citation-style-language/schema/raw/master/csl-citation.json&quot;,&quot;citationID&quot;:&quot;dncbflvo&quot;} RNDtbezfxdzbw"/> (INCLUDE OPEN WEB).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text:note text:id="ftn0" text:note-class="footnote"><text:note-citation>1</text:note-citation><text:note-body><text:p text:style-name="Footnote">https://en.wikipedia.org/wiki/Undercover_Policing_Inquiry</text:p></text:note-body></text:note>, had infiltrated several activist groups I had been part of. My role in outreach for this movement became very uncomfortable, as it became clear to extent to which our participation in this movement came with hidden risks. Our attempts to create systemic change were being countered with response from the state who were far better resourced than our grassroots movement. The momentum of this movement had been in part by driven by new uses of technology and grass-roots organising processes. However, the open web’s potential for egalitarian and non-corporate publishing was undermined through the “embrace, extend, and extinguish” tactic<text:note text:id="ftn1" text:note-class="footnote"><text:note-citation>2</text:note-citation><text:note-body><text:p text:style-name="Footnote">https://en.wikipedia.org/wiki/Embrace,_extend,_and_extinguish</text:p></text:note-body></text:note>. Concurrently, the open posting Indymedia network suffered from extensive posting of misinformation and ad-hominem attacks from suspicious sources target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2">A Open Web</text:span> <text:note text:id="ftn2" text:note-class="footnote"><text:note-citation>3</text:note-citation><text:note-body><text:p text:style-name="Footnote">http://archive.flossmanuals.net/an-open-web/ </text:p></text:note-body></text:note> a book which celebrated the opportunities provided by open source and decentralised web technology to create a more equalitarian environment of digital participation. The FLOSS Manuals project also connected me to diverse international networks whose work was informed by participatory production and decision making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h text:style-name="Heading_20_3" text:outline-level="3"><text:bookmark-start text:name="connection-to-broader-research-interests"/>Connection to Broader Research Interests:<text:bookmark-end text:name="connection-to-broader-research-interests"/></text:h>
      <text:p text:style-name="First_20_paragraph"><text:span text:style-name="T1">Discuss how these experiences connect to larger questions in the field of media and digital product creation, particularly within informal and temporary learning environments.</text:span></text:p>
      <text:p text:style-name="Text_20_body"><text:span text:style-name="T1">Training to teach in formal education</text:span></text:p>
      <text:p text:style-name="Text_20_body">I was attracted to the rhetoric leading up to the launch of a new UK computing curriculum in 2015 promised the ability to undertake computing and multi-media project production within the classroom and taught exam work <text:reference-mark-start text:name="ZOTERO_ITEM CSL_CITATION {&quot;properties&quot;:{&quot;formattedCitation&quot;:&quot;[@livingstone2010next]&quot;,&quot;noteIndex&quot;:0},&quot;citationItems&quot;:[{&quot;uri&quot;:[&quot;http://zotero.org/users/1913249/items/4NN3EMNW&quot;],&quot;uris&quot;:[&quot;http://zotero.org/users/1913249/items/4NN3EMNW&quot;],&quot;id&quot;:14,&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0&quot;]]},&quot;id&quot;:&quot;livingstone2010next&quot;,&quot;publisher&quot;:&quot;Nesta&quot;,&quot;type&quot;:&quot;book&quot;,&quot;citation-key&quot;:&quot;livingstone2010next&quot;},&quot;suffix&quot;:&quot;&quot;,&quot;prefix&quot;:&quot;&quot;}],&quot;schema&quot;:&quot;https://github.com/citation-style-language/schema/raw/master/csl-citation.json&quot;,&quot;citationID&quot;:&quot;baxpeekx&quot;} RNDvjoplrcnth"/>&lt;Do Zotero Refresh: [@livingstone2010next]&gt;<text:reference-mark-end text:name="ZOTERO_ITEM CSL_CITATION {&quot;properties&quot;:{&quot;formattedCitation&quot;:&quot;[@livingstone2010next]&quot;,&quot;noteIndex&quot;:0},&quot;citationItems&quot;:[{&quot;uri&quot;:[&quot;http://zotero.org/users/1913249/items/4NN3EMNW&quot;],&quot;uris&quot;:[&quot;http://zotero.org/users/1913249/items/4NN3EMNW&quot;],&quot;id&quot;:14,&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0&quot;]]},&quot;id&quot;:&quot;livingstone2010next&quot;,&quot;publisher&quot;:&quot;Nesta&quot;,&quot;type&quot;:&quot;book&quot;,&quot;citation-key&quot;:&quot;livingstone2010next&quot;},&quot;suffix&quot;:&quot;&quot;,&quot;prefix&quot;:&quot;&quot;}],&quot;schema&quot;:&quot;https://github.com/citation-style-language/schema/raw/master/csl-citation.json&quot;,&quot;citationID&quot;:&quot;baxpeekx&quot;} RNDvjoplrcnth"/>. I undertook a masters in Computing and then an PGCE in teaching Computing.</text:p>
      <text:p text:style-name="Text_20_body">As part of my PGCE dissertation I designed and delivered a pilot scheme to teach javascript in playful ways. I used Mozilla’s webmaker tools and adapted soem of their open leadership processes. In addition to he dissertation findings <text:note text:id="ftn3" text:note-class="footnote"><text:note-citation>4</text:note-citation><text:note-body><text:p text:style-name="Footnote">https://en.wikipedia.org/wiki/UK_undercover_policing_relationships_scandal</text:p></text:note-body></text:note>, the learning materials were made available as an OER as part of Mozilla’s online teaching resources= Learn / Teach thew web.</text:p>
      <text:p text:style-name="Text_20_body">While I was drawn to the possibilities offered by a new technologies and the reality of schools that I taught in working within the constraints of the curriculum, exams and competing pressures for time worked together to prevent the kind of authentic activities that first attracted me. Barriers to undertaking practical PBL projects are explored in the Literature Review in Chapter 2 of this thesis.</text:p>
      <text:p text:style-name="Text_20_body">A role Manchester Met University role doing community partnerships as part of their EdLab project <text:note text:id="ftn4" text:note-class="footnote"><text:note-citation>5</text:note-citation><text:note-body><text:p text:style-name="Footnote">https://web.archive.org/web/20200423162826/http://edlab.org.uk/</text:p></text:note-body></text:note> did provide opportunities to pursue creative project based approaches to education and incorporate teaching technology to a suitable age range as part of the projects outreach work.</text:p>
      <text:p text:style-name="Text_20_body"><text:span text:style-name="T1">Case Study as example: Digital Braves as a small MoE / 5D project</text:span></text:p>
      <text:p text:style-name="Text_20_body">Digital Braves was a short project which culminated in a session</text:p>
      <text:p text:style-name="Text_20_body">A product of partnership work at university. Aligning the potential needs of home educated families with exploration of uncomfortable digital issues. It drew on the expertise of the drama department in Manchester Met school of eduction.</text:p>
      <text:p text:style-name="Text_20_body">It is worth noting that some families who were not attracted to gaming explicitly took part in the research process. Perhaps because of the ethos of the Digital Braves program mitigated fears of working with technology.</text:p>
      <text:p text:style-name="Text_20_body">I applied to undertake a PhD with Education and Social Research Institute of Manchester Metropolitan University (ESRI) with game making with families in a non-formal setting as the topic.</text:p>
      <text:h text:style-name="Heading_20_2" text:outline-level="2"><text:bookmark-start text:name="context"/>2. Context<text:bookmark-end text:name="context"/></text:h>
      <text:p text:style-name="First_20_paragraph">Contextual factors are extremely diverse.</text:p>
      <text:p text:style-name="Text_20_body">This introduction restricts exploration to two key themes, contextual settings and barriers to participation.</text:p>
      <text:h text:style-name="Heading_20_3" text:outline-level="3"><text:bookmark-start text:name="context-of-school-based-computing-education"/>Context of School based computing education<text:bookmark-end text:name="context-of-school-based-computing-education"/></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properties&quot;:{&quot;formattedCitation&quot;:&quot;[@tekinbas_quest_2010]&quot;,&quot;noteIndex&quot;:0},&quot;citationItems&quot;:[{&quot;uri&quot;:[&quot;http://zotero.org/users/1913249/items/3AQZ3WDH&quot;],&quot;uris&quot;:[&quot;http://zotero.org/users/1913249/items/3AQZ3WDH&quot;],&quot;id&quot;:3874,&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issued&quot;:{&quot;date-parts&quot;:[[&quot;2010&quot;,10,29]]},&quot;ISBN&quot;:&quot;978-0-262-51565-8&quot;,&quot;type&quot;:&quot;book&quot;,&quot;DOI&quot;:&quot;10.7551/mitpress/8909.001.0001&quot;,&quot;language&quot;:&quot;English&quot;,&quot;title-short&quot;:&quot;Quest to learn&quot;,&quot;source&quot;:&quot;Amazon&quot;,&quot;publisher-place&quot;:&quot;Cambridge, Mass&quot;,&quot;number-of-pages&quot;:&quot;164&quot;,&quot;id&quot;:&quot;tekinbas_quest_2010&quot;,&quot;publisher&quot;:&quot;The MIT Press&quot;,&quot;event-place&quot;:&quot;Cambridge, Mass&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prefix&quot;:&quot;&quot;}],&quot;schema&quot;:&quot;https://github.com/citation-style-language/schema/raw/master/csl-citation.json&quot;,&quot;citationID&quot;:&quot;zpwtqatv&quot;} RNDywvztxzrme"/>&lt;Do Zotero Refresh: [@tekinbas_quest_2010]&gt;<text:reference-mark-end text:name="ZOTERO_ITEM CSL_CITATION {&quot;properties&quot;:{&quot;formattedCitation&quot;:&quot;[@tekinbas_quest_2010]&quot;,&quot;noteIndex&quot;:0},&quot;citationItems&quot;:[{&quot;uri&quot;:[&quot;http://zotero.org/users/1913249/items/3AQZ3WDH&quot;],&quot;uris&quot;:[&quot;http://zotero.org/users/1913249/items/3AQZ3WDH&quot;],&quot;id&quot;:3874,&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issued&quot;:{&quot;date-parts&quot;:[[&quot;2010&quot;,10,29]]},&quot;ISBN&quot;:&quot;978-0-262-51565-8&quot;,&quot;type&quot;:&quot;book&quot;,&quot;DOI&quot;:&quot;10.7551/mitpress/8909.001.0001&quot;,&quot;language&quot;:&quot;English&quot;,&quot;title-short&quot;:&quot;Quest to learn&quot;,&quot;source&quot;:&quot;Amazon&quot;,&quot;publisher-place&quot;:&quot;Cambridge, Mass&quot;,&quot;number-of-pages&quot;:&quot;164&quot;,&quot;id&quot;:&quot;tekinbas_quest_2010&quot;,&quot;publisher&quot;:&quot;The MIT Press&quot;,&quot;event-place&quot;:&quot;Cambridge, Mass&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prefix&quot;:&quot;&quot;}],&quot;schema&quot;:&quot;https://github.com/citation-style-language/schema/raw/master/csl-citation.json&quot;,&quot;citationID&quot;:&quot;zpwtqatv&quot;} RNDywvztxzrm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properties&quot;:{&quot;formattedCitation&quot;:&quot;[@livingstone_next_2011]&quot;,&quot;noteIndex&quot;:0},&quot;citationItems&quot;:[{&quot;uri&quot;:[&quot;http://zotero.org/users/1913249/items/VBXU3WDU&quot;],&quot;uris&quot;:[&quot;http://zotero.org/users/1913249/items/VBXU3WDU&quot;],&quot;id&quot;:3457,&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1&quot;]]},&quot;id&quot;:&quot;livingstone_next_2011&quot;,&quot;type&quot;:&quot;article-journal&quot;,&quot;container-title&quot;:&quot;National Endowment for Science, Technology and the Arts (NESTA), London, UK&quot;,&quot;citation-key&quot;:&quot;livingstone_next_2011&quot;},&quot;suffix&quot;:&quot;&quot;,&quot;prefix&quot;:&quot;&quot;}],&quot;schema&quot;:&quot;https://github.com/citation-style-language/schema/raw/master/csl-citation.json&quot;,&quot;citationID&quot;:&quot;vxcqgqfs&quot;} RNDiigbqfqnzh"/>&lt;Do Zotero Refresh: [@livingstone_next_2011]&gt;<text:reference-mark-end text:name="ZOTERO_ITEM CSL_CITATION {&quot;properties&quot;:{&quot;formattedCitation&quot;:&quot;[@livingstone_next_2011]&quot;,&quot;noteIndex&quot;:0},&quot;citationItems&quot;:[{&quot;uri&quot;:[&quot;http://zotero.org/users/1913249/items/VBXU3WDU&quot;],&quot;uris&quot;:[&quot;http://zotero.org/users/1913249/items/VBXU3WDU&quot;],&quot;id&quot;:3457,&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1&quot;]]},&quot;id&quot;:&quot;livingstone_next_2011&quot;,&quot;type&quot;:&quot;article-journal&quot;,&quot;container-title&quot;:&quot;National Endowment for Science, Technology and the Arts (NESTA), London, UK&quot;,&quot;citation-key&quot;:&quot;livingstone_next_2011&quot;},&quot;suffix&quot;:&quot;&quot;,&quot;prefix&quot;:&quot;&quot;}],&quot;schema&quot;:&quot;https://github.com/citation-style-language/schema/raw/master/csl-citation.json&quot;,&quot;citationID&quot;:&quot;vxcqgqfs&quot;} RNDiigbqfqnzh"/>.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18">
        <text:list-item>
          <text:p text:style-name="P18">New curriculum</text:p>
        </text:list-item>
        <text:list-item>
          <text:p text:style-name="P18">bursaries</text:p>
        </text:list-item>
        <text:list-item>
          <text:p text:style-name="P18">CPD</text:p>
        </text:list-item>
        <text:list-item>
          <text:p text:style-name="P18">CAS and community responses</text:p>
        </text:list-item>
        <text:list-item>
          <text:p text:style-name="P18">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Contextual Challenges</text:span></text:p>
      <text:p text:style-name="Text_20_body">The “After the Reboot” report <text:reference-mark-start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oscmpyli&quot;} RNDwlaipvgrmm"/>&lt;Do Zotero Refresh: [@waite_pedagogy_2017]&gt;<text:reference-mark-end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oscmpyli&quot;} RNDwlaipvgrmm"/> also contained concerning observations. The report found that girls, ethnic minorities, and students of lower socio-economic status were all less likely to take computing as a subject at GCSE level. As mentioned above a more recent report shows a further decline in girls uptake and cites cultural issues, a well as the issue of relative hardness of the subject.</text:p>
      <text:p text:style-name="Text_20_body">Sadly, these reports contain reflections and concerns with student perceptions of computing culture as rigid and alienating that have been present in from some of the earliest computing and coding education research <text:reference-mark-start text:name="ZOTERO_ITEM CSL_CITATION {&quot;properties&quot;:{&quot;formattedCitation&quot;:&quot;[@papert_epistemological_1990]&quot;,&quot;noteIndex&quot;:0},&quot;citationItems&quot;:[{&quot;uri&quot;:[&quot;http://zotero.org/users/1913249/items/PN46846P&quot;],&quot;uris&quot;:[&quot;http://zotero.org/users/1913249/items/PN46846P&quot;],&quot;id&quot;:2017,&quot;itemData&quot;:{&quot;author&quot;:[{&quot;family&quot;:&quot;Papert&quot;,&quot;given&quot;:&quot;Seymour&quot;},{&quot;family&quot;:&quot;Turkle&quot;,&quot;given&quot;:&quot;Sherry&quot;}],&quot;title&quot;:&quot;Epistemological Pluralism and the Revaluation of the Concrete&quot;,&quot;issued&quot;:{&quot;date-parts&quot;:[[&quot;1990&quot;]]},&quot;volume&quot;:&quot;16&quot;,&quot;type&quot;:&quot;article-journal&quot;,&quot;issue&quot;:&quot;1&quot;,&quot;id&quot;:&quot;papert_epistemological_1990&quot;,&quot;URL&quot;:&quot;http://www.papert.org/articles/EpistemologicalPluralism.html&quot;,&quot;accessed&quot;:{&quot;date-parts&quot;:[[&quot;2017&quot;,11,1]]},&quot;container-title&quot;:&quot;Signs&quot;,&quot;citation-key&quot;:&quot;papert_epistemological_1990&quot;},&quot;suffix&quot;:&quot;&quot;,&quot;prefix&quot;:&quot;&quot;}],&quot;schema&quot;:&quot;https://github.com/citation-style-language/schema/raw/master/csl-citation.json&quot;,&quot;citationID&quot;:&quot;hseqbksr&quot;} RNDqjepqsitfx"/>&lt;Do Zotero Refresh: [@papert_epistemological_1990]&gt;<text:reference-mark-end text:name="ZOTERO_ITEM CSL_CITATION {&quot;properties&quot;:{&quot;formattedCitation&quot;:&quot;[@papert_epistemological_1990]&quot;,&quot;noteIndex&quot;:0},&quot;citationItems&quot;:[{&quot;uri&quot;:[&quot;http://zotero.org/users/1913249/items/PN46846P&quot;],&quot;uris&quot;:[&quot;http://zotero.org/users/1913249/items/PN46846P&quot;],&quot;id&quot;:2017,&quot;itemData&quot;:{&quot;author&quot;:[{&quot;family&quot;:&quot;Papert&quot;,&quot;given&quot;:&quot;Seymour&quot;},{&quot;family&quot;:&quot;Turkle&quot;,&quot;given&quot;:&quot;Sherry&quot;}],&quot;title&quot;:&quot;Epistemological Pluralism and the Revaluation of the Concrete&quot;,&quot;issued&quot;:{&quot;date-parts&quot;:[[&quot;1990&quot;]]},&quot;volume&quot;:&quot;16&quot;,&quot;type&quot;:&quot;article-journal&quot;,&quot;issue&quot;:&quot;1&quot;,&quot;id&quot;:&quot;papert_epistemological_1990&quot;,&quot;URL&quot;:&quot;http://www.papert.org/articles/EpistemologicalPluralism.html&quot;,&quot;accessed&quot;:{&quot;date-parts&quot;:[[&quot;2017&quot;,11,1]]},&quot;container-title&quot;:&quot;Signs&quot;,&quot;citation-key&quot;:&quot;papert_epistemological_1990&quot;},&quot;suffix&quot;:&quot;&quot;,&quot;prefix&quot;:&quot;&quot;}],&quot;schema&quot;:&quot;https://github.com/citation-style-language/schema/raw/master/csl-citation.json&quot;,&quot;citationID&quot;:&quot;hseqbksr&quot;} RNDqjepqsitfx"/>.</text:p>
      <text:p text:style-name="Text_20_body">Research on inclusive approaches to digital media production explored, outlined in Chapter 2,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properties&quot;:{&quot;formattedCitation&quot;:&quot;[-@resnick_coding_2020]&quot;,&quot;noteIndex&quot;:0},&quot;citationItems&quot;:[{&quot;uri&quot;:[&quot;http://zotero.org/users/1913249/items/VYS48CXK&quot;],&quot;uris&quot;:[&quot;http://zotero.org/users/1913249/items/VYS48CXK&quot;],&quot;id&quot;:3,&quot;itemData&quot;:{&quot;ISSN&quot;:&quot;0001-0782, 1557-7317&quot;,&quot;issue&quot;:&quot;11&quot;,&quot;page&quot;:&quot;120-127&quot;,&quot;URL&quot;:&quot;https://dl.acm.org/doi/10.1145/3375546&quot;,&quot;container-title-short&quot;:&quot;Commun. ACM&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itle&quot;:&quot;Coding at a crossroads&quot;,&quot;issued&quot;:{&quot;date-parts&quot;:[[&quot;2020&quot;,10,22]]},&quot;volume&quot;:&quot;63&quot;,&quot;DOI&quot;:&quot;10.1145/3375546&quot;,&quot;language&quot;:&quot;en&quot;,&quot;source&quot;:&quot;DOI.org (Crossref)&quot;,&quot;id&quot;:&quot;resnick_coding_2020&quot;,&quot;accessed&quot;:{&quot;date-parts&quot;:[[&quot;2021&quot;,12,21]]},&quot;type&quot;:&quot;article-journal&quot;,&quot;container-title&quot;:&quot;Communications of the ACM&quot;,&quot;citation-key&quot;:&quot;resnick_coding_2020&quot;},&quot;suppress-author&quot;:true,&quot;suffix&quot;:&quot;&quot;,&quot;prefix&quot;:&quot;&quot;}],&quot;schema&quot;:&quot;https://github.com/citation-style-language/schema/raw/master/csl-citation.json&quot;,&quot;citationID&quot;:&quot;rqgncgwr&quot;} RNDccjoprhuhi"/>&lt;Do Zotero Refresh: [-@resnick_coding_2020]&gt;<text:reference-mark-end text:name="ZOTERO_ITEM CSL_CITATION {&quot;properties&quot;:{&quot;formattedCitation&quot;:&quot;[-@resnick_coding_2020]&quot;,&quot;noteIndex&quot;:0},&quot;citationItems&quot;:[{&quot;uri&quot;:[&quot;http://zotero.org/users/1913249/items/VYS48CXK&quot;],&quot;uris&quot;:[&quot;http://zotero.org/users/1913249/items/VYS48CXK&quot;],&quot;id&quot;:3,&quot;itemData&quot;:{&quot;ISSN&quot;:&quot;0001-0782, 1557-7317&quot;,&quot;issue&quot;:&quot;11&quot;,&quot;page&quot;:&quot;120-127&quot;,&quot;URL&quot;:&quot;https://dl.acm.org/doi/10.1145/3375546&quot;,&quot;container-title-short&quot;:&quot;Commun. ACM&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itle&quot;:&quot;Coding at a crossroads&quot;,&quot;issued&quot;:{&quot;date-parts&quot;:[[&quot;2020&quot;,10,22]]},&quot;volume&quot;:&quot;63&quot;,&quot;DOI&quot;:&quot;10.1145/3375546&quot;,&quot;language&quot;:&quot;en&quot;,&quot;source&quot;:&quot;DOI.org (Crossref)&quot;,&quot;id&quot;:&quot;resnick_coding_2020&quot;,&quot;accessed&quot;:{&quot;date-parts&quot;:[[&quot;2021&quot;,12,21]]},&quot;type&quot;:&quot;article-journal&quot;,&quot;container-title&quot;:&quot;Communications of the ACM&quot;,&quot;citation-key&quot;:&quot;resnick_coding_2020&quot;},&quot;suppress-author&quot;:true,&quot;suffix&quot;:&quot;&quot;,&quot;prefix&quot;:&quot;&quot;}],&quot;schema&quot;:&quot;https://github.com/citation-style-language/schema/raw/master/csl-citation.json&quot;,&quot;citationID&quot;:&quot;rqgncgwr&quot;} RNDccjoprhuhi"/> including the lack of meaningful contexts, lack of time allocated preventing project approaches, and an over-reliance on rote instruction. ADD ANOTHER SOURCE HERE.</text:p>
      <text:p text:style-name="Text_20_body"><text:span text:style-name="T1">Games in Schools</text:span></text:p>
      <text:p text:style-name="Text_20_body">The After the Reboot report <text:reference-mark-start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ezaviely&quot;} RNDxtsdrjuyxw"/>&lt;Do Zotero Refresh: [@waite_pedagogy_2017]&gt;<text:reference-mark-end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ezaviely&quot;} RNDxtsdrjuyx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more-general-barriers-to-game-making-which-apply-to-formal-and-non-formal-environments"/>More general barriers to game making which apply to formal and non-formal environments<text:bookmark-end text:name="more-general-barriers-to-game-making-which-apply-to-formal-and-non-formal-environments"/></text:h>
      <text:h text:style-name="Heading_20_4" text:outline-level="4"><text:bookmark-start text:name="identity"/>Identity<text:bookmark-end text:name="identity"/></text:h>
      <text:p text:style-name="First_20_paragraph"><text:span text:style-name="T1">Gender related identities</text:span></text:p>
      <text:p text:style-name="Text_20_body">Following Papert and Turkle’s work on a diversity of appoaches to couter the ‘hardness’ of computing, Kafai and Peppler also address the issues of gender identities and game design <text:reference-mark-start text:name="ZOTERO_ITEM CSL_CITATION {&quot;properties&quot;:{&quot;formattedCitation&quot;:&quot;[@kafai_beyond_2014]&quot;,&quot;noteIndex&quot;:0},&quot;citationItems&quot;:[{&quot;uri&quot;:[&quot;http://zotero.org/users/1913249/items/XCATBQNK&quot;],&quot;uris&quot;:[&quot;http://zotero.org/users/1913249/items/XCATBQNK&quot;],&quot;id&quot;:3759,&quot;itemData&quot;:{&quot;type&quot;:&quot;paper-conference&quot;,&quot;page&quot;:&quot;21:21–21:28&quot;,&quot;URL&quot;:&quot;http://dl.acm.org/citation.cfm?id=2670296.2670301&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title&quot;:&quot;Beyond game design for broadening participation: building new clubhouses of computing for girls&quot;,&quot;issued&quot;:{&quot;date-parts&quot;:[[&quot;2014&quot;]]},&quot;ISBN&quot;:&quot;978-1-4503-2105-1&quot;,&quot;author&quot;:[{&quot;family&quot;:&quot;Kafai&quot;,&quot;given&quot;:&quot;Yasmin&quot;},{&quot;family&quot;:&quot;Burke&quot;,&quot;given&quot;:&quot;Quinn&quot;}],&quot;source&quot;:&quot;ACM Digital Library&quot;,&quot;accessed&quot;:{&quot;date-parts&quot;:[[&quot;2018&quot;,7,18]]},&quot;title-short&quot;:&quot;Beyond game design for broadening participation&quot;,&quot;id&quot;:&quot;kafai_beyond_2014&quot;,&quot;container-title&quot;:&quot;Proceedings of Gender and IT Appropriation. Science and Practice on Dialogue - Forum for Interdisciplinary Exchange&quot;,&quot;event-place&quot;:&quot;Siegen, Germany, Germany&quot;,&quot;collection-title&quot;:&quot;Gender IT '14&quot;,&quot;citation-key&quot;:&quot;kafai_beyond_2014&quot;},&quot;suffix&quot;:&quot;&quot;,&quot;prefix&quot;:&quot;&quot;}],&quot;schema&quot;:&quot;https://github.com/citation-style-language/schema/raw/master/csl-citation.json&quot;,&quot;citationID&quot;:&quot;fuohxxwm&quot;} RNDoehwmmwmhe"/>&lt;Do Zotero Refresh: [@kafai_beyond_2014]&gt;<text:reference-mark-end text:name="ZOTERO_ITEM CSL_CITATION {&quot;properties&quot;:{&quot;formattedCitation&quot;:&quot;[@kafai_beyond_2014]&quot;,&quot;noteIndex&quot;:0},&quot;citationItems&quot;:[{&quot;uri&quot;:[&quot;http://zotero.org/users/1913249/items/XCATBQNK&quot;],&quot;uris&quot;:[&quot;http://zotero.org/users/1913249/items/XCATBQNK&quot;],&quot;id&quot;:3759,&quot;itemData&quot;:{&quot;type&quot;:&quot;paper-conference&quot;,&quot;page&quot;:&quot;21:21–21:28&quot;,&quot;URL&quot;:&quot;http://dl.acm.org/citation.cfm?id=2670296.2670301&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title&quot;:&quot;Beyond game design for broadening participation: building new clubhouses of computing for girls&quot;,&quot;issued&quot;:{&quot;date-parts&quot;:[[&quot;2014&quot;]]},&quot;ISBN&quot;:&quot;978-1-4503-2105-1&quot;,&quot;author&quot;:[{&quot;family&quot;:&quot;Kafai&quot;,&quot;given&quot;:&quot;Yasmin&quot;},{&quot;family&quot;:&quot;Burke&quot;,&quot;given&quot;:&quot;Quinn&quot;}],&quot;source&quot;:&quot;ACM Digital Library&quot;,&quot;accessed&quot;:{&quot;date-parts&quot;:[[&quot;2018&quot;,7,18]]},&quot;title-short&quot;:&quot;Beyond game design for broadening participation&quot;,&quot;id&quot;:&quot;kafai_beyond_2014&quot;,&quot;container-title&quot;:&quot;Proceedings of Gender and IT Appropriation. Science and Practice on Dialogue - Forum for Interdisciplinary Exchange&quot;,&quot;event-place&quot;:&quot;Siegen, Germany, Germany&quot;,&quot;collection-title&quot;:&quot;Gender IT '14&quot;,&quot;citation-key&quot;:&quot;kafai_beyond_2014&quot;},&quot;suffix&quot;:&quot;&quot;,&quot;prefix&quot;:&quot;&quot;}],&quot;schema&quot;:&quot;https://github.com/citation-style-language/schema/raw/master/csl-citation.json&quot;,&quot;citationID&quot;:&quot;fuohxxwm&quot;} RNDoehwmmwmhe"/>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19">
        <text:list-item>
          <text:p text:style-name="P19">Important to caution against gender stereo-typing and identity in relation to computers <text:reference-mark-start text:name="ZOTERO_ITEM CSL_CITATION {&quot;properties&quot;:{&quot;formattedCitation&quot;:&quot;[@pelletier_gaming_2008]&quot;,&quot;noteIndex&quot;:0},&quot;citationItems&quot;:[{&quot;uri&quot;:[&quot;http://zotero.org/users/1913249/items/CI3UYB78&quot;],&quot;uris&quot;:[&quot;http://zotero.org/users/1913249/items/CI3UYB78&quot;],&quot;id&quot;:2943,&quot;itemData&quot;:{&quot;type&quot;:&quot;chapter&quot;,&quot;page&quot;:&quot;145-159&quot;,&quot;URL&quot;:&quot;http://discovery.ucl.ac.uk/1561023/&quot;,&quot;publisher&quot;:&quot;MIT Press&quot;,&quot;abstract&quot;:&quot;UCL Discovery is UCL's open access repository, showcasing and providing access to UCL research outputs from all UCL disciplines.&quot;,&quot;publisher-place&quot;:&quot;Cambridge, MA&quot;,&quot;title&quot;:&quot;Gaming in Context: How Young People Construct Their Gendered Identities in Playing and Making Games&quot;,&quot;issued&quot;:{&quot;date-parts&quot;:[[&quot;2008&quot;]]},&quot;author&quot;:[{&quot;family&quot;:&quot;Pelletier&quot;,&quot;given&quot;:&quot;C.&quot;}],&quot;source&quot;:&quot;discovery.ucl.ac.uk&quot;,&quot;accessed&quot;:{&quot;date-parts&quot;:[[&quot;2018&quot;,7,19]]},&quot;title-short&quot;:&quot;Gaming in Context&quot;,&quot;id&quot;:&quot;pelletier_gaming_2008&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event-place&quot;:&quot;Cambridge, MA&quot;,&quot;container-title&quot;:&quot;Beyond Barbie and Mortal Kombat: New Perspectives on Gender and Gaming&quot;,&quot;citation-key&quot;:&quot;pelletier_gaming_2008&quot;},&quot;suffix&quot;:&quot;&quot;,&quot;prefix&quot;:&quot;&quot;}],&quot;schema&quot;:&quot;https://github.com/citation-style-language/schema/raw/master/csl-citation.json&quot;,&quot;citationID&quot;:&quot;rsdpmvse&quot;} RNDfmddjiyxqv"/>&lt;Do Zotero Refresh: [@pelletier_gaming_2008]&gt;<text:reference-mark-end text:name="ZOTERO_ITEM CSL_CITATION {&quot;properties&quot;:{&quot;formattedCitation&quot;:&quot;[@pelletier_gaming_2008]&quot;,&quot;noteIndex&quot;:0},&quot;citationItems&quot;:[{&quot;uri&quot;:[&quot;http://zotero.org/users/1913249/items/CI3UYB78&quot;],&quot;uris&quot;:[&quot;http://zotero.org/users/1913249/items/CI3UYB78&quot;],&quot;id&quot;:2943,&quot;itemData&quot;:{&quot;type&quot;:&quot;chapter&quot;,&quot;page&quot;:&quot;145-159&quot;,&quot;URL&quot;:&quot;http://discovery.ucl.ac.uk/1561023/&quot;,&quot;publisher&quot;:&quot;MIT Press&quot;,&quot;abstract&quot;:&quot;UCL Discovery is UCL's open access repository, showcasing and providing access to UCL research outputs from all UCL disciplines.&quot;,&quot;publisher-place&quot;:&quot;Cambridge, MA&quot;,&quot;title&quot;:&quot;Gaming in Context: How Young People Construct Their Gendered Identities in Playing and Making Games&quot;,&quot;issued&quot;:{&quot;date-parts&quot;:[[&quot;2008&quot;]]},&quot;author&quot;:[{&quot;family&quot;:&quot;Pelletier&quot;,&quot;given&quot;:&quot;C.&quot;}],&quot;source&quot;:&quot;discovery.ucl.ac.uk&quot;,&quot;accessed&quot;:{&quot;date-parts&quot;:[[&quot;2018&quot;,7,19]]},&quot;title-short&quot;:&quot;Gaming in Context&quot;,&quot;id&quot;:&quot;pelletier_gaming_2008&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event-place&quot;:&quot;Cambridge, MA&quot;,&quot;container-title&quot;:&quot;Beyond Barbie and Mortal Kombat: New Perspectives on Gender and Gaming&quot;,&quot;citation-key&quot;:&quot;pelletier_gaming_2008&quot;},&quot;suffix&quot;:&quot;&quot;,&quot;prefix&quot;:&quot;&quot;}],&quot;schema&quot;:&quot;https://github.com/citation-style-language/schema/raw/master/csl-citation.json&quot;,&quot;citationID&quot;:&quot;rsdpmvse&quot;} RNDfmddjiyxqv"/></text:p>
        </text:list-item>
        <text:list-item>
          <text:p text:style-name="P19">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text:span text:style-name="T1">Race related identities</text:span></text:p>
      <text:p text:style-name="Text_20_body">In study by Thayter and Ko <text:reference-mark-start text:name="ZOTERO_ITEM CSL_CITATION {&quot;properties&quot;:{&quot;formattedCitation&quot;:&quot;[@thayer_barriers_2017]&quot;,&quot;noteIndex&quot;:0},&quot;citationItems&quot;:[{&quot;uri&quot;:[&quot;http://zotero.org/users/1913249/items/LV67TTVJ&quot;],&quot;uris&quot;:[&quot;http://zotero.org/users/1913249/items/LV67TTVJ&quot;],&quot;id&quot;:9011,&quot;itemData&quot;:{&quot;type&quot;:&quot;paper-conference&quot;,&quot;page&quot;:&quot;245–253&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ublisher-place&quot;:&quot;New York, NY, USA&quot;,&quot;title&quot;:&quot;Barriers Faced by Coding Bootcamp Students&quot;,&quot;issued&quot;:{&quot;date-parts&quot;:[[&quot;2017&quot;,8,14]]},&quot;ISBN&quot;:&quot;978-1-4503-4968-0&quot;,&quot;DOI&quot;:&quot;10.1145/3105726.3106176&quot;,&quot;source&quot;:&quot;ACM Digital Library&quot;,&quot;author&quot;:[{&quot;family&quot;:&quot;Thayer&quot;,&quot;given&quot;:&quot;Kyle&quot;},{&quot;family&quot;:&quot;Ko&quot;,&quot;given&quot;:&quot;Amy J.&quot;}],&quot;accessed&quot;:{&quot;date-parts&quot;:[[&quot;2023&quot;,10,3]]},&quot;id&quot;:&quot;thayer_barriers_2017&quot;,&quot;container-title&quot;:&quot;Proceedings of the 2017 ACM Conference on International Computing Education Research&quot;,&quot;event-place&quot;:&quot;New York, NY, USA&quot;,&quot;collection-title&quot;:&quot;ICER '17&quot;,&quot;citation-key&quot;:&quot;thayer_barriers_2017&quot;},&quot;suffix&quot;:&quot;&quot;,&quot;prefix&quot;:&quot;&quot;}],&quot;schema&quot;:&quot;https://github.com/citation-style-language/schema/raw/master/csl-citation.json&quot;,&quot;citationID&quot;:&quot;vmikrpgd&quot;} RNDbcqjhiclyp"/>&lt;Do Zotero Refresh: [@thayer_barriers_2017]&gt;<text:reference-mark-end text:name="ZOTERO_ITEM CSL_CITATION {&quot;properties&quot;:{&quot;formattedCitation&quot;:&quot;[@thayer_barriers_2017]&quot;,&quot;noteIndex&quot;:0},&quot;citationItems&quot;:[{&quot;uri&quot;:[&quot;http://zotero.org/users/1913249/items/LV67TTVJ&quot;],&quot;uris&quot;:[&quot;http://zotero.org/users/1913249/items/LV67TTVJ&quot;],&quot;id&quot;:9011,&quot;itemData&quot;:{&quot;type&quot;:&quot;paper-conference&quot;,&quot;page&quot;:&quot;245–253&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ublisher-place&quot;:&quot;New York, NY, USA&quot;,&quot;title&quot;:&quot;Barriers Faced by Coding Bootcamp Students&quot;,&quot;issued&quot;:{&quot;date-parts&quot;:[[&quot;2017&quot;,8,14]]},&quot;ISBN&quot;:&quot;978-1-4503-4968-0&quot;,&quot;DOI&quot;:&quot;10.1145/3105726.3106176&quot;,&quot;source&quot;:&quot;ACM Digital Library&quot;,&quot;author&quot;:[{&quot;family&quot;:&quot;Thayer&quot;,&quot;given&quot;:&quot;Kyle&quot;},{&quot;family&quot;:&quot;Ko&quot;,&quot;given&quot;:&quot;Amy J.&quot;}],&quot;accessed&quot;:{&quot;date-parts&quot;:[[&quot;2023&quot;,10,3]]},&quot;id&quot;:&quot;thayer_barriers_2017&quot;,&quot;container-title&quot;:&quot;Proceedings of the 2017 ACM Conference on International Computing Education Research&quot;,&quot;event-place&quot;:&quot;New York, NY, USA&quot;,&quot;collection-title&quot;:&quot;ICER '17&quot;,&quot;citation-key&quot;:&quot;thayer_barriers_2017&quot;},&quot;suffix&quot;:&quot;&quot;,&quot;prefix&quot;:&quot;&quot;}],&quot;schema&quot;:&quot;https://github.com/citation-style-language/schema/raw/master/csl-citation.json&quot;,&quot;citationID&quot;:&quot;vmikrpgd&quot;} RNDbcqjhiclyp"/> the work of Margolis et al is analysed using concepts from communities of practice, type of barriers, and personal obstacles [(<text:span text:style-name="T1">margolis_stuck_2008?</text:span>);]</text:p>
      <text:p text:style-name="P20">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properties&quot;:{&quot;formattedCitation&quot;:&quot;[@disalvo_saving_2014; @disalvo_glitch_2009-1; @disalvo_learning_2008]&quot;,&quot;noteIndex&quot;:0},&quot;citationItems&quot;:[{&quot;uri&quot;:[&quot;http://zotero.org/users/1913249/items/HKBNN53C&quot;],&quot;uris&quot;:[&quot;http://zotero.org/users/1913249/items/HKBNN53C&quot;],&quot;id&quot;:2650,&quot;itemData&quot;:{&quot;ISSN&quot;:&quot;1050-8406&quot;,&quot;issue&quot;:&quot;3&quot;,&quot;page&quot;:&quot;272-315&quot;,&quot;URL&quot;:&quot;https://doi.org/10.1080/10508406.2014.893434&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itle&quot;:&quot;Saving Face While Geeking Out: Video Game Testing as a Justification for Learning Computer Science&quot;,&quot;issued&quot;:{&quot;date-parts&quot;:[[&quot;2014&quot;,7,3]]},&quot;volume&quot;:&quot;23&quot;,&quot;DOI&quot;:&quot;10.1080/10508406.2014.893434&quot;,&quot;source&quot;:&quot;Taylor and Francis+NEJM&quot;,&quot;id&quot;:&quot;disalvo_saving_2014&quot;,&quot;accessed&quot;:{&quot;date-parts&quot;:[[&quot;2018&quot;,7,16]]},&quot;type&quot;:&quot;article-journal&quot;,&quot;container-title&quot;:&quot;Journal of the Learning Sciences&quot;,&quot;citation-key&quot;:&quot;disalvo_saving_2014&quot;},&quot;suffix&quot;:&quot;&quot;,&quot;prefix&quot;:&quot;&quot;},{&quot;uri&quot;:[&quot;http://zotero.org/users/1913249/items/9GLLZLMB&quot;],&quot;uris&quot;:[&quot;http://zotero.org/users/1913249/items/9GLLZLMB&quot;],&quot;id&quot;:2670,&quot;itemDat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issued&quot;:{&quot;date-parts&quot;:[[&quot;2009&quot;]]},&quot;type&quot;:&quot;paper-conference&quot;,&quot;language&quot;:&quot;en&quot;,&quot;event-title&quot;:&quot;DiGRA&quot;,&quot;source&quot;:&quot;Zotero&quot;,&quot;page&quot;:&quot;7&quot;,&quot;id&quot;:&quot;disalvo_glitch_2009-1&quot;,&quot;citation-key&quot;:&quot;disalvo_glitch_2009-1&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prefix&quot;:&quot;&quot;},{&quot;uri&quot;:[&quot;http://zotero.org/users/1913249/items/XMLVAMHU&quot;],&quot;uris&quot;:[&quot;http://zotero.org/users/1913249/items/XMLVAMHU&quot;],&quot;id&quot;:2651,&quot;itemData&quot;:{&quot;ISSN&quot;:&quot;1555-4120&quot;,&quot;issue&quot;:&quot;2&quot;,&quot;page&quot;:&quot;131-141&quot;,&quot;URL&quot;:&quot;http://journals.sagepub.com/doi/abs/10.1177/1555412008314130&quot;,&quot;title-short&quot;:&quot;Learning in Context                                                    ,                                                             Learning in Context&quot;,&quot;container-title-short&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title&quot;:&quot;Learning in Context                                                    ,                                                             Learning in Context: Digital Games and Young Black Men             ,                      Digital Games and Young Black Men&quot;,&quot;issued&quot;:{&quot;date-parts&quot;:[[&quot;2008&quot;,4,1]]},&quot;volume&quot;:&quot;3&quot;,&quot;DOI&quot;:&quot;10.1177/1555412008314130&quot;,&quot;language&quot;:&quot;en&quot;,&quot;source&quot;:&quot;SAGE Journals&quot;,&quot;id&quot;:&quot;disalvo_learning_2008&quot;,&quot;type&quot;:&quot;article-journal&quot;,&quot;accessed&quot;:{&quot;date-parts&quot;:[[&quot;2018&quot;,7,16]]},&quot;container-title&quot;:&quot;Games and Culture&quot;,&quot;citation-key&quot;:&quot;disalvo_learning_2008&quot;},&quot;suffix&quot;:&quot;&quot;,&quot;prefix&quot;:&quot;&quot;}],&quot;schema&quot;:&quot;https://github.com/citation-style-language/schema/raw/master/csl-citation.json&quot;,&quot;citationID&quot;:&quot;folvkgis&quot;} RNDqzixdkauuh"/>&lt;Do Zotero Refresh: [@disalvo_saving_2014; @disalvo_glitch_2009-1; @disalvo_learning_2008]&gt;<text:reference-mark-end text:name="ZOTERO_ITEM CSL_CITATION {&quot;properties&quot;:{&quot;formattedCitation&quot;:&quot;[@disalvo_saving_2014; @disalvo_glitch_2009-1; @disalvo_learning_2008]&quot;,&quot;noteIndex&quot;:0},&quot;citationItems&quot;:[{&quot;uri&quot;:[&quot;http://zotero.org/users/1913249/items/HKBNN53C&quot;],&quot;uris&quot;:[&quot;http://zotero.org/users/1913249/items/HKBNN53C&quot;],&quot;id&quot;:2650,&quot;itemData&quot;:{&quot;ISSN&quot;:&quot;1050-8406&quot;,&quot;issue&quot;:&quot;3&quot;,&quot;page&quot;:&quot;272-315&quot;,&quot;URL&quot;:&quot;https://doi.org/10.1080/10508406.2014.893434&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itle&quot;:&quot;Saving Face While Geeking Out: Video Game Testing as a Justification for Learning Computer Science&quot;,&quot;issued&quot;:{&quot;date-parts&quot;:[[&quot;2014&quot;,7,3]]},&quot;volume&quot;:&quot;23&quot;,&quot;DOI&quot;:&quot;10.1080/10508406.2014.893434&quot;,&quot;source&quot;:&quot;Taylor and Francis+NEJM&quot;,&quot;id&quot;:&quot;disalvo_saving_2014&quot;,&quot;accessed&quot;:{&quot;date-parts&quot;:[[&quot;2018&quot;,7,16]]},&quot;type&quot;:&quot;article-journal&quot;,&quot;container-title&quot;:&quot;Journal of the Learning Sciences&quot;,&quot;citation-key&quot;:&quot;disalvo_saving_2014&quot;},&quot;suffix&quot;:&quot;&quot;,&quot;prefix&quot;:&quot;&quot;},{&quot;uri&quot;:[&quot;http://zotero.org/users/1913249/items/9GLLZLMB&quot;],&quot;uris&quot;:[&quot;http://zotero.org/users/1913249/items/9GLLZLMB&quot;],&quot;id&quot;:2670,&quot;itemDat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issued&quot;:{&quot;date-parts&quot;:[[&quot;2009&quot;]]},&quot;type&quot;:&quot;paper-conference&quot;,&quot;language&quot;:&quot;en&quot;,&quot;event-title&quot;:&quot;DiGRA&quot;,&quot;source&quot;:&quot;Zotero&quot;,&quot;page&quot;:&quot;7&quot;,&quot;id&quot;:&quot;disalvo_glitch_2009-1&quot;,&quot;citation-key&quot;:&quot;disalvo_glitch_2009-1&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prefix&quot;:&quot;&quot;},{&quot;uri&quot;:[&quot;http://zotero.org/users/1913249/items/XMLVAMHU&quot;],&quot;uris&quot;:[&quot;http://zotero.org/users/1913249/items/XMLVAMHU&quot;],&quot;id&quot;:2651,&quot;itemData&quot;:{&quot;ISSN&quot;:&quot;1555-4120&quot;,&quot;issue&quot;:&quot;2&quot;,&quot;page&quot;:&quot;131-141&quot;,&quot;URL&quot;:&quot;http://journals.sagepub.com/doi/abs/10.1177/1555412008314130&quot;,&quot;title-short&quot;:&quot;Learning in Context                                                    ,                                                             Learning in Context&quot;,&quot;container-title-short&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title&quot;:&quot;Learning in Context                                                    ,                                                             Learning in Context: Digital Games and Young Black Men             ,                      Digital Games and Young Black Men&quot;,&quot;issued&quot;:{&quot;date-parts&quot;:[[&quot;2008&quot;,4,1]]},&quot;volume&quot;:&quot;3&quot;,&quot;DOI&quot;:&quot;10.1177/1555412008314130&quot;,&quot;language&quot;:&quot;en&quot;,&quot;source&quot;:&quot;SAGE Journals&quot;,&quot;id&quot;:&quot;disalvo_learning_2008&quot;,&quot;type&quot;:&quot;article-journal&quot;,&quot;accessed&quot;:{&quot;date-parts&quot;:[[&quot;2018&quot;,7,16]]},&quot;container-title&quot;:&quot;Games and Culture&quot;,&quot;citation-key&quot;:&quot;disalvo_learning_2008&quot;},&quot;suffix&quot;:&quot;&quot;,&quot;prefix&quot;:&quot;&quot;}],&quot;schema&quot;:&quot;https://github.com/citation-style-language/schema/raw/master/csl-citation.json&quot;,&quot;citationID&quot;:&quot;folvkgis&quot;} RNDqzixdkauuh"/></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Definitions of informal education are complex. Informal education generally refers to learning that occurs outside a traditional school environment <text:reference-mark-start text:name="ZOTERO_ITEM CSL_CITATION {&quot;properties&quot;:{&quot;formattedCitation&quot;:&quot;[@erstad_identity_2012]&quot;,&quot;noteIndex&quot;:0},&quot;citationItems&quot;:[{&quot;uri&quot;:[&quot;http://zotero.org/users/1913249/items/TE57K2KN&quot;],&quot;uris&quot;:[&quot;http://zotero.org/users/1913249/items/TE57K2KN&quot;],&quot;id&quot;:3752,&quot;itemData&quot;:{&quot;type&quot;:&quot;chapter&quot;,&quot;page&quot;:&quot;1-20&quot;,&quot;URL&quot;:&quot;https://www.cambridge.org/core/product/identifier/9781139026239%23c00591-8/type/book_part&quot;,&quot;publisher&quot;:&quot;Cambridge University Press&quot;,&quot;author&quot;:[{&quot;family&quot;:&quot;Sefton-Green&quot;,&quot;given&quot;:&quot;Julian&quot;},{&quot;family&quot;:&quot;Erstad&quot;,&quot;given&quot;:&quot;Ola&quot;}],&quot;title&quot;:&quot;Identity, Community, and Learning Lives in the Digital Age&quot;,&quot;issued&quot;:{&quot;date-parts&quot;:[[&quot;2012&quot;,10,22]]},&quot;ISBN&quot;:&quot;978-1-139-02623-9 978-1-107-00591-4 978-1-107-50727-2&quot;,&quot;edition&quot;:&quot;1&quot;,&quot;DOI&quot;:&quot;10.1017/CBO9781139026239.001&quot;,&quot;language&quot;:&quot;en&quot;,&quot;source&quot;:&quot;DOI.org (Crossref)&quot;,&quot;id&quot;:&quot;erstad_identity_2012&quot;,&quot;editor&quot;:[{&quot;family&quot;:&quot;Erstad&quot;,&quot;given&quot;:&quot;Ola&quot;},{&quot;family&quot;:&quot;Sefton-Green&quot;,&quot;given&quot;:&quot;Julian&quot;}],&quot;accessed&quot;:{&quot;date-parts&quot;:[[&quot;2022&quot;,8,9]]},&quot;container-title&quot;:&quot;Identity, Community, and Learning Lives in the Digital Age&quot;,&quot;citation-key&quot;:&quot;erstad_identity_2012&quot;},&quot;suffix&quot;:&quot;&quot;,&quot;prefix&quot;:&quot;&quot;}],&quot;schema&quot;:&quot;https://github.com/citation-style-language/schema/raw/master/csl-citation.json&quot;,&quot;citationID&quot;:&quot;cwsblzsf&quot;} RNDmwccjhrvdb"/>&lt;Do Zotero Refresh: [@erstad_identity_2012]&gt;<text:reference-mark-end text:name="ZOTERO_ITEM CSL_CITATION {&quot;properties&quot;:{&quot;formattedCitation&quot;:&quot;[@erstad_identity_2012]&quot;,&quot;noteIndex&quot;:0},&quot;citationItems&quot;:[{&quot;uri&quot;:[&quot;http://zotero.org/users/1913249/items/TE57K2KN&quot;],&quot;uris&quot;:[&quot;http://zotero.org/users/1913249/items/TE57K2KN&quot;],&quot;id&quot;:3752,&quot;itemData&quot;:{&quot;type&quot;:&quot;chapter&quot;,&quot;page&quot;:&quot;1-20&quot;,&quot;URL&quot;:&quot;https://www.cambridge.org/core/product/identifier/9781139026239%23c00591-8/type/book_part&quot;,&quot;publisher&quot;:&quot;Cambridge University Press&quot;,&quot;author&quot;:[{&quot;family&quot;:&quot;Sefton-Green&quot;,&quot;given&quot;:&quot;Julian&quot;},{&quot;family&quot;:&quot;Erstad&quot;,&quot;given&quot;:&quot;Ola&quot;}],&quot;title&quot;:&quot;Identity, Community, and Learning Lives in the Digital Age&quot;,&quot;issued&quot;:{&quot;date-parts&quot;:[[&quot;2012&quot;,10,22]]},&quot;ISBN&quot;:&quot;978-1-139-02623-9 978-1-107-00591-4 978-1-107-50727-2&quot;,&quot;edition&quot;:&quot;1&quot;,&quot;DOI&quot;:&quot;10.1017/CBO9781139026239.001&quot;,&quot;language&quot;:&quot;en&quot;,&quot;source&quot;:&quot;DOI.org (Crossref)&quot;,&quot;id&quot;:&quot;erstad_identity_2012&quot;,&quot;editor&quot;:[{&quot;family&quot;:&quot;Erstad&quot;,&quot;given&quot;:&quot;Ola&quot;},{&quot;family&quot;:&quot;Sefton-Green&quot;,&quot;given&quot;:&quot;Julian&quot;}],&quot;accessed&quot;:{&quot;date-parts&quot;:[[&quot;2022&quot;,8,9]]},&quot;container-title&quot;:&quot;Identity, Community, and Learning Lives in the Digital Age&quot;,&quot;citation-key&quot;:&quot;erstad_identity_2012&quot;},&quot;suffix&quot;:&quot;&quot;,&quot;prefix&quot;:&quot;&quot;}],&quot;schema&quot;:&quot;https://github.com/citation-style-language/schema/raw/master/csl-citation.json&quot;,&quot;citationID&quot;:&quot;cwsblzsf&quot;} RNDmwccjhrvdb"/>. However, as Sefton-Green (<text:span text:style-name="T1">sefton-green_literature_2004?</text:span>) notes formally structured learning can take place in informal settings, and vice-versa. Others writers <text:reference-mark-start text:name="ZOTERO_ITEM CSL_CITATION {&quot;properties&quot;:{&quot;formattedCitation&quot;:&quot;[@eshach_bridging_2007, p. 173; @werquin_recognition_2009]&quot;,&quot;noteIndex&quot;:0},&quot;citationItems&quot;:[{&quot;uri&quot;:[&quot;http://zotero.org/users/1913249/items/CKARKKW9&quot;],&quot;locator&quot;:&quot; 173&quot;,&quot;uris&quot;:[&quot;http://zotero.org/users/1913249/items/CKARKKW9&quot;],&quot;id&quot;:3302,&quot;itemData&quot;:{&quot;ISSN&quot;:&quot;1573-1839&quot;,&quot;issue&quot;:&quot;2&quot;,&quot;page&quot;:&quot;171-190&quot;,&quot;URL&quot;:&quot;https://doi.org/10.1007/s10956-006-9027-1&quot;,&quot;title-short&quot;:&quot;Bridging In-school and Out-of-school Learning&quot;,&quot;container-title-short&quot;:&quot;J Sci Educ Techno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family&quot;:&quot;Eshach&quot;,&quot;given&quot;:&quot;Haim&quot;}],&quot;title&quot;:&quot;Bridging In-school and Out-of-school Learning: Formal, Non-Formal, and Informal Education&quot;,&quot;issued&quot;:{&quot;date-parts&quot;:[[&quot;2007&quot;,4,1]]},&quot;volume&quot;:&quot;16&quot;,&quot;DOI&quot;:&quot;10.1007/s10956-006-9027-1&quot;,&quot;language&quot;:&quot;en&quot;,&quot;source&quot;:&quot;Springer Link&quot;,&quot;id&quot;:&quot;eshach_bridging_2007&quot;,&quot;type&quot;:&quot;article-journal&quot;,&quot;accessed&quot;:{&quot;date-parts&quot;:[[&quot;2019&quot;,4,24]]},&quot;container-title&quot;:&quot;Journal of Science Education and Technology&quot;,&quot;citation-key&quot;:&quot;eshach_bridging_2007&quot;},&quot;prefix&quot;:&quot;&quot;},{&quot;uri&quot;:[&quot;http://zotero.org/users/1913249/items/WJMQLNPY&quot;],&quot;uris&quot;:[&quot;http://zotero.org/users/1913249/items/WJMQLNPY&quot;],&quot;id&quot;:3306,&quot;itemData&quot;:{&quot;author&quot;:[{&quot;family&quot;:&quot;Werquin&quot;,&quot;given&quot;:&quot;Patrick&quot;}],&quot;title&quot;:&quot;Recognition of Non-formal and Informal Learning in OECD Countries: an Overview of Some Key Issues&quot;,&quot;accessed&quot;:{&quot;date-parts&quot;:[[&quot;2019&quot;,4,24]]},&quot;URL&quot;:&quot;http://doi.org/10.3278/REP0903W011&quot;,&quot;DOI&quot;:&quot;10.3278/REP0903W011&quot;,&quot;language&quot;:&quot;en&quot;,&quot;type&quot;:&quot;article-journal&quot;,&quot;source&quot;:&quot;DOI.org (CSL JSON)&quot;,&quot;issue&quot;:&quot;03/2009&quot;,&quot;issued&quot;:{&quot;date-parts&quot;:[[&quot;2009&quot;,3,1]]},&quot;id&quot;:&quot;werquin_recognition_2009&quot;,&quot;title-short&quot;:&quot;Recognition of Non-formal and Informal Learning in OECD Countries&quot;,&quot;ISSN&quot;:&quot;0177-4166&quot;,&quot;container-title&quot;:&quot;Recognition of Non-formal and Informal Learning in OECD Countries: an Overview of Some Key Issues&quot;,&quot;citation-key&quot;:&quot;werquin_recognition_2009&quot;},&quot;suffix&quot;:&quot;&quot;,&quot;prefix&quot;:&quot;&quot;}],&quot;schema&quot;:&quot;https://github.com/citation-style-language/schema/raw/master/csl-citation.json&quot;,&quot;citationID&quot;:&quot;npjhxmep&quot;} RNDnqpgvbcyem"/>&lt;Do Zotero Refresh: [@eshach_bridging_2007, p. 173; @werquin_recognition_2009]&gt;<text:reference-mark-end text:name="ZOTERO_ITEM CSL_CITATION {&quot;properties&quot;:{&quot;formattedCitation&quot;:&quot;[@eshach_bridging_2007, p. 173; @werquin_recognition_2009]&quot;,&quot;noteIndex&quot;:0},&quot;citationItems&quot;:[{&quot;uri&quot;:[&quot;http://zotero.org/users/1913249/items/CKARKKW9&quot;],&quot;locator&quot;:&quot; 173&quot;,&quot;uris&quot;:[&quot;http://zotero.org/users/1913249/items/CKARKKW9&quot;],&quot;id&quot;:3302,&quot;itemData&quot;:{&quot;ISSN&quot;:&quot;1573-1839&quot;,&quot;issue&quot;:&quot;2&quot;,&quot;page&quot;:&quot;171-190&quot;,&quot;URL&quot;:&quot;https://doi.org/10.1007/s10956-006-9027-1&quot;,&quot;title-short&quot;:&quot;Bridging In-school and Out-of-school Learning&quot;,&quot;container-title-short&quot;:&quot;J Sci Educ Techno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family&quot;:&quot;Eshach&quot;,&quot;given&quot;:&quot;Haim&quot;}],&quot;title&quot;:&quot;Bridging In-school and Out-of-school Learning: Formal, Non-Formal, and Informal Education&quot;,&quot;issued&quot;:{&quot;date-parts&quot;:[[&quot;2007&quot;,4,1]]},&quot;volume&quot;:&quot;16&quot;,&quot;DOI&quot;:&quot;10.1007/s10956-006-9027-1&quot;,&quot;language&quot;:&quot;en&quot;,&quot;source&quot;:&quot;Springer Link&quot;,&quot;id&quot;:&quot;eshach_bridging_2007&quot;,&quot;type&quot;:&quot;article-journal&quot;,&quot;accessed&quot;:{&quot;date-parts&quot;:[[&quot;2019&quot;,4,24]]},&quot;container-title&quot;:&quot;Journal of Science Education and Technology&quot;,&quot;citation-key&quot;:&quot;eshach_bridging_2007&quot;},&quot;prefix&quot;:&quot;&quot;},{&quot;uri&quot;:[&quot;http://zotero.org/users/1913249/items/WJMQLNPY&quot;],&quot;uris&quot;:[&quot;http://zotero.org/users/1913249/items/WJMQLNPY&quot;],&quot;id&quot;:3306,&quot;itemData&quot;:{&quot;author&quot;:[{&quot;family&quot;:&quot;Werquin&quot;,&quot;given&quot;:&quot;Patrick&quot;}],&quot;title&quot;:&quot;Recognition of Non-formal and Informal Learning in OECD Countries: an Overview of Some Key Issues&quot;,&quot;accessed&quot;:{&quot;date-parts&quot;:[[&quot;2019&quot;,4,24]]},&quot;URL&quot;:&quot;http://doi.org/10.3278/REP0903W011&quot;,&quot;DOI&quot;:&quot;10.3278/REP0903W011&quot;,&quot;language&quot;:&quot;en&quot;,&quot;type&quot;:&quot;article-journal&quot;,&quot;source&quot;:&quot;DOI.org (CSL JSON)&quot;,&quot;issue&quot;:&quot;03/2009&quot;,&quot;issued&quot;:{&quot;date-parts&quot;:[[&quot;2009&quot;,3,1]]},&quot;id&quot;:&quot;werquin_recognition_2009&quot;,&quot;title-short&quot;:&quot;Recognition of Non-formal and Informal Learning in OECD Countries&quot;,&quot;ISSN&quot;:&quot;0177-4166&quot;,&quot;container-title&quot;:&quot;Recognition of Non-formal and Informal Learning in OECD Countries: an Overview of Some Key Issues&quot;,&quot;citation-key&quot;:&quot;werquin_recognition_2009&quot;},&quot;suffix&quot;:&quot;&quot;,&quot;prefix&quot;:&quot;&quot;}],&quot;schema&quot;:&quot;https://github.com/citation-style-language/schema/raw/master/csl-citation.json&quot;,&quot;citationID&quot;:&quot;npjhxmep&quot;} RNDnqpgvbcyem"/>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4" text:outline-level="4"><text:bookmark-start text:name="on-gaming-as-a-home-and-informal-culture"/>On Gaming as a home and informal culture<text:bookmark-end text:name="on-gaming-as-a-home-and-informal-culture"/></text:h>
      <text:p text:style-name="First_20_paragraph">The work of Livingstone is foundational in the area of home learning of digital technologies<text:reference-mark-start text:name="ZOTERO_ITEM CSL_CITATION {&quot;properties&quot;:{&quot;formattedCitation&quot;:&quot;[@livingstone_digital_2018]&quot;,&quot;noteIndex&quot;:0},&quot;citationItems&quot;:[{&quot;uri&quot;:[&quot;http://zotero.org/users/1913249/items/TGJKKB2I&quot;],&quot;uris&quot;:[&quot;http://zotero.org/users/1913249/items/TGJKKB2I&quot;],&quot;id&quot;:3031,&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ssued&quot;:{&quot;date-parts&quot;:[[&quot;2018&quot;]]},&quot;id&quot;:&quot;livingstone_digital_2018&quot;,&quot;type&quot;:&quot;article-journal&quot;,&quot;citation-key&quot;:&quot;livingstone_digital_2018&quot;},&quot;suffix&quot;:&quot;&quot;,&quot;prefix&quot;:&quot;&quot;}],&quot;schema&quot;:&quot;https://github.com/citation-style-language/schema/raw/master/csl-citation.json&quot;,&quot;citationID&quot;:&quot;fvhjwivr&quot;} RNDaguqviffpc"/>&lt;Do Zotero Refresh: [@livingstone_digital_2018]&gt;<text:reference-mark-end text:name="ZOTERO_ITEM CSL_CITATION {&quot;properties&quot;:{&quot;formattedCitation&quot;:&quot;[@livingstone_digital_2018]&quot;,&quot;noteIndex&quot;:0},&quot;citationItems&quot;:[{&quot;uri&quot;:[&quot;http://zotero.org/users/1913249/items/TGJKKB2I&quot;],&quot;uris&quot;:[&quot;http://zotero.org/users/1913249/items/TGJKKB2I&quot;],&quot;id&quot;:3031,&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ssued&quot;:{&quot;date-parts&quot;:[[&quot;2018&quot;]]},&quot;id&quot;:&quot;livingstone_digital_2018&quot;,&quot;type&quot;:&quot;article-journal&quot;,&quot;citation-key&quot;:&quot;livingstone_digital_2018&quot;},&quot;suffix&quot;:&quot;&quot;,&quot;prefix&quot;:&quot;&quot;}],&quot;schema&quot;:&quot;https://github.com/citation-style-language/schema/raw/master/csl-citation.json&quot;,&quot;citationID&quot;:&quot;fvhjwivr&quot;} RNDaguqviffpc"/>.</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properties&quot;:{&quot;formattedCitation&quot;:&quot;[@heineman_public_nodate]&quot;,&quot;noteIndex&quot;:0},&quot;citationItems&quot;:[{&quot;uri&quot;:[&quot;http://zotero.org/users/1913249/items/5PY8LUA6&quot;],&quot;uris&quot;:[&quot;http://zotero.org/users/1913249/items/5PY8LUA6&quot;],&quot;id&quot;:9009,&quot;itemData&quot;:{&quot;author&quot;:[{&quot;family&quot;:&quot;Heineman&quot;,&quot;given&quot;:&quot;David S&quot;}],&quot;title&quot;:&quot;Public Memory and Gamer Identity: Retrogaming as Nostalgia&quot;,&quot;citation-key&quot;:&quot;heineman_public_nodate&quot;,&quot;id&quot;:&quot;heineman_public_nodate&quot;,&quot;source&quot;:&quot;Zotero&quot;,&quot;type&quot;:&quot;article-journal&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suffix&quot;:&quot;&quot;,&quot;prefix&quot;:&quot;&quot;}],&quot;schema&quot;:&quot;https://github.com/citation-style-language/schema/raw/master/csl-citation.json&quot;,&quot;citationID&quot;:&quot;rusfkilg&quot;} RNDkneoajjhtg"/>&lt;Do Zotero Refresh: [@heineman_public_nodate]&gt;<text:reference-mark-end text:name="ZOTERO_ITEM CSL_CITATION {&quot;properties&quot;:{&quot;formattedCitation&quot;:&quot;[@heineman_public_nodate]&quot;,&quot;noteIndex&quot;:0},&quot;citationItems&quot;:[{&quot;uri&quot;:[&quot;http://zotero.org/users/1913249/items/5PY8LUA6&quot;],&quot;uris&quot;:[&quot;http://zotero.org/users/1913249/items/5PY8LUA6&quot;],&quot;id&quot;:9009,&quot;itemData&quot;:{&quot;author&quot;:[{&quot;family&quot;:&quot;Heineman&quot;,&quot;given&quot;:&quot;David S&quot;}],&quot;title&quot;:&quot;Public Memory and Gamer Identity: Retrogaming as Nostalgia&quot;,&quot;citation-key&quot;:&quot;heineman_public_nodate&quot;,&quot;id&quot;:&quot;heineman_public_nodate&quot;,&quot;source&quot;:&quot;Zotero&quot;,&quot;type&quot;:&quot;article-journal&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suffix&quot;:&quot;&quot;,&quot;prefix&quot;:&quot;&quot;}],&quot;schema&quot;:&quot;https://github.com/citation-style-language/schema/raw/master/csl-citation.json&quot;,&quot;citationID&quot;:&quot;rusfkilg&quot;} RNDkneoajjhtg"/>.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4" text:outline-level="4"><text:bookmark-start text:name="home-making-and-consuming-of-media"/>Home making and consuming of media<text:bookmark-end text:name="home-making-and-consuming-of-media"/></text:h>
      <text:p text:style-name="First_20_paragraph">Messing around and affinity groups. Ito’s work on and naturalistic studies of digital use and creativity in the home including the value of informal playing around <text:reference-mark-start text:name="ZOTERO_ITEM CSL_CITATION {&quot;properties&quot;:{&quot;formattedCitation&quot;:&quot;[@ito_connected_2013-1; @ito_hanging_2010]&quot;,&quot;noteIndex&quot;:0},&quot;citationItems&quot;:[{&quot;uri&quot;:[&quot;http://zotero.org/users/1913249/items/5DBVY3L5&quot;],&quot;uris&quot;:[&quot;http://zotero.org/users/1913249/items/5DBVY3L5&quot;],&quot;id&quot;:2626,&quot;itemData&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quot;,&quot;issued&quot;:{&quot;date-parts&quot;:[[&quot;2013&quot;]]},&quot;ISBN&quot;:&quot;978-0-9887255-0-8&quot;,&quot;note&quot;:&quot;OCLC: 896797842&quot;,&quot;type&quot;:&quot;book&quot;,&quot;language&quot;:&quot;en&quot;,&quot;source&quot;:&quot;Open WorldCat&quot;,&quot;publisher-place&quot;:&quot;Cork&quot;,&quot;id&quot;:&quot;ito_connected_2013-1&quot;,&quot;publisher&quot;:&quot;BookBaby&quot;,&quot;event-place&quot;:&quot;Cork&quot;,&quot;citation-key&quot;:&quot;ito_connected_2013-1&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suffix&quot;:&quot;&quot;,&quot;prefix&quot;:&quot;&quot;},{&quot;uri&quot;:[&quot;http://zotero.org/users/1913249/items/URKI7FTD&quot;],&quot;uris&quot;:[&quot;http://zotero.org/users/1913249/items/URKI7FTD&quot;],&quot;id&quot;:1939,&quot;itemData&quot;:{&quot;publisher-place&quot;:&quot;Cambridge, Mass.&quot;,&quot;title&quot;:&quot;Hanging out, messing around, and geeking out: kids living and learning with new media&quot;,&quot;issued&quot;:{&quot;date-parts&quot;:[[&quot;2010&quot;]]},&quot;ISBN&quot;:&quot;978-0-262-01336-9 978-0-262-51854-3&quot;,&quot;note&quot;:&quot;OCLC: 699713878&quot;,&quot;type&quot;:&quot;book&quot;,&quot;language&quot;:&quot;eng&quot;,&quot;title-short&quot;:&quot;Hanging out, messing around, and geeking out&quot;,&quot;source&quot;:&quot;Gemeinsamer Bibliotheksverbund ISBN&quot;,&quot;publisher&quot;:&quot;MIT Press&quot;,&quot;number-of-pages&quot;:&quot;419&quot;,&quot;id&quot;:&quot;ito_hanging_2010&quot;,&quot;editor&quot;:[{&quot;family&quot;:&quot;Itō&quot;,&quot;given&quot;:&quot;Mizuko&quot;},{&quot;family&quot;:&quot;Baumer&quot;,&quot;given&quot;:&quot;Sonja&quot;},{&quot;family&quot;:&quot;Bittanti&quot;,&quot;given&quot;:&quot;Matteo&quot;},{&quot;family&quot;:&quot;Antin&quot;,&quot;given&quot;:&quot;Judd&quot;}],&quot;event-place&quot;:&quot;Cambridge, Mass.&quot;,&quot;collection-title&quot;:&quot;The John D. and Catherine T. MacArthur Foundation series on digital media and learning&quot;,&quot;citation-key&quot;:&quot;ito_hanging_2010&quot;},&quot;suffix&quot;:&quot;&quot;,&quot;prefix&quot;:&quot;&quot;}],&quot;schema&quot;:&quot;https://github.com/citation-style-language/schema/raw/master/csl-citation.json&quot;,&quot;citationID&quot;:&quot;qoxrvsiq&quot;} RNDanvqqnkjsu"/>&lt;Do Zotero Refresh: [@ito_connected_2013-1; @ito_hanging_2010]&gt;<text:reference-mark-end text:name="ZOTERO_ITEM CSL_CITATION {&quot;properties&quot;:{&quot;formattedCitation&quot;:&quot;[@ito_connected_2013-1; @ito_hanging_2010]&quot;,&quot;noteIndex&quot;:0},&quot;citationItems&quot;:[{&quot;uri&quot;:[&quot;http://zotero.org/users/1913249/items/5DBVY3L5&quot;],&quot;uris&quot;:[&quot;http://zotero.org/users/1913249/items/5DBVY3L5&quot;],&quot;id&quot;:2626,&quot;itemData&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quot;,&quot;issued&quot;:{&quot;date-parts&quot;:[[&quot;2013&quot;]]},&quot;ISBN&quot;:&quot;978-0-9887255-0-8&quot;,&quot;note&quot;:&quot;OCLC: 896797842&quot;,&quot;type&quot;:&quot;book&quot;,&quot;language&quot;:&quot;en&quot;,&quot;source&quot;:&quot;Open WorldCat&quot;,&quot;publisher-place&quot;:&quot;Cork&quot;,&quot;id&quot;:&quot;ito_connected_2013-1&quot;,&quot;publisher&quot;:&quot;BookBaby&quot;,&quot;event-place&quot;:&quot;Cork&quot;,&quot;citation-key&quot;:&quot;ito_connected_2013-1&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suffix&quot;:&quot;&quot;,&quot;prefix&quot;:&quot;&quot;},{&quot;uri&quot;:[&quot;http://zotero.org/users/1913249/items/URKI7FTD&quot;],&quot;uris&quot;:[&quot;http://zotero.org/users/1913249/items/URKI7FTD&quot;],&quot;id&quot;:1939,&quot;itemData&quot;:{&quot;publisher-place&quot;:&quot;Cambridge, Mass.&quot;,&quot;title&quot;:&quot;Hanging out, messing around, and geeking out: kids living and learning with new media&quot;,&quot;issued&quot;:{&quot;date-parts&quot;:[[&quot;2010&quot;]]},&quot;ISBN&quot;:&quot;978-0-262-01336-9 978-0-262-51854-3&quot;,&quot;note&quot;:&quot;OCLC: 699713878&quot;,&quot;type&quot;:&quot;book&quot;,&quot;language&quot;:&quot;eng&quot;,&quot;title-short&quot;:&quot;Hanging out, messing around, and geeking out&quot;,&quot;source&quot;:&quot;Gemeinsamer Bibliotheksverbund ISBN&quot;,&quot;publisher&quot;:&quot;MIT Press&quot;,&quot;number-of-pages&quot;:&quot;419&quot;,&quot;id&quot;:&quot;ito_hanging_2010&quot;,&quot;editor&quot;:[{&quot;family&quot;:&quot;Itō&quot;,&quot;given&quot;:&quot;Mizuko&quot;},{&quot;family&quot;:&quot;Baumer&quot;,&quot;given&quot;:&quot;Sonja&quot;},{&quot;family&quot;:&quot;Bittanti&quot;,&quot;given&quot;:&quot;Matteo&quot;},{&quot;family&quot;:&quot;Antin&quot;,&quot;given&quot;:&quot;Judd&quot;}],&quot;event-place&quot;:&quot;Cambridge, Mass.&quot;,&quot;collection-title&quot;:&quot;The John D. and Catherine T. MacArthur Foundation series on digital media and learning&quot;,&quot;citation-key&quot;:&quot;ito_hanging_2010&quot;},&quot;suffix&quot;:&quot;&quot;,&quot;prefix&quot;:&quot;&quot;}],&quot;schema&quot;:&quot;https://github.com/citation-style-language/schema/raw/master/csl-citation.json&quot;,&quot;citationID&quot;:&quot;qoxrvsiq&quot;} RNDanvqqnkjsu"/>, and Gee and the process of tapping into affinity groups and affinity spaces <text:reference-mark-start text:name="ZOTERO_ITEM CSL_CITATION {&quot;properties&quot;:{&quot;formattedCitation&quot;:&quot;[@gee_what_2004]&quot;,&quot;noteIndex&quot;:0},&quot;citationItems&quot;:[{&quot;uri&quot;:[&quot;http://zotero.org/users/1913249/items/M6377K76&quot;],&quot;uris&quot;:[&quot;http://zotero.org/users/1913249/items/M6377K76&quot;],&quot;id&quot;:1584,&quot;itemData&quot;:{&quot;author&quot;:[{&quot;family&quot;:&quot;Gee&quot;,&quot;given&quot;:&quot;James Paul&quot;}],&quot;title&quot;:&quot;What video games have to teach us about learning and literacy&quot;,&quot;issued&quot;:{&quot;date-parts&quot;:[[&quot;2004&quot;]]},&quot;ISBN&quot;:&quot;978-1-4039-6538-7&quot;,&quot;edition&quot;:&quot;1. paperback ed&quot;,&quot;type&quot;:&quot;book&quot;,&quot;language&quot;:&quot;eng&quot;,&quot;publisher-place&quot;:&quot;New York, NY&quot;,&quot;source&quot;:&quot;Gemeinsamer Bibliotheksverbund ISBN&quot;,&quot;note&quot;:&quot;OCLC: 255334132&quot;,&quot;number-of-pages&quot;:&quot;225&quot;,&quot;id&quot;:&quot;gee_what_2004&quot;,&quot;publisher&quot;:&quot;Palgrave Macmillan&quot;,&quot;event-place&quot;:&quot;New York, NY&quot;,&quot;collection-title&quot;:&quot;Education&quot;,&quot;citation-key&quot;:&quot;gee_what_2004&quot;},&quot;suffix&quot;:&quot;&quot;,&quot;prefix&quot;:&quot;&quot;}],&quot;schema&quot;:&quot;https://github.com/citation-style-language/schema/raw/master/csl-citation.json&quot;,&quot;citationID&quot;:&quot;rdabreqs&quot;} RNDoaahgrweir"/>&lt;Do Zotero Refresh: [@gee_what_2004]&gt;<text:reference-mark-end text:name="ZOTERO_ITEM CSL_CITATION {&quot;properties&quot;:{&quot;formattedCitation&quot;:&quot;[@gee_what_2004]&quot;,&quot;noteIndex&quot;:0},&quot;citationItems&quot;:[{&quot;uri&quot;:[&quot;http://zotero.org/users/1913249/items/M6377K76&quot;],&quot;uris&quot;:[&quot;http://zotero.org/users/1913249/items/M6377K76&quot;],&quot;id&quot;:1584,&quot;itemData&quot;:{&quot;author&quot;:[{&quot;family&quot;:&quot;Gee&quot;,&quot;given&quot;:&quot;James Paul&quot;}],&quot;title&quot;:&quot;What video games have to teach us about learning and literacy&quot;,&quot;issued&quot;:{&quot;date-parts&quot;:[[&quot;2004&quot;]]},&quot;ISBN&quot;:&quot;978-1-4039-6538-7&quot;,&quot;edition&quot;:&quot;1. paperback ed&quot;,&quot;type&quot;:&quot;book&quot;,&quot;language&quot;:&quot;eng&quot;,&quot;publisher-place&quot;:&quot;New York, NY&quot;,&quot;source&quot;:&quot;Gemeinsamer Bibliotheksverbund ISBN&quot;,&quot;note&quot;:&quot;OCLC: 255334132&quot;,&quot;number-of-pages&quot;:&quot;225&quot;,&quot;id&quot;:&quot;gee_what_2004&quot;,&quot;publisher&quot;:&quot;Palgrave Macmillan&quot;,&quot;event-place&quot;:&quot;New York, NY&quot;,&quot;collection-title&quot;:&quot;Education&quot;,&quot;citation-key&quot;:&quot;gee_what_2004&quot;},&quot;suffix&quot;:&quot;&quot;,&quot;prefix&quot;:&quot;&quot;}],&quot;schema&quot;:&quot;https://github.com/citation-style-language/schema/raw/master/csl-citation.json&quot;,&quot;citationID&quot;:&quot;rdabreqs&quot;} RNDoaahgrweir"/>.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wqixeenv&quot;} RNDrxekswotyg"/>&lt;Do Zotero Refresh: [@boyle_retro-futurism_2017]&gt;<text:reference-mark-end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wqixeenv&quot;} RNDrxekswotyg"/>.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yoymoyuv&quot;} RNDprzyiwpqtu"/>&lt;Do Zotero Refresh: [@garda_nostalgia_2014]&gt;<text:reference-mark-end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yoymoyuv&quot;} RNDprzyiwpqtu"/>.</text:p>
      <text:p text:style-name="Text_20_body">Building on the concept of participatory culture <text:reference-mark-start text:name="ZOTERO_ITEM CSL_CITATION {&quot;properties&quot;:{&quot;formattedCitation&quot;:&quot;[@jenkins_confronting_2009]&quot;,&quot;noteIndex&quot;:0},&quot;citationItems&quot;:[{&quot;uri&quot;:[&quot;http://zotero.org/users/1913249/items/J5I7XRGH&quot;],&quot;uris&quot;:[&quot;http://zotero.org/users/1913249/items/J5I7XRGH&quot;],&quot;id&quot;:2384,&quot;itemData&quot;:{&quot;author&quot;:[{&quot;family&quot;:&quot;Jenkins&quot;,&quot;given&quot;:&quot;Henry&quot;}],&quot;title&quot;:&quot;Confronting the challenges of participatory culture: media education for the 21st century&quot;,&quot;issued&quot;:{&quot;date-parts&quot;:[[&quot;2009&quot;]]},&quot;call-number&quot;:&quot;P96.M4 J46 2009&quot;,&quot;type&quot;:&quot;book&quot;,&quot;number-of-pages&quot;:&quot;129&quot;,&quot;title-short&quot;:&quot;Confronting the challenges of participatory culture&quot;,&quot;source&quot;:&quot;Library of Congress ISBN&quot;,&quot;publisher-place&quot;:&quot;Cambridge, MA&quot;,&quot;ISBN&quot;:&quot;978-0-262-51362-3&quot;,&quot;id&quot;:&quot;jenkins_confronting_2009&quot;,&quot;publisher&quot;:&quot;The MIT Press&quot;,&quot;event-place&quot;:&quot;Cambridge, MA&quot;,&quot;collection-title&quot;:&quot;The John D. and Catherine T. MacArthur Foundation Reports on Digital Media and Learning&quot;,&quot;citation-key&quot;:&quot;jenkins_confronting_2009&quot;},&quot;suffix&quot;:&quot;&quot;,&quot;prefix&quot;:&quot;&quot;}],&quot;schema&quot;:&quot;https://github.com/citation-style-language/schema/raw/master/csl-citation.json&quot;,&quot;citationID&quot;:&quot;ugpmeuww&quot;} RNDrkppqodpas"/>&lt;Do Zotero Refresh: [@jenkins_confronting_2009]&gt;<text:reference-mark-end text:name="ZOTERO_ITEM CSL_CITATION {&quot;properties&quot;:{&quot;formattedCitation&quot;:&quot;[@jenkins_confronting_2009]&quot;,&quot;noteIndex&quot;:0},&quot;citationItems&quot;:[{&quot;uri&quot;:[&quot;http://zotero.org/users/1913249/items/J5I7XRGH&quot;],&quot;uris&quot;:[&quot;http://zotero.org/users/1913249/items/J5I7XRGH&quot;],&quot;id&quot;:2384,&quot;itemData&quot;:{&quot;author&quot;:[{&quot;family&quot;:&quot;Jenkins&quot;,&quot;given&quot;:&quot;Henry&quot;}],&quot;title&quot;:&quot;Confronting the challenges of participatory culture: media education for the 21st century&quot;,&quot;issued&quot;:{&quot;date-parts&quot;:[[&quot;2009&quot;]]},&quot;call-number&quot;:&quot;P96.M4 J46 2009&quot;,&quot;type&quot;:&quot;book&quot;,&quot;number-of-pages&quot;:&quot;129&quot;,&quot;title-short&quot;:&quot;Confronting the challenges of participatory culture&quot;,&quot;source&quot;:&quot;Library of Congress ISBN&quot;,&quot;publisher-place&quot;:&quot;Cambridge, MA&quot;,&quot;ISBN&quot;:&quot;978-0-262-51362-3&quot;,&quot;id&quot;:&quot;jenkins_confronting_2009&quot;,&quot;publisher&quot;:&quot;The MIT Press&quot;,&quot;event-place&quot;:&quot;Cambridge, MA&quot;,&quot;collection-title&quot;:&quot;The John D. and Catherine T. MacArthur Foundation Reports on Digital Media and Learning&quot;,&quot;citation-key&quot;:&quot;jenkins_confronting_2009&quot;},&quot;suffix&quot;:&quot;&quot;,&quot;prefix&quot;:&quot;&quot;}],&quot;schema&quot;:&quot;https://github.com/citation-style-language/schema/raw/master/csl-citation.json&quot;,&quot;citationID&quot;:&quot;ugpmeuww&quot;} RNDrkppqodpas"/>, where x and y, there are several streams of activity that are important to reference as foundational context for this study.</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properties&quot;:{&quot;formattedCitation&quot;:&quot;[@fensham-smith_invisible_2021]&quot;,&quot;noteIndex&quot;:0},&quot;citationItems&quot;:[{&quot;uri&quot;:[&quot;http://zotero.org/users/1913249/items/F748Z3W8&quot;],&quot;uris&quot;:[&quot;http://zotero.org/users/1913249/items/F748Z3W8&quot;],&quot;id&quot;:8983,&quot;itemData&quot;:{&quot;ISSN&quot;:&quot;1338-1563&quot;,&quot;issue&quot;:&quot;1&quot;,&quot;page&quot;:&quot;5-27&quot;,&quot;URL&quot;:&quot;https://www.sciendo.com/article/10.2478/jped-2021-000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itle&quot;:&quot;Invisible pedagogies in home education: Freedom, power and control&quot;,&quot;issued&quot;:{&quot;date-parts&quot;:[[&quot;2021&quot;,6,1]]},&quot;volume&quot;:&quot;12&quot;,&quot;DOI&quot;:&quot;10.2478/jped-2021-0001&quot;,&quot;language&quot;:&quot;en&quot;,&quot;source&quot;:&quot;DOI.org (Crossref)&quot;,&quot;id&quot;:&quot;fensham-smith_invisible_2021&quot;,&quot;accessed&quot;:{&quot;date-parts&quot;:[[&quot;2023&quot;,10,2]]},&quot;type&quot;:&quot;article-journal&quot;,&quot;container-title&quot;:&quot;Journal of Pedagogy&quot;,&quot;citation-key&quot;:&quot;fensham-smith_invisible_2021&quot;},&quot;suffix&quot;:&quot;&quot;,&quot;prefix&quot;:&quot;&quot;}],&quot;schema&quot;:&quot;https://github.com/citation-style-language/schema/raw/master/csl-citation.json&quot;,&quot;citationID&quot;:&quot;nvncmnbv&quot;} RNDkqldkgkaso"/>&lt;Do Zotero Refresh: [@fensham-smith_invisible_2021]&gt;<text:reference-mark-end text:name="ZOTERO_ITEM CSL_CITATION {&quot;properties&quot;:{&quot;formattedCitation&quot;:&quot;[@fensham-smith_invisible_2021]&quot;,&quot;noteIndex&quot;:0},&quot;citationItems&quot;:[{&quot;uri&quot;:[&quot;http://zotero.org/users/1913249/items/F748Z3W8&quot;],&quot;uris&quot;:[&quot;http://zotero.org/users/1913249/items/F748Z3W8&quot;],&quot;id&quot;:8983,&quot;itemData&quot;:{&quot;ISSN&quot;:&quot;1338-1563&quot;,&quot;issue&quot;:&quot;1&quot;,&quot;page&quot;:&quot;5-27&quot;,&quot;URL&quot;:&quot;https://www.sciendo.com/article/10.2478/jped-2021-000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itle&quot;:&quot;Invisible pedagogies in home education: Freedom, power and control&quot;,&quot;issued&quot;:{&quot;date-parts&quot;:[[&quot;2021&quot;,6,1]]},&quot;volume&quot;:&quot;12&quot;,&quot;DOI&quot;:&quot;10.2478/jped-2021-0001&quot;,&quot;language&quot;:&quot;en&quot;,&quot;source&quot;:&quot;DOI.org (Crossref)&quot;,&quot;id&quot;:&quot;fensham-smith_invisible_2021&quot;,&quot;accessed&quot;:{&quot;date-parts&quot;:[[&quot;2023&quot;,10,2]]},&quot;type&quot;:&quot;article-journal&quot;,&quot;container-title&quot;:&quot;Journal of Pedagogy&quot;,&quot;citation-key&quot;:&quot;fensham-smith_invisible_2021&quot;},&quot;suffix&quot;:&quot;&quot;,&quot;prefix&quot;:&quot;&quot;}],&quot;schema&quot;:&quot;https://github.com/citation-style-language/schema/raw/master/csl-citation.json&quot;,&quot;citationID&quot;:&quot;nvncmnbv&quot;} RNDkqldkgkaso"/>. Classic ideas of reasons for HE include pedagogy and ideology <text:reference-mark-start text:name="ZOTERO_ITEM CSL_CITATION {&quot;properties&quot;:{&quot;formattedCitation&quot;:&quot;[@galen_home_1991]&quot;,&quot;noteIndex&quot;:0},&quot;citationItems&quot;:[{&quot;uri&quot;:[&quot;http://zotero.org/users/1913249/items/ZQHZ2GU8&quot;],&quot;uris&quot;:[&quot;http://zotero.org/users/1913249/items/ZQHZ2GU8&quot;],&quot;id&quot;:8975,&quot;itemData&quot;:{&quot;author&quot;:[{&quot;family&quot;:&quot;Galen&quot;,&quot;given&quot;:&quot;Jane Van&quot;},{&quot;family&quot;:&quot;Pitman&quot;,&quot;given&quot;:&quot;Mary Anne&quot;}],&quot;title&quot;:&quot;Home Schooling: Political, Historical, and Pedagogical Perspectives&quot;,&quot;issued&quot;:{&quot;date-parts&quot;:[[&quot;1991&quot;,1,1]]},&quot;ISBN&quot;:&quot;978-0-313-38882-8&quot;,&quot;type&quot;:&quot;book&quot;,&quot;language&quot;:&quot;en&quot;,&quot;source&quot;:&quot;Google Books&quot;,&quot;title-short&quot;:&quot;Home Schooling&quot;,&quot;id&quot;:&quot;galen_home_1991&quot;,&quot;publisher&quot;:&quot;Bloomsbury Publishing USA&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uffix&quot;:&quot;&quot;,&quot;prefix&quot;:&quot;&quot;}],&quot;schema&quot;:&quot;https://github.com/citation-style-language/schema/raw/master/csl-citation.json&quot;,&quot;citationID&quot;:&quot;vplmzbbq&quot;} RNDpffqytmlwy"/>&lt;Do Zotero Refresh: [@galen_home_1991]&gt;<text:reference-mark-end text:name="ZOTERO_ITEM CSL_CITATION {&quot;properties&quot;:{&quot;formattedCitation&quot;:&quot;[@galen_home_1991]&quot;,&quot;noteIndex&quot;:0},&quot;citationItems&quot;:[{&quot;uri&quot;:[&quot;http://zotero.org/users/1913249/items/ZQHZ2GU8&quot;],&quot;uris&quot;:[&quot;http://zotero.org/users/1913249/items/ZQHZ2GU8&quot;],&quot;id&quot;:8975,&quot;itemData&quot;:{&quot;author&quot;:[{&quot;family&quot;:&quot;Galen&quot;,&quot;given&quot;:&quot;Jane Van&quot;},{&quot;family&quot;:&quot;Pitman&quot;,&quot;given&quot;:&quot;Mary Anne&quot;}],&quot;title&quot;:&quot;Home Schooling: Political, Historical, and Pedagogical Perspectives&quot;,&quot;issued&quot;:{&quot;date-parts&quot;:[[&quot;1991&quot;,1,1]]},&quot;ISBN&quot;:&quot;978-0-313-38882-8&quot;,&quot;type&quot;:&quot;book&quot;,&quot;language&quot;:&quot;en&quot;,&quot;source&quot;:&quot;Google Books&quot;,&quot;title-short&quot;:&quot;Home Schooling&quot;,&quot;id&quot;:&quot;galen_home_1991&quot;,&quot;publisher&quot;:&quot;Bloomsbury Publishing USA&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uffix&quot;:&quot;&quot;,&quot;prefix&quot;:&quot;&quot;}],&quot;schema&quot;:&quot;https://github.com/citation-style-language/schema/raw/master/csl-citation.json&quot;,&quot;citationID&quot;:&quot;vplmzbbq&quot;} RNDpffqytmlwy"/> <text:reference-mark-start text:name="ZOTERO_ITEM CSL_CITATION {&quot;properties&quot;:{&quot;formattedCitation&quot;:&quot;[@rothermel_can_2003]&quot;,&quot;noteIndex&quot;:0},&quot;citationItems&quot;:[{&quot;uri&quot;:[&quot;http://zotero.org/users/1913249/items/AKHEZBKX&quot;],&quot;uris&quot;:[&quot;http://zotero.org/users/1913249/items/AKHEZBKX&quot;],&quot;id&quot;:8977,&quot;itemData&quot;:{&quot;ISSN&quot;:&quot;0950-0790&quot;,&quot;issue&quot;:&quot;2-3&quot;,&quot;page&quot;:&quot;74-89&quot;,&quot;URL&quot;:&quot;https://doi.org/10.1080/0950079030866829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itle&quot;:&quot;Can We Classify Motives for Home Education?&quot;,&quot;issued&quot;:{&quot;date-parts&quot;:[[&quot;2003&quot;,5,15]]},&quot;volume&quot;:&quot;17&quot;,&quot;DOI&quot;:&quot;10.1080/09500790308668293&quot;,&quot;source&quot;:&quot;Taylor and Francis+NEJM&quot;,&quot;id&quot;:&quot;rothermel_can_2003&quot;,&quot;accessed&quot;:{&quot;date-parts&quot;:[[&quot;2023&quot;,10,2]]},&quot;type&quot;:&quot;article-journal&quot;,&quot;container-title&quot;:&quot;Evaluation &amp; Research in Education&quot;,&quot;citation-key&quot;:&quot;rothermel_can_2003&quot;},&quot;suffix&quot;:&quot;&quot;,&quot;prefix&quot;:&quot;&quot;}],&quot;schema&quot;:&quot;https://github.com/citation-style-language/schema/raw/master/csl-citation.json&quot;,&quot;citationID&quot;:&quot;yxtinfmy&quot;} RNDmwzelutxgt"/>&lt;Do Zotero Refresh: [@rothermel_can_2003]&gt;<text:reference-mark-end text:name="ZOTERO_ITEM CSL_CITATION {&quot;properties&quot;:{&quot;formattedCitation&quot;:&quot;[@rothermel_can_2003]&quot;,&quot;noteIndex&quot;:0},&quot;citationItems&quot;:[{&quot;uri&quot;:[&quot;http://zotero.org/users/1913249/items/AKHEZBKX&quot;],&quot;uris&quot;:[&quot;http://zotero.org/users/1913249/items/AKHEZBKX&quot;],&quot;id&quot;:8977,&quot;itemData&quot;:{&quot;ISSN&quot;:&quot;0950-0790&quot;,&quot;issue&quot;:&quot;2-3&quot;,&quot;page&quot;:&quot;74-89&quot;,&quot;URL&quot;:&quot;https://doi.org/10.1080/0950079030866829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itle&quot;:&quot;Can We Classify Motives for Home Education?&quot;,&quot;issued&quot;:{&quot;date-parts&quot;:[[&quot;2003&quot;,5,15]]},&quot;volume&quot;:&quot;17&quot;,&quot;DOI&quot;:&quot;10.1080/09500790308668293&quot;,&quot;source&quot;:&quot;Taylor and Francis+NEJM&quot;,&quot;id&quot;:&quot;rothermel_can_2003&quot;,&quot;accessed&quot;:{&quot;date-parts&quot;:[[&quot;2023&quot;,10,2]]},&quot;type&quot;:&quot;article-journal&quot;,&quot;container-title&quot;:&quot;Evaluation &amp; Research in Education&quot;,&quot;citation-key&quot;:&quot;rothermel_can_2003&quot;},&quot;suffix&quot;:&quot;&quot;,&quot;prefix&quot;:&quot;&quot;}],&quot;schema&quot;:&quot;https://github.com/citation-style-language/schema/raw/master/csl-citation.json&quot;,&quot;citationID&quot;:&quot;yxtinfmy&quot;} RNDmwzelutxgt"/>, and often both. - Unschooling, Holt, drawing out interests of children in everyday activities and facilitating learning around that <text:reference-mark-start text:name="ZOTERO_ITEM CSL_CITATION {&quot;properties&quot;:{&quot;formattedCitation&quot;:&quot;[@gray_challenges_2013]&quot;,&quot;noteIndex&quot;:0},&quot;citationItems&quot;:[{&quot;uri&quot;:[&quot;http://zotero.org/users/1913249/items/CUNAU5ZC&quot;],&quot;uris&quot;:[&quot;http://zotero.org/users/1913249/items/CUNAU5ZC&quot;],&quot;id&quot;:8982,&quot;itemData&quot;:{&quot;author&quot;:[{&quot;family&quot;:&quot;Gray&quot;,&quot;given&quot;:&quot;Peter&quot;},{&quot;family&quot;:&quot;Riley&quot;,&quot;given&quot;:&quot;Gina&quot;}],&quot;title&quot;:&quot;The Challenges and Benefits of Unschooling, According to 232 Families Who Have Chosen that Route&quot;,&quot;issued&quot;:{&quot;date-parts&quot;:[[&quot;2013&quot;]]},&quot;volume&quot;:&quot;7&quot;,&quot;type&quot;:&quot;article-journal&quot;,&quot;language&quot;:&quot;en&quot;,&quot;source&quot;:&quot;Zotero&quot;,&quot;issue&quot;:&quot;14&quot;,&quot;id&quot;:&quot;gray_challenges_2013&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suffix&quot;:&quot;&quot;,&quot;prefix&quot;:&quot;&quot;}],&quot;schema&quot;:&quot;https://github.com/citation-style-language/schema/raw/master/csl-citation.json&quot;,&quot;citationID&quot;:&quot;zikooqem&quot;} RNDjrxfpwcjfq"/>&lt;Do Zotero Refresh: [@gray_challenges_2013]&gt;<text:reference-mark-end text:name="ZOTERO_ITEM CSL_CITATION {&quot;properties&quot;:{&quot;formattedCitation&quot;:&quot;[@gray_challenges_2013]&quot;,&quot;noteIndex&quot;:0},&quot;citationItems&quot;:[{&quot;uri&quot;:[&quot;http://zotero.org/users/1913249/items/CUNAU5ZC&quot;],&quot;uris&quot;:[&quot;http://zotero.org/users/1913249/items/CUNAU5ZC&quot;],&quot;id&quot;:8982,&quot;itemData&quot;:{&quot;author&quot;:[{&quot;family&quot;:&quot;Gray&quot;,&quot;given&quot;:&quot;Peter&quot;},{&quot;family&quot;:&quot;Riley&quot;,&quot;given&quot;:&quot;Gina&quot;}],&quot;title&quot;:&quot;The Challenges and Benefits of Unschooling, According to 232 Families Who Have Chosen that Route&quot;,&quot;issued&quot;:{&quot;date-parts&quot;:[[&quot;2013&quot;]]},&quot;volume&quot;:&quot;7&quot;,&quot;type&quot;:&quot;article-journal&quot;,&quot;language&quot;:&quot;en&quot;,&quot;source&quot;:&quot;Zotero&quot;,&quot;issue&quot;:&quot;14&quot;,&quot;id&quot;:&quot;gray_challenges_2013&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suffix&quot;:&quot;&quot;,&quot;prefix&quot;:&quot;&quot;}],&quot;schema&quot;:&quot;https://github.com/citation-style-language/schema/raw/master/csl-citation.json&quot;,&quot;citationID&quot;:&quot;zikooqem&quot;} RNDjrxfpwcjfq"/> - Webs of learning Illich - home ed families active in identifying networks to tap into <text:reference-mark-start text:name="ZOTERO_ITEM CSL_CITATION {&quot;properties&quot;:{&quot;formattedCitation&quot;:&quot;[@doroudi_relevance_2023]&quot;,&quot;noteIndex&quot;:0},&quot;citationItems&quot;:[{&quot;uri&quot;:[&quot;http://zotero.org/users/1913249/items/CR7JKY94&quot;],&quot;uris&quot;:[&quot;http://zotero.org/users/1913249/items/CR7JKY94&quot;],&quot;id&quot;:8980,&quot;itemData&quot;:{&quot;type&quot;:&quot;paper-conference&quot;,&quot;page&quot;:&quot;99–109&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place&quot;:&quot;New York, NY, USA&quot;,&quot;title&quot;:&quot;The Relevance of Ivan Illich's Learning Webs 50 Years On&quot;,&quot;issued&quot;:{&quot;date-parts&quot;:[[&quot;2023&quot;,7,20]]},&quot;ISBN&quot;:&quot;9798400700255&quot;,&quot;DOI&quot;:&quot;10.1145/3573051.3593386&quot;,&quot;source&quot;:&quot;ACM Digital Library&quot;,&quot;author&quot;:[{&quot;family&quot;:&quot;Doroudi&quot;,&quot;given&quot;:&quot;Shayan&quot;},{&quot;family&quot;:&quot;Ahmad&quot;,&quot;given&quot;:&quot;Yusuf&quot;}],&quot;accessed&quot;:{&quot;date-parts&quot;:[[&quot;2023&quot;,10,2]]},&quot;id&quot;:&quot;doroudi_relevance_2023&quot;,&quot;container-title&quot;:&quot;Proceedings of the Tenth ACM Conference on Learning @ Scale&quot;,&quot;event-place&quot;:&quot;New York, NY, USA&quot;,&quot;collection-title&quot;:&quot;L@S '23&quot;,&quot;citation-key&quot;:&quot;doroudi_relevance_2023&quot;},&quot;suffix&quot;:&quot;&quot;,&quot;prefix&quot;:&quot;&quot;}],&quot;schema&quot;:&quot;https://github.com/citation-style-language/schema/raw/master/csl-citation.json&quot;,&quot;citationID&quot;:&quot;prpbooga&quot;} RNDiaypuxyelm"/>&lt;Do Zotero Refresh: [@doroudi_relevance_2023]&gt;<text:reference-mark-end text:name="ZOTERO_ITEM CSL_CITATION {&quot;properties&quot;:{&quot;formattedCitation&quot;:&quot;[@doroudi_relevance_2023]&quot;,&quot;noteIndex&quot;:0},&quot;citationItems&quot;:[{&quot;uri&quot;:[&quot;http://zotero.org/users/1913249/items/CR7JKY94&quot;],&quot;uris&quot;:[&quot;http://zotero.org/users/1913249/items/CR7JKY94&quot;],&quot;id&quot;:8980,&quot;itemData&quot;:{&quot;type&quot;:&quot;paper-conference&quot;,&quot;page&quot;:&quot;99–109&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place&quot;:&quot;New York, NY, USA&quot;,&quot;title&quot;:&quot;The Relevance of Ivan Illich's Learning Webs 50 Years On&quot;,&quot;issued&quot;:{&quot;date-parts&quot;:[[&quot;2023&quot;,7,20]]},&quot;ISBN&quot;:&quot;9798400700255&quot;,&quot;DOI&quot;:&quot;10.1145/3573051.3593386&quot;,&quot;source&quot;:&quot;ACM Digital Library&quot;,&quot;author&quot;:[{&quot;family&quot;:&quot;Doroudi&quot;,&quot;given&quot;:&quot;Shayan&quot;},{&quot;family&quot;:&quot;Ahmad&quot;,&quot;given&quot;:&quot;Yusuf&quot;}],&quot;accessed&quot;:{&quot;date-parts&quot;:[[&quot;2023&quot;,10,2]]},&quot;id&quot;:&quot;doroudi_relevance_2023&quot;,&quot;container-title&quot;:&quot;Proceedings of the Tenth ACM Conference on Learning @ Scale&quot;,&quot;event-place&quot;:&quot;New York, NY, USA&quot;,&quot;collection-title&quot;:&quot;L@S '23&quot;,&quot;citation-key&quot;:&quot;doroudi_relevance_2023&quot;},&quot;suffix&quot;:&quot;&quot;,&quot;prefix&quot;:&quot;&quot;}],&quot;schema&quot;:&quot;https://github.com/citation-style-language/schema/raw/master/csl-citation.json&quot;,&quot;citationID&quot;:&quot;prpbooga&quot;} RNDiaypuxyelm"/> has a relevance with social networking groups and email lists used by home educators to share and align activities.</text:p>
      <text:h text:style-name="Heading_20_3" text:outline-level="3"><text:bookmark-start text:name="barriers--"/>Barriers -<text:bookmark-end text:name="barriers--"/></text:h>
      <text:h text:style-name="Heading_20_4" text:outline-level="4"><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uqzehwjx&quot;} RNDtmhydwqsye"/>&lt;Do Zotero Refresh: [@gomes2007learning]&gt;<text:reference-mark-end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uqzehwjx&quot;} RNDtmhydwqsye"/> <text:reference-mark-start text:name="ZOTERO_ITEM CSL_CITATION {&quot;properties&quot;:{&quot;formattedCitation&quot;:&quot;[@joao_cross-analysis_2019]&quot;,&quot;noteIndex&quot;:0},&quot;citationItems&quot;:[{&quot;uri&quot;:[&quot;http://zotero.org/users/1913249/items/C7CNB5XA&quot;],&quot;uris&quot;:[&quot;http://zotero.org/users/1913249/items/C7CNB5XA&quot;],&quot;id&quot;:9093,&quot;itemData&quot;:{&quot;ISSN&quot;:&quot;2227-7102&quot;,&quot;number&quot;:&quot;3&quot;,&quot;issue&quot;:&quot;3&quot;,&quot;page&quot;:&quot;181&quot;,&quot;URL&quot;:&quot;https://www.mdpi.com/2227-7102/9/3/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itle&quot;:&quot;A Cross-analysis of Block-based and Visual Programming Apps with Computer Science Student-Teachers&quot;,&quot;issued&quot;:{&quot;date-parts&quot;:[[&quot;2019&quot;,9]]},&quot;volume&quot;:&quot;9&quot;,&quot;DOI&quot;:&quot;10.3390/educsci9030181&quot;,&quot;language&quot;:&quot;en&quot;,&quot;source&quot;:&quot;www.mdpi.com&quot;,&quot;type&quot;:&quot;article-journal&quot;,&quot;id&quot;:&quot;joao_cross-analysis_2019&quot;,&quot;accessed&quot;:{&quot;date-parts&quot;:[[&quot;2023&quot;,12,3]]},&quot;license&quot;:&quot;http://creativecommons.org/licenses/by/3.0/&quot;,&quot;container-title&quot;:&quot;Education Sciences&quot;,&quot;citation-key&quot;:&quot;joao_cross-analysis_2019&quot;},&quot;suffix&quot;:&quot;&quot;,&quot;prefix&quot;:&quot;&quot;}],&quot;schema&quot;:&quot;https://github.com/citation-style-language/schema/raw/master/csl-citation.json&quot;,&quot;citationID&quot;:&quot;hefqedfy&quot;} RNDaedmqxcpbk"/>&lt;Do Zotero Refresh: [@joao_cross-analysis_2019]&gt;<text:reference-mark-end text:name="ZOTERO_ITEM CSL_CITATION {&quot;properties&quot;:{&quot;formattedCitation&quot;:&quot;[@joao_cross-analysis_2019]&quot;,&quot;noteIndex&quot;:0},&quot;citationItems&quot;:[{&quot;uri&quot;:[&quot;http://zotero.org/users/1913249/items/C7CNB5XA&quot;],&quot;uris&quot;:[&quot;http://zotero.org/users/1913249/items/C7CNB5XA&quot;],&quot;id&quot;:9093,&quot;itemData&quot;:{&quot;ISSN&quot;:&quot;2227-7102&quot;,&quot;number&quot;:&quot;3&quot;,&quot;issue&quot;:&quot;3&quot;,&quot;page&quot;:&quot;181&quot;,&quot;URL&quot;:&quot;https://www.mdpi.com/2227-7102/9/3/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itle&quot;:&quot;A Cross-analysis of Block-based and Visual Programming Apps with Computer Science Student-Teachers&quot;,&quot;issued&quot;:{&quot;date-parts&quot;:[[&quot;2019&quot;,9]]},&quot;volume&quot;:&quot;9&quot;,&quot;DOI&quot;:&quot;10.3390/educsci9030181&quot;,&quot;language&quot;:&quot;en&quot;,&quot;source&quot;:&quot;www.mdpi.com&quot;,&quot;type&quot;:&quot;article-journal&quot;,&quot;id&quot;:&quot;joao_cross-analysis_2019&quot;,&quot;accessed&quot;:{&quot;date-parts&quot;:[[&quot;2023&quot;,12,3]]},&quot;license&quot;:&quot;http://creativecommons.org/licenses/by/3.0/&quot;,&quot;container-title&quot;:&quot;Education Sciences&quot;,&quot;citation-key&quot;:&quot;joao_cross-analysis_2019&quot;},&quot;suffix&quot;:&quot;&quot;,&quot;prefix&quot;:&quot;&quot;}],&quot;schema&quot;:&quot;https://github.com/citation-style-language/schema/raw/master/csl-citation.json&quot;,&quot;citationID&quot;:&quot;hefqedfy&quot;} RNDaedmqxcpbk"/>. and here</text:p>
      <text:p text:style-name="P21">&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properties&quot;:{&quot;formattedCitation&quot;:&quot;[@joao_cross-analysis_2019]&quot;,&quot;noteIndex&quot;:0},&quot;citationItems&quot;:[{&quot;uri&quot;:[&quot;http://zotero.org/users/1913249/items/C7CNB5XA&quot;],&quot;uris&quot;:[&quot;http://zotero.org/users/1913249/items/C7CNB5XA&quot;],&quot;id&quot;:9093,&quot;itemData&quot;:{&quot;ISSN&quot;:&quot;2227-7102&quot;,&quot;number&quot;:&quot;3&quot;,&quot;issue&quot;:&quot;3&quot;,&quot;page&quot;:&quot;181&quot;,&quot;URL&quot;:&quot;https://www.mdpi.com/2227-7102/9/3/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itle&quot;:&quot;A Cross-analysis of Block-based and Visual Programming Apps with Computer Science Student-Teachers&quot;,&quot;issued&quot;:{&quot;date-parts&quot;:[[&quot;2019&quot;,9]]},&quot;volume&quot;:&quot;9&quot;,&quot;DOI&quot;:&quot;10.3390/educsci9030181&quot;,&quot;language&quot;:&quot;en&quot;,&quot;source&quot;:&quot;www.mdpi.com&quot;,&quot;type&quot;:&quot;article-journal&quot;,&quot;id&quot;:&quot;joao_cross-analysis_2019&quot;,&quot;accessed&quot;:{&quot;date-parts&quot;:[[&quot;2023&quot;,12,3]]},&quot;license&quot;:&quot;http://creativecommons.org/licenses/by/3.0/&quot;,&quot;container-title&quot;:&quot;Education Sciences&quot;,&quot;citation-key&quot;:&quot;joao_cross-analysis_2019&quot;},&quot;suffix&quot;:&quot;&quot;,&quot;prefix&quot;:&quot;&quot;}],&quot;schema&quot;:&quot;https://github.com/citation-style-language/schema/raw/master/csl-citation.json&quot;,&quot;citationID&quot;:&quot;mlhgxoea&quot;} RNDlvtjzanfrs"/>&lt;Do Zotero Refresh: [@joao_cross-analysis_2019]&gt;<text:reference-mark-end text:name="ZOTERO_ITEM CSL_CITATION {&quot;properties&quot;:{&quot;formattedCitation&quot;:&quot;[@joao_cross-analysis_2019]&quot;,&quot;noteIndex&quot;:0},&quot;citationItems&quot;:[{&quot;uri&quot;:[&quot;http://zotero.org/users/1913249/items/C7CNB5XA&quot;],&quot;uris&quot;:[&quot;http://zotero.org/users/1913249/items/C7CNB5XA&quot;],&quot;id&quot;:9093,&quot;itemData&quot;:{&quot;ISSN&quot;:&quot;2227-7102&quot;,&quot;number&quot;:&quot;3&quot;,&quot;issue&quot;:&quot;3&quot;,&quot;page&quot;:&quot;181&quot;,&quot;URL&quot;:&quot;https://www.mdpi.com/2227-7102/9/3/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itle&quot;:&quot;A Cross-analysis of Block-based and Visual Programming Apps with Computer Science Student-Teachers&quot;,&quot;issued&quot;:{&quot;date-parts&quot;:[[&quot;2019&quot;,9]]},&quot;volume&quot;:&quot;9&quot;,&quot;DOI&quot;:&quot;10.3390/educsci9030181&quot;,&quot;language&quot;:&quot;en&quot;,&quot;source&quot;:&quot;www.mdpi.com&quot;,&quot;type&quot;:&quot;article-journal&quot;,&quot;id&quot;:&quot;joao_cross-analysis_2019&quot;,&quot;accessed&quot;:{&quot;date-parts&quot;:[[&quot;2023&quot;,12,3]]},&quot;license&quot;:&quot;http://creativecommons.org/licenses/by/3.0/&quot;,&quot;container-title&quot;:&quot;Education Sciences&quot;,&quot;citation-key&quot;:&quot;joao_cross-analysis_2019&quot;},&quot;suffix&quot;:&quot;&quot;,&quot;prefix&quot;:&quot;&quot;}],&quot;schema&quot;:&quot;https://github.com/citation-style-language/schema/raw/master/csl-citation.json&quot;,&quot;citationID&quot;:&quot;mlhgxoea&quot;} RNDlvtjzanfrs"/>.</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ixqibtus&quot;} RNDrxithvepbc"/>&lt;Do Zotero Refresh: [@gomes2007learning]&gt;<text:reference-mark-end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ixqibtus&quot;} RNDrxithvepbc"/></text:p>
      <text:p text:style-name="Text_20_body">Issues of needing levels of abstraction in learning programming <text:reference-mark-start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egdpbxyb&quot;} RNDymgpepmvyn"/>&lt;Do Zotero Refresh: [@gomes2007learning]&gt;<text:reference-mark-end text:name="ZOTERO_ITEM CSL_CITATION {&quot;properties&quot;:{&quot;formattedCitation&quot;:&quot;[@gomes2007learning]&quot;,&quot;noteIndex&quot;:0},&quot;citationItems&quot;:[{&quot;uri&quot;:[&quot;http://zotero.org/users/1913249/items/JRKNFC9F&quot;],&quot;uris&quot;:[&quot;http://zotero.org/users/1913249/items/JRKNFC9F&quot;],&quot;id&quot;:9092,&quot;itemData&quot;:{&quot;author&quot;:[{&quot;family&quot;:&quot;Gomes&quot;,&quot;given&quot;:&quot;Anabela&quot;},{&quot;family&quot;:&quot;Mendes&quot;,&quot;given&quot;:&quot;António José&quot;}],&quot;title&quot;:&quot;Learning to program-difficulties and solutions&quot;,&quot;issued&quot;:{&quot;date-parts&quot;:[[&quot;2007&quot;]]},&quot;id&quot;:&quot;gomes2007learning&quot;,&quot;volume&quot;:&quot;7&quot;,&quot;type&quot;:&quot;paper-conference&quot;,&quot;container-title&quot;:&quot;International conference on engineering Education–ICEE&quot;,&quot;citation-key&quot;:&quot;gomes2007learning&quot;},&quot;suffix&quot;:&quot;&quot;,&quot;prefix&quot;:&quot;&quot;}],&quot;schema&quot;:&quot;https://github.com/citation-style-language/schema/raw/master/csl-citation.json&quot;,&quot;citationID&quot;:&quot;egdpbxyb&quot;} RNDymgpepmvyn"/>.</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properties&quot;:{&quot;formattedCitation&quot;:&quot;[@yu_survey_2018]&quot;,&quot;noteIndex&quot;:0},&quot;citationItems&quot;:[{&quot;uri&quot;:[&quot;http://zotero.org/users/1913249/items/FC7LF8E6&quot;],&quot;uris&quot;:[&quot;http://zotero.org/users/1913249/items/FC7LF8E6&quot;],&quot;id&quot;:2837,&quot;itemData&quot;:{&quot;type&quot;:&quot;paper-conference&quot;,&quot;event-title&quot;:&quot;the 17th ACM Conference&quot;,&quot;page&quot;:&quot;289-299&quot;,&quot;URL&quot;:&quot;http://dl.acm.org/citation.cfm?doid=3202185.320273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place&quot;:&quot;Trondheim, Norway&quot;,&quot;title&quot;:&quot;A survey of computational kits for young children&quot;,&quot;issued&quot;:{&quot;date-parts&quot;:[[&quot;2018&quot;]]},&quot;ISBN&quot;:&quot;978-1-4503-5152-2&quot;,&quot;DOI&quot;:&quot;10.1145/3202185.3202738&quot;,&quot;language&quot;:&quot;en&quot;,&quot;source&quot;:&quot;Crossref&quot;,&quot;author&quot;:[{&quot;family&quot;:&quot;Yu&quot;,&quot;given&quot;:&quot;Junnan&quot;},{&quot;family&quot;:&quot;Roque&quot;,&quot;given&quot;:&quot;Ricarose&quot;}],&quot;id&quot;:&quot;yu_survey_2018&quot;,&quot;accessed&quot;:{&quot;date-parts&quot;:[[&quot;2018&quot;,10,30]]},&quot;event-place&quot;:&quot;Trondheim, Norway&quot;,&quot;container-title&quot;:&quot;Proceedings of the 17th ACM Conference on Interaction Design and Children  - IDC '18&quot;,&quot;citation-key&quot;:&quot;yu_survey_2018&quot;},&quot;suffix&quot;:&quot;&quot;,&quot;prefix&quot;:&quot;&quot;}],&quot;schema&quot;:&quot;https://github.com/citation-style-language/schema/raw/master/csl-citation.json&quot;,&quot;citationID&quot;:&quot;psfgqnay&quot;} RNDjfnkhrqlgs"/>&lt;Do Zotero Refresh: [@yu_survey_2018]&gt;<text:reference-mark-end text:name="ZOTERO_ITEM CSL_CITATION {&quot;properties&quot;:{&quot;formattedCitation&quot;:&quot;[@yu_survey_2018]&quot;,&quot;noteIndex&quot;:0},&quot;citationItems&quot;:[{&quot;uri&quot;:[&quot;http://zotero.org/users/1913249/items/FC7LF8E6&quot;],&quot;uris&quot;:[&quot;http://zotero.org/users/1913249/items/FC7LF8E6&quot;],&quot;id&quot;:2837,&quot;itemData&quot;:{&quot;type&quot;:&quot;paper-conference&quot;,&quot;event-title&quot;:&quot;the 17th ACM Conference&quot;,&quot;page&quot;:&quot;289-299&quot;,&quot;URL&quot;:&quot;http://dl.acm.org/citation.cfm?doid=3202185.3202738&quot;,&quot;publisher&quot;:&quot;ACM Press&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place&quot;:&quot;Trondheim, Norway&quot;,&quot;title&quot;:&quot;A survey of computational kits for young children&quot;,&quot;issued&quot;:{&quot;date-parts&quot;:[[&quot;2018&quot;]]},&quot;ISBN&quot;:&quot;978-1-4503-5152-2&quot;,&quot;DOI&quot;:&quot;10.1145/3202185.3202738&quot;,&quot;language&quot;:&quot;en&quot;,&quot;source&quot;:&quot;Crossref&quot;,&quot;author&quot;:[{&quot;family&quot;:&quot;Yu&quot;,&quot;given&quot;:&quot;Junnan&quot;},{&quot;family&quot;:&quot;Roque&quot;,&quot;given&quot;:&quot;Ricarose&quot;}],&quot;id&quot;:&quot;yu_survey_2018&quot;,&quot;accessed&quot;:{&quot;date-parts&quot;:[[&quot;2018&quot;,10,30]]},&quot;event-place&quot;:&quot;Trondheim, Norway&quot;,&quot;container-title&quot;:&quot;Proceedings of the 17th ACM Conference on Interaction Design and Children  - IDC '18&quot;,&quot;citation-key&quot;:&quot;yu_survey_2018&quot;},&quot;suffix&quot;:&quot;&quot;,&quot;prefix&quot;:&quot;&quot;}],&quot;schema&quot;:&quot;https://github.com/citation-style-language/schema/raw/master/csl-citation.json&quot;,&quot;citationID&quot;:&quot;psfgqnay&quot;} RNDjfnkhrqlgs"/>.</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0">
        <text:list-item>
          <text:p text:style-name="P22">Block coding vs text coding, syntax</text:p>
        </text:list-item>
        <text:list-item>
          <text:p text:style-name="P22">Design principles for game making tools, <text:reference-mark-start text:name="ZOTERO_ITEM CSL_CITATION {&quot;properties&quot;:{&quot;formattedCitation&quot;:&quot;[@kafai_connected_2016; @resnick_reflections_2005]&quot;,&quot;noteIndex&quot;:0},&quot;citationItems&quot;:[{&quot;uri&quot;:[&quot;http://zotero.org/users/1913249/items/C9RM6JHC&quot;],&quot;uris&quot;:[&quot;http://zotero.org/users/1913249/items/C9RM6JHC&quot;],&quot;id&quot;:1409,&quot;itemData&quot;:{&quot;author&quot;:[{&quot;family&quot;:&quot;Kafai&quot;,&quot;given&quot;:&quot;Yasmin B.&quot;},{&quot;family&quot;:&quot;Burke&quot;,&quot;given&quot;:&quot;Quinn&quot;},{&quot;family&quot;:&quot;Steinkuehler&quot;,&quot;given&quot;:&quot;Constance&quot;}],&quot;title&quot;:&quot;Connected Gaming: What Making Video Games Can Teach Us about Learning and Literacy&quot;,&quot;issued&quot;:{&quot;date-parts&quot;:[[&quot;2016&quot;,12,23]]},&quot;ISBN&quot;:&quot;978-0-262-03537-8&quot;,&quot;type&quot;:&quot;book&quot;,&quot;language&quot;:&quot;en&quot;,&quot;source&quot;:&quot;Google Books&quot;,&quot;title-short&quot;:&quot;Connected Gaming&quot;,&quot;id&quot;:&quot;kafai_connected_2016&quot;,&quot;publisher&quot;:&quot;MIT Press&quot;,&quot;number-of-pages&quot;:&quot;221&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uffix&quot;:&quot;&quot;,&quot;prefix&quot;:&quot;&quot;},{&quot;uri&quot;:[&quot;http://zotero.org/users/1913249/items/VWHA2FJX&quot;],&quot;uris&quot;:[&quot;http://zotero.org/users/1913249/items/VWHA2FJX&quot;],&quot;id&quot;:1095,&quot;itemData&quot;:{&quot;author&quot;:[{&quot;family&quot;:&quot;Resnick&quot;,&quot;given&quot;:&quot;Mitchel&quot;},{&quot;family&quot;:&quot;Silverman&quot;,&quot;given&quot;:&quot;Brian&quot;}],&quot;title&quot;:&quot;Some reflections on designing construction kits for kids&quot;,&quot;issued&quot;:{&quot;date-parts&quot;:[[&quot;2005&quot;]]},&quot;type&quot;:&quot;paper-conference&quot;,&quot;source&quot;:&quot;Google Scholar&quot;,&quot;URL&quot;:&quot;http://dl.acm.org/citation.cfm?id=1109556&quot;,&quot;page&quot;:&quot;117–122&quot;,&quot;id&quot;:&quot;resnick_reflections_2005&quot;,&quot;publisher&quot;:&quot;ACM&quot;,&quot;accessed&quot;:{&quot;date-parts&quot;:[[&quot;2015&quot;,5,9]]},&quot;container-title&quot;:&quot;Proceedings of the 2005 conference on Interaction design and children&quot;,&quot;citation-key&quot;:&quot;resnick_reflections_2005&quot;},&quot;suffix&quot;:&quot;&quot;,&quot;prefix&quot;:&quot;&quot;}],&quot;schema&quot;:&quot;https://github.com/citation-style-language/schema/raw/master/csl-citation.json&quot;,&quot;citationID&quot;:&quot;iftgravw&quot;} RNDpirnwggbnx"/>&lt;Do Zotero Refresh: [@kafai_connected_2016; @resnick_reflections_2005]&gt;<text:reference-mark-end text:name="ZOTERO_ITEM CSL_CITATION {&quot;properties&quot;:{&quot;formattedCitation&quot;:&quot;[@kafai_connected_2016; @resnick_reflections_2005]&quot;,&quot;noteIndex&quot;:0},&quot;citationItems&quot;:[{&quot;uri&quot;:[&quot;http://zotero.org/users/1913249/items/C9RM6JHC&quot;],&quot;uris&quot;:[&quot;http://zotero.org/users/1913249/items/C9RM6JHC&quot;],&quot;id&quot;:1409,&quot;itemData&quot;:{&quot;author&quot;:[{&quot;family&quot;:&quot;Kafai&quot;,&quot;given&quot;:&quot;Yasmin B.&quot;},{&quot;family&quot;:&quot;Burke&quot;,&quot;given&quot;:&quot;Quinn&quot;},{&quot;family&quot;:&quot;Steinkuehler&quot;,&quot;given&quot;:&quot;Constance&quot;}],&quot;title&quot;:&quot;Connected Gaming: What Making Video Games Can Teach Us about Learning and Literacy&quot;,&quot;issued&quot;:{&quot;date-parts&quot;:[[&quot;2016&quot;,12,23]]},&quot;ISBN&quot;:&quot;978-0-262-03537-8&quot;,&quot;type&quot;:&quot;book&quot;,&quot;language&quot;:&quot;en&quot;,&quot;source&quot;:&quot;Google Books&quot;,&quot;title-short&quot;:&quot;Connected Gaming&quot;,&quot;id&quot;:&quot;kafai_connected_2016&quot;,&quot;publisher&quot;:&quot;MIT Press&quot;,&quot;number-of-pages&quot;:&quot;221&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uffix&quot;:&quot;&quot;,&quot;prefix&quot;:&quot;&quot;},{&quot;uri&quot;:[&quot;http://zotero.org/users/1913249/items/VWHA2FJX&quot;],&quot;uris&quot;:[&quot;http://zotero.org/users/1913249/items/VWHA2FJX&quot;],&quot;id&quot;:1095,&quot;itemData&quot;:{&quot;author&quot;:[{&quot;family&quot;:&quot;Resnick&quot;,&quot;given&quot;:&quot;Mitchel&quot;},{&quot;family&quot;:&quot;Silverman&quot;,&quot;given&quot;:&quot;Brian&quot;}],&quot;title&quot;:&quot;Some reflections on designing construction kits for kids&quot;,&quot;issued&quot;:{&quot;date-parts&quot;:[[&quot;2005&quot;]]},&quot;type&quot;:&quot;paper-conference&quot;,&quot;source&quot;:&quot;Google Scholar&quot;,&quot;URL&quot;:&quot;http://dl.acm.org/citation.cfm?id=1109556&quot;,&quot;page&quot;:&quot;117–122&quot;,&quot;id&quot;:&quot;resnick_reflections_2005&quot;,&quot;publisher&quot;:&quot;ACM&quot;,&quot;accessed&quot;:{&quot;date-parts&quot;:[[&quot;2015&quot;,5,9]]},&quot;container-title&quot;:&quot;Proceedings of the 2005 conference on Interaction design and children&quot;,&quot;citation-key&quot;:&quot;resnick_reflections_2005&quot;},&quot;suffix&quot;:&quot;&quot;,&quot;prefix&quot;:&quot;&quot;}],&quot;schema&quot;:&quot;https://github.com/citation-style-language/schema/raw/master/csl-citation.json&quot;,&quot;citationID&quot;:&quot;iftgravw&quot;} RNDpirnwggbnx"/> ()</text:p>
        </text:list-item>
        <text:list-item>
          <text:p text:style-name="P22">Barriers in using support material for code examples- mapping, understanding, <text:reference-mark-start text:name="ZOTERO_ITEM CSL_CITATION {&quot;properties&quot;:{&quot;formattedCitation&quot;:&quot;[@wang_novices_2021]&quot;,&quot;noteIndex&quot;:0},&quot;citationItems&quot;:[{&quot;uri&quot;:[&quot;http://zotero.org/users/1913249/items/D6ZVJHNB&quot;],&quot;uris&quot;:[&quot;http://zotero.org/users/1913249/items/D6ZVJHNB&quot;],&quot;id&quot;:8698,&quot;itemData&quot;:{&quot;type&quot;:&quot;paper-conference&quot;,&quot;page&quot;:&quot;394–400&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place&quot;:&quot;New York, NY, USA&quot;,&quot;title&quot;:&quot;Novices' Learning Barriers When Using Code Examples in Open-Ended Programming&quot;,&quot;issued&quot;:{&quot;date-parts&quot;:[[&quot;2021&quot;,6,26]]},&quot;ISBN&quot;:&quot;978-1-4503-8214-4&quot;,&quot;DOI&quot;:&quot;10.1145/3430665.3456370&quot;,&quot;source&quot;:&quot;ACM Digital Libra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d&quot;:&quot;wang_novices_2021&quot;,&quot;container-title&quot;:&quot;Proceedings of the 26th ACM Conference on Innovation and Technology in Computer Science Education V. 1&quot;,&quot;event-place&quot;:&quot;New York, NY, USA&quot;,&quot;collection-title&quot;:&quot;ITiCSE '21&quot;,&quot;citation-key&quot;:&quot;wang_novices_2021&quot;},&quot;suffix&quot;:&quot;&quot;,&quot;prefix&quot;:&quot;&quot;}],&quot;schema&quot;:&quot;https://github.com/citation-style-language/schema/raw/master/csl-citation.json&quot;,&quot;citationID&quot;:&quot;pnvytijb&quot;} RNDaamhsvnmce"/>&lt;Do Zotero Refresh: [@wang_novices_2021]&gt;<text:reference-mark-end text:name="ZOTERO_ITEM CSL_CITATION {&quot;properties&quot;:{&quot;formattedCitation&quot;:&quot;[@wang_novices_2021]&quot;,&quot;noteIndex&quot;:0},&quot;citationItems&quot;:[{&quot;uri&quot;:[&quot;http://zotero.org/users/1913249/items/D6ZVJHNB&quot;],&quot;uris&quot;:[&quot;http://zotero.org/users/1913249/items/D6ZVJHNB&quot;],&quot;id&quot;:8698,&quot;itemData&quot;:{&quot;type&quot;:&quot;paper-conference&quot;,&quot;page&quot;:&quot;394–400&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place&quot;:&quot;New York, NY, USA&quot;,&quot;title&quot;:&quot;Novices' Learning Barriers When Using Code Examples in Open-Ended Programming&quot;,&quot;issued&quot;:{&quot;date-parts&quot;:[[&quot;2021&quot;,6,26]]},&quot;ISBN&quot;:&quot;978-1-4503-8214-4&quot;,&quot;DOI&quot;:&quot;10.1145/3430665.3456370&quot;,&quot;source&quot;:&quot;ACM Digital Libra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d&quot;:&quot;wang_novices_2021&quot;,&quot;container-title&quot;:&quot;Proceedings of the 26th ACM Conference on Innovation and Technology in Computer Science Education V. 1&quot;,&quot;event-place&quot;:&quot;New York, NY, USA&quot;,&quot;collection-title&quot;:&quot;ITiCSE '21&quot;,&quot;citation-key&quot;:&quot;wang_novices_2021&quot;},&quot;suffix&quot;:&quot;&quot;,&quot;prefix&quot;:&quot;&quot;}],&quot;schema&quot;:&quot;https://github.com/citation-style-language/schema/raw/master/csl-citation.json&quot;,&quot;citationID&quot;:&quot;pnvytijb&quot;} RNDaamhsvnmce"/></text:p>
        </text:list-item>
      </text:list>
      <text:p text:style-name="First_20_paragraph">Scratch and GSM merit particular examination as mini-case studies. The</text:p>
      <text:list text:style-name="L21">
        <text:list-item>
          <text:p text:style-name="P23">Scratch and community element.</text:p>
        </text:list-item>
        <text:list-item>
          <text:p text:style-name="P23">Remix as a feature: <text:reference-mark-start text:name="ZOTERO_ITEM CSL_CITATION {&quot;properties&quot;:{&quot;formattedCitation&quot;:&quot;[@amanullah_evaluating_2019]&quot;,&quot;noteIndex&quot;:0},&quot;citationItems&quot;:[{&quot;uri&quot;:[&quot;http://zotero.org/users/1913249/items/BB7BFTD6&quot;],&quot;uris&quot;:[&quot;http://zotero.org/users/1913249/items/BB7BFTD6&quot;],&quot;id&quot;:9090,&quot;itemData&quot;:{&quot;type&quot;:&quot;paper-conference&quot;,&quot;event-title&quot;:&quot;2019 IEEE Frontiers in Education Conference (FIE)&quot;,&quot;page&quot;:&quot;1-8&quot;,&quot;URL&quot;:&quot;https://ieeexplore.ieee.org/document/9028475/&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place&quot;:&quot;Covington, KY, USA&quot;,&quot;title&quot;:&quot;Evaluating the Use of Remixing in Scratch Projects Based on Repertoire, Lines of Code (LOC), and Elementary Patterns&quot;,&quot;issued&quot;:{&quot;date-parts&quot;:[[&quot;2019&quot;,10]]},&quot;ISBN&quot;:&quot;978-1-72811-746-1&quot;,&quot;DOI&quot;:&quot;10.1109/FIE43999.2019.9028475&quot;,&quot;language&quot;:&quot;en&quot;,&quot;source&quot;:&quot;DOI.org (Crossref)&quot;,&quot;author&quot;:[{&quot;family&quot;:&quot;Amanullah&quot;,&quot;given&quot;:&quot;Kashif&quot;},{&quot;family&quot;:&quot;Bell&quot;,&quot;given&quot;:&quot;Tim&quot;}],&quot;id&quot;:&quot;amanullah_evaluating_2019&quot;,&quot;accessed&quot;:{&quot;date-parts&quot;:[[&quot;2023&quot;,12,1]]},&quot;event-place&quot;:&quot;Covington, KY, USA&quot;,&quot;container-title&quot;:&quot;2019 IEEE Frontiers in Education Conference (FIE)&quot;,&quot;citation-key&quot;:&quot;amanullah_evaluating_2019&quot;},&quot;suffix&quot;:&quot;&quot;,&quot;prefix&quot;:&quot;&quot;}],&quot;schema&quot;:&quot;https://github.com/citation-style-language/schema/raw/master/csl-citation.json&quot;,&quot;citationID&quot;:&quot;mybcgspc&quot;} RNDzwemtuaptt"/>&lt;Do Zotero Refresh: [@amanullah_evaluating_2019]&gt;<text:reference-mark-end text:name="ZOTERO_ITEM CSL_CITATION {&quot;properties&quot;:{&quot;formattedCitation&quot;:&quot;[@amanullah_evaluating_2019]&quot;,&quot;noteIndex&quot;:0},&quot;citationItems&quot;:[{&quot;uri&quot;:[&quot;http://zotero.org/users/1913249/items/BB7BFTD6&quot;],&quot;uris&quot;:[&quot;http://zotero.org/users/1913249/items/BB7BFTD6&quot;],&quot;id&quot;:9090,&quot;itemData&quot;:{&quot;type&quot;:&quot;paper-conference&quot;,&quot;event-title&quot;:&quot;2019 IEEE Frontiers in Education Conference (FIE)&quot;,&quot;page&quot;:&quot;1-8&quot;,&quot;URL&quot;:&quot;https://ieeexplore.ieee.org/document/9028475/&quot;,&quot;publisher&quot;:&quot;IEE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place&quot;:&quot;Covington, KY, USA&quot;,&quot;title&quot;:&quot;Evaluating the Use of Remixing in Scratch Projects Based on Repertoire, Lines of Code (LOC), and Elementary Patterns&quot;,&quot;issued&quot;:{&quot;date-parts&quot;:[[&quot;2019&quot;,10]]},&quot;ISBN&quot;:&quot;978-1-72811-746-1&quot;,&quot;DOI&quot;:&quot;10.1109/FIE43999.2019.9028475&quot;,&quot;language&quot;:&quot;en&quot;,&quot;source&quot;:&quot;DOI.org (Crossref)&quot;,&quot;author&quot;:[{&quot;family&quot;:&quot;Amanullah&quot;,&quot;given&quot;:&quot;Kashif&quot;},{&quot;family&quot;:&quot;Bell&quot;,&quot;given&quot;:&quot;Tim&quot;}],&quot;id&quot;:&quot;amanullah_evaluating_2019&quot;,&quot;accessed&quot;:{&quot;date-parts&quot;:[[&quot;2023&quot;,12,1]]},&quot;event-place&quot;:&quot;Covington, KY, USA&quot;,&quot;container-title&quot;:&quot;2019 IEEE Frontiers in Education Conference (FIE)&quot;,&quot;citation-key&quot;:&quot;amanullah_evaluating_2019&quot;},&quot;suffix&quot;:&quot;&quot;,&quot;prefix&quot;:&quot;&quot;}],&quot;schema&quot;:&quot;https://github.com/citation-style-language/schema/raw/master/csl-citation.json&quot;,&quot;citationID&quot;:&quot;mybcgspc&quot;} RNDzwemtuaptt"/></text:p>
        </text:list-item>
        <text:list-item>
          <text:p text:style-name="P23">Online log in</text:p>
        </text:list-item>
        <text:list-item>
          <text:p text:style-name="P23">library of assets to speed up creation</text:p>
        </text:list-item>
        <text:list-item>
          <text:p text:style-name="P23">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4" text:outline-level="4"><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properties&quot;:{&quot;formattedCitation&quot;:&quot;[-@papert_epistemological_1990]&quot;,&quot;noteIndex&quot;:0},&quot;citationItems&quot;:[{&quot;uri&quot;:[&quot;http://zotero.org/users/1913249/items/PN46846P&quot;],&quot;uris&quot;:[&quot;http://zotero.org/users/1913249/items/PN46846P&quot;],&quot;id&quot;:2017,&quot;itemData&quot;:{&quot;author&quot;:[{&quot;family&quot;:&quot;Papert&quot;,&quot;given&quot;:&quot;Seymour&quot;},{&quot;family&quot;:&quot;Turkle&quot;,&quot;given&quot;:&quot;Sherry&quot;}],&quot;title&quot;:&quot;Epistemological Pluralism and the Revaluation of the Concrete&quot;,&quot;issued&quot;:{&quot;date-parts&quot;:[[&quot;1990&quot;]]},&quot;volume&quot;:&quot;16&quot;,&quot;type&quot;:&quot;article-journal&quot;,&quot;issue&quot;:&quot;1&quot;,&quot;id&quot;:&quot;papert_epistemological_1990&quot;,&quot;URL&quot;:&quot;http://www.papert.org/articles/EpistemologicalPluralism.html&quot;,&quot;accessed&quot;:{&quot;date-parts&quot;:[[&quot;2017&quot;,11,1]]},&quot;container-title&quot;:&quot;Signs&quot;,&quot;citation-key&quot;:&quot;papert_epistemological_1990&quot;},&quot;suppress-author&quot;:true,&quot;suffix&quot;:&quot;&quot;,&quot;prefix&quot;:&quot;&quot;}],&quot;schema&quot;:&quot;https://github.com/citation-style-language/schema/raw/master/csl-citation.json&quot;,&quot;citationID&quot;:&quot;xcuychgv&quot;} RNDctheytczvi"/>&lt;Do Zotero Refresh: [-@papert_epistemological_1990]&gt;<text:reference-mark-end text:name="ZOTERO_ITEM CSL_CITATION {&quot;properties&quot;:{&quot;formattedCitation&quot;:&quot;[-@papert_epistemological_1990]&quot;,&quot;noteIndex&quot;:0},&quot;citationItems&quot;:[{&quot;uri&quot;:[&quot;http://zotero.org/users/1913249/items/PN46846P&quot;],&quot;uris&quot;:[&quot;http://zotero.org/users/1913249/items/PN46846P&quot;],&quot;id&quot;:2017,&quot;itemData&quot;:{&quot;author&quot;:[{&quot;family&quot;:&quot;Papert&quot;,&quot;given&quot;:&quot;Seymour&quot;},{&quot;family&quot;:&quot;Turkle&quot;,&quot;given&quot;:&quot;Sherry&quot;}],&quot;title&quot;:&quot;Epistemological Pluralism and the Revaluation of the Concrete&quot;,&quot;issued&quot;:{&quot;date-parts&quot;:[[&quot;1990&quot;]]},&quot;volume&quot;:&quot;16&quot;,&quot;type&quot;:&quot;article-journal&quot;,&quot;issue&quot;:&quot;1&quot;,&quot;id&quot;:&quot;papert_epistemological_1990&quot;,&quot;URL&quot;:&quot;http://www.papert.org/articles/EpistemologicalPluralism.html&quot;,&quot;accessed&quot;:{&quot;date-parts&quot;:[[&quot;2017&quot;,11,1]]},&quot;container-title&quot;:&quot;Signs&quot;,&quot;citation-key&quot;:&quot;papert_epistemological_1990&quot;},&quot;suppress-author&quot;:true,&quot;suffix&quot;:&quot;&quot;,&quot;prefix&quot;:&quot;&quot;}],&quot;schema&quot;:&quot;https://github.com/citation-style-language/schema/raw/master/csl-citation.json&quot;,&quot;citationID&quot;:&quot;xcuychgv&quot;} RNDctheytczvi"/>.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properties&quot;:{&quot;formattedCitation&quot;:&quot;[@wing_computational_2008]&quot;,&quot;noteIndex&quot;:0},&quot;citationItems&quot;:[{&quot;uri&quot;:[&quot;http://zotero.org/users/1913249/items/CQ6F79QS&quot;],&quot;uris&quot;:[&quot;http://zotero.org/users/1913249/items/CQ6F79QS&quot;],&quot;id&quot;:1293,&quot;itemData&quot;:{&quot;author&quot;:[{&quot;family&quot;:&quot;Wing&quot;,&quot;given&quot;:&quot;J. M&quot;}],&quot;title&quot;:&quot;Computational thinking and thinking about computing&quot;,&quot;accessed&quot;:{&quot;date-parts&quot;:[[&quot;2016&quot;,8,8]]},&quot;volume&quot;:&quot;366&quot;,&quot;URL&quot;:&quot;http://rsta.royalsocietypublishing.org/cgi/doi/10.1098/rsta.2008.0118&quot;,&quot;DOI&quot;:&quot;10.1098/rsta.2008.0118&quot;,&quot;language&quot;:&quot;en&quot;,&quot;type&quot;:&quot;article-journal&quot;,&quot;source&quot;:&quot;CrossRef&quot;,&quot;issue&quot;:&quot;1881&quot;,&quot;page&quot;:&quot;3717-3725&quot;,&quot;id&quot;:&quot;wing_computational_2008&quot;,&quot;issued&quot;:{&quot;date-parts&quot;:[[&quot;2008&quot;,10,28]]},&quot;ISSN&quot;:&quot;1364-503X, 1471-2962&quot;,&quot;container-title&quot;:&quot;Philosophical Transactions of the Royal Society A: Mathematical, Physical and Engineering Sciences&quot;,&quot;citation-key&quot;:&quot;wing_computational_2008&quot;},&quot;suffix&quot;:&quot;&quot;,&quot;prefix&quot;:&quot;&quot;}],&quot;schema&quot;:&quot;https://github.com/citation-style-language/schema/raw/master/csl-citation.json&quot;,&quot;citationID&quot;:&quot;sllripdc&quot;} RNDjdrcwpfrni"/>&lt;Do Zotero Refresh: [@wing_computational_2008]&gt;<text:reference-mark-end text:name="ZOTERO_ITEM CSL_CITATION {&quot;properties&quot;:{&quot;formattedCitation&quot;:&quot;[@wing_computational_2008]&quot;,&quot;noteIndex&quot;:0},&quot;citationItems&quot;:[{&quot;uri&quot;:[&quot;http://zotero.org/users/1913249/items/CQ6F79QS&quot;],&quot;uris&quot;:[&quot;http://zotero.org/users/1913249/items/CQ6F79QS&quot;],&quot;id&quot;:1293,&quot;itemData&quot;:{&quot;author&quot;:[{&quot;family&quot;:&quot;Wing&quot;,&quot;given&quot;:&quot;J. M&quot;}],&quot;title&quot;:&quot;Computational thinking and thinking about computing&quot;,&quot;accessed&quot;:{&quot;date-parts&quot;:[[&quot;2016&quot;,8,8]]},&quot;volume&quot;:&quot;366&quot;,&quot;URL&quot;:&quot;http://rsta.royalsocietypublishing.org/cgi/doi/10.1098/rsta.2008.0118&quot;,&quot;DOI&quot;:&quot;10.1098/rsta.2008.0118&quot;,&quot;language&quot;:&quot;en&quot;,&quot;type&quot;:&quot;article-journal&quot;,&quot;source&quot;:&quot;CrossRef&quot;,&quot;issue&quot;:&quot;1881&quot;,&quot;page&quot;:&quot;3717-3725&quot;,&quot;id&quot;:&quot;wing_computational_2008&quot;,&quot;issued&quot;:{&quot;date-parts&quot;:[[&quot;2008&quot;,10,28]]},&quot;ISSN&quot;:&quot;1364-503X, 1471-2962&quot;,&quot;container-title&quot;:&quot;Philosophical Transactions of the Royal Society A: Mathematical, Physical and Engineering Sciences&quot;,&quot;citation-key&quot;:&quot;wing_computational_2008&quot;},&quot;suffix&quot;:&quot;&quot;,&quot;prefix&quot;:&quot;&quot;}],&quot;schema&quot;:&quot;https://github.com/citation-style-language/schema/raw/master/csl-citation.json&quot;,&quot;citationID&quot;:&quot;sllripdc&quot;} RNDjdrcwpfrni"/>.</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properties&quot;:{&quot;formattedCitation&quot;:&quot;[@papert_childrens_1993, p. 143]&quot;,&quot;noteIndex&quot;:0},&quot;citationItems&quot;:[{&quot;uri&quot;:[&quot;http://zotero.org/users/1913249/items/ZWUAZAZN&quot;],&quot;locator&quot;:&quot; 143&quot;,&quot;uris&quot;:[&quot;http://zotero.org/users/1913249/items/ZWUAZAZN&quot;],&quot;id&quot;:1131,&quot;itemData&quot;:{&quot;author&quot;:[{&quot;family&quot;:&quot;Papert&quot;,&quot;given&quot;:&quot;Seymour&quot;}],&quot;title&quot;:&quot;The children's machine: rethinking school in the age of the computer&quot;,&quot;issued&quot;:{&quot;date-parts&quot;:[[&quot;1993&quot;]]},&quot;ISBN&quot;:&quot;0-465-01830-0 978-0-465-01830-7 0-465-01063-6 978-0-465-01063-9 0-7450-1603-0 978-0-7450-1603-0&quot;,&quot;type&quot;:&quot;book&quot;,&quot;language&quot;:&quot;English&quot;,&quot;source&quot;:&quot;Open WorldCat&quot;,&quot;title-short&quot;:&quot;The children's machine&quot;,&quot;id&quot;:&quot;papert_childrens_1993&quot;,&quot;publisher&quot;:&quot;BasicBooks&quot;,&quot;event-place&quot;:&quot;New York&quot;,&quot;publisher-place&quot;:&quot;New York&quot;,&quot;citation-key&quot;:&quot;papert_childrens_1993&quot;},&quot;prefix&quot;:&quot;&quot;}],&quot;schema&quot;:&quot;https://github.com/citation-style-language/schema/raw/master/csl-citation.json&quot;,&quot;citationID&quot;:&quot;ytdankfl&quot;} RNDeilaqdmcuu"/>&lt;Do Zotero Refresh: [@papert_childrens_1993, p. 143]&gt;<text:reference-mark-end text:name="ZOTERO_ITEM CSL_CITATION {&quot;properties&quot;:{&quot;formattedCitation&quot;:&quot;[@papert_childrens_1993, p. 143]&quot;,&quot;noteIndex&quot;:0},&quot;citationItems&quot;:[{&quot;uri&quot;:[&quot;http://zotero.org/users/1913249/items/ZWUAZAZN&quot;],&quot;locator&quot;:&quot; 143&quot;,&quot;uris&quot;:[&quot;http://zotero.org/users/1913249/items/ZWUAZAZN&quot;],&quot;id&quot;:1131,&quot;itemData&quot;:{&quot;author&quot;:[{&quot;family&quot;:&quot;Papert&quot;,&quot;given&quot;:&quot;Seymour&quot;}],&quot;title&quot;:&quot;The children's machine: rethinking school in the age of the computer&quot;,&quot;issued&quot;:{&quot;date-parts&quot;:[[&quot;1993&quot;]]},&quot;ISBN&quot;:&quot;0-465-01830-0 978-0-465-01830-7 0-465-01063-6 978-0-465-01063-9 0-7450-1603-0 978-0-7450-1603-0&quot;,&quot;type&quot;:&quot;book&quot;,&quot;language&quot;:&quot;English&quot;,&quot;source&quot;:&quot;Open WorldCat&quot;,&quot;title-short&quot;:&quot;The children's machine&quot;,&quot;id&quot;:&quot;papert_childrens_1993&quot;,&quot;publisher&quot;:&quot;BasicBooks&quot;,&quot;event-place&quot;:&quot;New York&quot;,&quot;publisher-place&quot;:&quot;New York&quot;,&quot;citation-key&quot;:&quot;papert_childrens_1993&quot;},&quot;prefix&quot;:&quot;&quot;}],&quot;schema&quot;:&quot;https://github.com/citation-style-language/schema/raw/master/csl-citation.json&quot;,&quot;citationID&quot;:&quot;ytdankfl&quot;} RNDeilaqdmcuu"/>.</text:p>
      <text:h text:style-name="Heading_20_4" text:outline-level="4"><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properties&quot;:{&quot;formattedCitation&quot;:&quot;[@roque_engaging_nodate; @roque_becoming_2018]&quot;,&quot;noteIndex&quot;:0},&quot;citationItems&quot;:[{&quot;uri&quot;:[&quot;http://zotero.org/users/1913249/items/HQWRSNXL&quot;],&quot;uris&quot;:[&quot;http://zotero.org/users/1913249/items/HQWRSNXL&quot;],&quot;id&quot;:3048,&quot;itemData&quot;:{&quot;author&quot;:[{&quot;family&quot;:&quot;Roque&quot;,&quot;given&quot;:&quot;Ricarose&quot;},{&quot;family&quot;:&quot;Lin&quot;,&quot;given&quot;:&quot;Karina&quot;},{&quot;family&quot;:&quot;Liuzzi&quot;,&quot;given&quot;:&quot;Richard&quot;}],&quot;title&quot;:&quot;Engaging Parents as Creative Learning Partners in Computing&quot;,&quot;type&quot;:&quot;article-journal&quot;,&quot;language&quot;:&quot;en&quot;,&quot;source&quot;:&quot;Zotero&quot;,&quot;page&quot;:&quot;2&quot;,&quot;id&quot;:&quot;roque_engaging_nodate&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uffix&quot;:&quot;&quot;,&quot;prefix&quot;:&quot;&quot;},{&quot;uri&quot;:[&quot;http://zotero.org/users/1913249/items/XLTF7MAT&quot;],&quot;uris&quot;:[&quot;http://zotero.org/users/1913249/items/XLTF7MAT&quot;],&quot;id&quot;:2772,&quot;itemData&quot;:{&quot;author&quot;:[{&quot;family&quot;:&quot;Roque&quot;,&quot;given&quot;:&quot;Ricarose&quot;},{&quot;family&quot;:&quot;Jain&quot;,&quot;given&quot;:&quot;Rupal&quot;}],&quot;title&quot;:&quot;Becoming Facilitators of Creative Computing in Out-of-School Settings&quot;,&quot;issued&quot;:{&quot;date-parts&quot;:[[&quot;2018&quot;]]},&quot;type&quot;:&quot;article-journal&quot;,&quot;language&quot;:&quot;en&quot;,&quot;source&quot;:&quot;Zotero&quot;,&quot;page&quot;:&quot;8&quot;,&quot;id&quot;:&quot;roque_becoming_2018&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uffix&quot;:&quot;&quot;,&quot;prefix&quot;:&quot;&quot;}],&quot;schema&quot;:&quot;https://github.com/citation-style-language/schema/raw/master/csl-citation.json&quot;,&quot;citationID&quot;:&quot;rxwbbney&quot;} RNDckpqsokvpx"/>&lt;Do Zotero Refresh: [@roque_engaging_nodate; @roque_becoming_2018]&gt;<text:reference-mark-end text:name="ZOTERO_ITEM CSL_CITATION {&quot;properties&quot;:{&quot;formattedCitation&quot;:&quot;[@roque_engaging_nodate; @roque_becoming_2018]&quot;,&quot;noteIndex&quot;:0},&quot;citationItems&quot;:[{&quot;uri&quot;:[&quot;http://zotero.org/users/1913249/items/HQWRSNXL&quot;],&quot;uris&quot;:[&quot;http://zotero.org/users/1913249/items/HQWRSNXL&quot;],&quot;id&quot;:3048,&quot;itemData&quot;:{&quot;author&quot;:[{&quot;family&quot;:&quot;Roque&quot;,&quot;given&quot;:&quot;Ricarose&quot;},{&quot;family&quot;:&quot;Lin&quot;,&quot;given&quot;:&quot;Karina&quot;},{&quot;family&quot;:&quot;Liuzzi&quot;,&quot;given&quot;:&quot;Richard&quot;}],&quot;title&quot;:&quot;Engaging Parents as Creative Learning Partners in Computing&quot;,&quot;type&quot;:&quot;article-journal&quot;,&quot;language&quot;:&quot;en&quot;,&quot;source&quot;:&quot;Zotero&quot;,&quot;page&quot;:&quot;2&quot;,&quot;id&quot;:&quot;roque_engaging_nodate&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uffix&quot;:&quot;&quot;,&quot;prefix&quot;:&quot;&quot;},{&quot;uri&quot;:[&quot;http://zotero.org/users/1913249/items/XLTF7MAT&quot;],&quot;uris&quot;:[&quot;http://zotero.org/users/1913249/items/XLTF7MAT&quot;],&quot;id&quot;:2772,&quot;itemData&quot;:{&quot;author&quot;:[{&quot;family&quot;:&quot;Roque&quot;,&quot;given&quot;:&quot;Ricarose&quot;},{&quot;family&quot;:&quot;Jain&quot;,&quot;given&quot;:&quot;Rupal&quot;}],&quot;title&quot;:&quot;Becoming Facilitators of Creative Computing in Out-of-School Settings&quot;,&quot;issued&quot;:{&quot;date-parts&quot;:[[&quot;2018&quot;]]},&quot;type&quot;:&quot;article-journal&quot;,&quot;language&quot;:&quot;en&quot;,&quot;source&quot;:&quot;Zotero&quot;,&quot;page&quot;:&quot;8&quot;,&quot;id&quot;:&quot;roque_becoming_2018&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uffix&quot;:&quot;&quot;,&quot;prefix&quot;:&quot;&quot;}],&quot;schema&quot;:&quot;https://github.com/citation-style-language/schema/raw/master/csl-citation.json&quot;,&quot;citationID&quot;:&quot;rxwbbney&quot;} RNDckpqsokvpx"/>.</text:p>
      <text:p text:style-name="Text_20_body"/>
      <text:h text:style-name="Heading_20_2" text:outline-level="2"><text:bookmark-start text:name="research-objectives-and-questions"/>4. Research objectives and questions<text:bookmark-end text:name="research-objectives-and-questions"/></text:h>
      <text:h text:style-name="Heading_20_3" text:outline-level="3"><text:bookmark-start text:name="research-objectives-recap-of-motivation"/>Research objectives &amp; Recap of motivation<text:bookmark-end text:name="research-objectives-recap-of-motivation"/></text:h>
      <text:p text:style-name="First_20_paragraph">One motivation is to better understand my practice as an activist, community worker and educator. As a digital media workshop facilitator, what is happening in moments of controlled chaos that I seek to foster?</text:p>
      <text:p text:style-name="Text_20_body">As an activist looking for wider empowerment in communities how can I better understand the process of understanding and working with limits to agency.</text:p>
      <text:p text:style-name="Text_20_body">New software and contexts to make and play games offer new pedagogical possibilities emerge regularly. They should be investigated.</text:p>
      <text:h text:style-name="Heading_20_3" text:outline-level="3"><text:bookmark-start text:name="research-questions---july-2024"/>Research Questions - July 2024<text:bookmark-end text:name="research-questions---july-2024"/></text:h>
      <text:list text:style-name="L22">
        <text:list-item>
          <text:p text:style-name="P24">What contradictions arose in participation in this research’s game coding processes and what pedagogical tools and processes are available to address these contradictions?</text:p>
        </text:list-item>
        <text:list-item>
          <text:p text:style-name="P24">How can game design patterns support the development of computational fluency in novices?</text:p>
        </text:list-item>
        <text:list-item>
          <text:p text:style-name="P24">How can learners build agency in an evolving community of game makers?</text:p>
        </text:list-item>
      </text:list>
      <text:h text:style-name="Heading_20_3" text:outline-level="3"><text:bookmark-start text:name="clarifications-of-terminology-of-questions"/>Clarifications of terminology of questions<text:bookmark-end text:name="clarifications-of-terminology-of-questions"/></text:h>
      <text:h text:style-name="Heading_20_3" text:outline-level="3"><text:bookmark-start text:name="agency"/>Agency<text:bookmark-end text:name="agency"/></text:h>
      <text:p text:style-name="First_20_paragraph">A wider goal is the research is to reflect on experiences of developing agency within a non-formal community. To do this, this thesis engages with a complex and dynamic picture of participant agency. This complexity is important to this thesis as it allows a full exploration of contextual factors at play, especially initial and emerging barriers to participation to undertaking project work. While agency and autonomy have disputed, often inter-related definitions <text:reference-mark-start text:name="ZOTERO_ITEM CSL_CITATION {&quot;properties&quot;:{&quot;formattedCitation&quot;:&quot;[@huang_autonomy_2013; @matusov_mapping_2016]&quot;,&quot;noteIndex&quot;:0},&quot;citationItems&quot;:[{&quot;uri&quot;:[&quot;http://zotero.org/users/1913249/items/PSMR8LFN&quot;],&quot;uris&quot;:[&quot;http://zotero.org/users/1913249/items/PSMR8LFN&quot;],&quot;id&quot;:8822,&quot;itemData&quot;:{&quot;author&quot;:[{&quot;family&quot;:&quot;Huang&quot;,&quot;given&quot;:&quot;Jing (Peter)&quot;},{&quot;family&quot;:&quot;Benson&quot;,&quot;given&quot;:&quot;Phil&quot;}],&quot;title&quot;:&quot;Autonomy, Agency and Identity in Foreign and Second Language Education&quot;,&quot;accessed&quot;:{&quot;date-parts&quot;:[[&quot;2023&quot;,6,19]]},&quot;volume&quot;:&quot;36&quot;,&quot;URL&quot;:&quot;https://www.degruyter.com/document/doi/10.1515/cjal-2013-0002/html&quot;,&quot;DOI&quot;:&quot;10.1515/cjal-2013-0002&quot;,&quot;language&quot;:&quot;en&quot;,&quot;type&quot;:&quot;article-journal&quot;,&quot;source&quot;:&quot;DOI.org (Crossref)&quot;,&quot;issue&quot;:&quot;1&quot;,&quot;issued&quot;:{&quot;date-parts&quot;:[[&quot;2013&quot;,1,2]]},&quot;id&quot;:&quot;huang_autonomy_2013&quot;,&quot;ISSN&quot;:&quot;2192-9513, 2192-9505&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uffix&quot;:&quot;&quot;,&quot;prefix&quot;:&quot;&quot;},{&quot;uri&quot;:[&quot;http://zotero.org/users/1913249/items/ZU33LZ9E&quot;],&quot;uris&quot;:[&quot;http://zotero.org/users/1913249/items/ZU33LZ9E&quot;],&quot;id&quot;:8819,&quot;itemData&quot;:{&quot;ISSN&quot;:&quot;1936-3567&quot;,&quot;issue&quot;:&quot;3&quot;,&quot;page&quot;:&quot;420-446&quot;,&quot;URL&quot;:&quot;https://doi.org/10.1007/s12124-015-9336-0&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non-dropping-particle&quot;:&quot;von&quot;,&quot;given&quot;:&quot;Katherine&quot;,&quot;family&quot;:&quot;Duyke&quot;},{&quot;family&quot;:&quot;Kayumova&quot;,&quot;given&quot;:&quot;Shakhnoza&quot;}],&quot;title&quot;:&quot;Mapping Concepts of Agency in Educational Contexts&quot;,&quot;issued&quot;:{&quot;date-parts&quot;:[[&quot;2016&quot;,9,1]]},&quot;volume&quot;:&quot;50&quot;,&quot;DOI&quot;:&quot;10.1007/s12124-015-9336-0&quot;,&quot;language&quot;:&quot;en&quot;,&quot;source&quot;:&quot;Springer Link&quot;,&quot;id&quot;:&quot;matusov_mapping_2016&quot;,&quot;accessed&quot;:{&quot;date-parts&quot;:[[&quot;2023&quot;,6,19]]},&quot;type&quot;:&quot;article-journal&quot;,&quot;container-title&quot;:&quot;Integrative Psychological and Behavioral Science&quot;,&quot;citation-key&quot;:&quot;matusov_mapping_2016&quot;},&quot;suffix&quot;:&quot;&quot;,&quot;prefix&quot;:&quot;&quot;}],&quot;schema&quot;:&quot;https://github.com/citation-style-language/schema/raw/master/csl-citation.json&quot;,&quot;citationID&quot;:&quot;fujjcvkt&quot;} RNDywvsqnqnpr"/>&lt;Do Zotero Refresh: [@huang_autonomy_2013; @matusov_mapping_2016]&gt;<text:reference-mark-end text:name="ZOTERO_ITEM CSL_CITATION {&quot;properties&quot;:{&quot;formattedCitation&quot;:&quot;[@huang_autonomy_2013; @matusov_mapping_2016]&quot;,&quot;noteIndex&quot;:0},&quot;citationItems&quot;:[{&quot;uri&quot;:[&quot;http://zotero.org/users/1913249/items/PSMR8LFN&quot;],&quot;uris&quot;:[&quot;http://zotero.org/users/1913249/items/PSMR8LFN&quot;],&quot;id&quot;:8822,&quot;itemData&quot;:{&quot;author&quot;:[{&quot;family&quot;:&quot;Huang&quot;,&quot;given&quot;:&quot;Jing (Peter)&quot;},{&quot;family&quot;:&quot;Benson&quot;,&quot;given&quot;:&quot;Phil&quot;}],&quot;title&quot;:&quot;Autonomy, Agency and Identity in Foreign and Second Language Education&quot;,&quot;accessed&quot;:{&quot;date-parts&quot;:[[&quot;2023&quot;,6,19]]},&quot;volume&quot;:&quot;36&quot;,&quot;URL&quot;:&quot;https://www.degruyter.com/document/doi/10.1515/cjal-2013-0002/html&quot;,&quot;DOI&quot;:&quot;10.1515/cjal-2013-0002&quot;,&quot;language&quot;:&quot;en&quot;,&quot;type&quot;:&quot;article-journal&quot;,&quot;source&quot;:&quot;DOI.org (Crossref)&quot;,&quot;issue&quot;:&quot;1&quot;,&quot;issued&quot;:{&quot;date-parts&quot;:[[&quot;2013&quot;,1,2]]},&quot;id&quot;:&quot;huang_autonomy_2013&quot;,&quot;ISSN&quot;:&quot;2192-9513, 2192-9505&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uffix&quot;:&quot;&quot;,&quot;prefix&quot;:&quot;&quot;},{&quot;uri&quot;:[&quot;http://zotero.org/users/1913249/items/ZU33LZ9E&quot;],&quot;uris&quot;:[&quot;http://zotero.org/users/1913249/items/ZU33LZ9E&quot;],&quot;id&quot;:8819,&quot;itemData&quot;:{&quot;ISSN&quot;:&quot;1936-3567&quot;,&quot;issue&quot;:&quot;3&quot;,&quot;page&quot;:&quot;420-446&quot;,&quot;URL&quot;:&quot;https://doi.org/10.1007/s12124-015-9336-0&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non-dropping-particle&quot;:&quot;von&quot;,&quot;given&quot;:&quot;Katherine&quot;,&quot;family&quot;:&quot;Duyke&quot;},{&quot;family&quot;:&quot;Kayumova&quot;,&quot;given&quot;:&quot;Shakhnoza&quot;}],&quot;title&quot;:&quot;Mapping Concepts of Agency in Educational Contexts&quot;,&quot;issued&quot;:{&quot;date-parts&quot;:[[&quot;2016&quot;,9,1]]},&quot;volume&quot;:&quot;50&quot;,&quot;DOI&quot;:&quot;10.1007/s12124-015-9336-0&quot;,&quot;language&quot;:&quot;en&quot;,&quot;source&quot;:&quot;Springer Link&quot;,&quot;id&quot;:&quot;matusov_mapping_2016&quot;,&quot;accessed&quot;:{&quot;date-parts&quot;:[[&quot;2023&quot;,6,19]]},&quot;type&quot;:&quot;article-journal&quot;,&quot;container-title&quot;:&quot;Integrative Psychological and Behavioral Science&quot;,&quot;citation-key&quot;:&quot;matusov_mapping_2016&quot;},&quot;suffix&quot;:&quot;&quot;,&quot;prefix&quot;:&quot;&quot;}],&quot;schema&quot;:&quot;https://github.com/citation-style-language/schema/raw/master/csl-citation.json&quot;,&quot;citationID&quot;:&quot;fujjcvkt&quot;} RNDywvsqnqnpr"/>. This study uses the following terms which can help locate RQ3 more precisely: instrumental agency, relational agency and authorial agency.</text:p>
      <text:h text:style-name="Heading_20_3" text:outline-level="3"><text:bookmark-start text:name="wider-implications-of-the-research"/>Wider implications of the research<text:bookmark-end text:name="wider-implications-of-the-research"/></text:h>
      <text:p text:style-name="First_20_paragraph">To further understand research objectives it is important to situate the potential relevance of the outcomes of this research by exploring the context of of creating digital games in formal and non-formal settings.</text:p>
      <text:p text:style-name="Text_20_body"><text:span text:style-name="T1">Who should read this thesis?</text:span></text:p>
      <text:p text:style-name="Text_20_body">Given the overall direction of this thesis, who is the intended audience? While the participants are home educators, other areas of education may benefit from the answers to these questions.</text:p>
      <text:list text:style-name="L23">
        <text:list-item>
          <text:p text:style-name="P25">parents and families</text:p>
        </text:list-item>
        <text:list-item>
          <text:p text:style-name="P25">teachers</text:p>
        </text:list-item>
        <text:list-item>
          <text:p text:style-name="P25">Researchers in computing education</text:p>
        </text:list-item>
        <text:list-item>
          <text:p text:style-name="P25">informal educators</text:p>
        </text:list-item>
        <text:list-item>
          <text:p text:style-name="P25">In addition my experience of the process, research and generative, action research</text:p>
        </text:list-item>
      </text:list>
      <text:p text:style-name="First_20_paragraph">My experience of having the rug pulled out from underneath me after volunteering my time and energy in various projects motivates me to examine the characteristics streams of activity carefully. Thus the following analysis of the sites of interest cover not only educational programs but based on underlying funding and the motivations of funders.</text:p>
      <text:p text:style-name="Text_20_body">Thus proposed motivations for supporting coding and game making are analysed alongside the financial models which support activities. I am guided by the work of Vossoughi and colleagues <text:reference-mark-start text:name="ZOTERO_ITEM CSL_CITATION {&quot;properties&quot;:{&quot;formattedCitation&quot;:&quot;[@vossoughi_making_2016]&quot;,&quot;noteIndex&quot;:0},&quot;citationItems&quot;:[{&quot;uri&quot;:[&quot;http://zotero.org/users/1913249/items/E7EXZNJ2&quot;],&quot;uris&quot;:[&quot;http://zotero.org/users/1913249/items/E7EXZNJ2&quot;],&quot;id&quot;:1756,&quot;itemData&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issued&quot;:{&quot;date-parts&quot;:[[&quot;2016&quot;]]},&quot;volume&quot;:&quot;86&quot;,&quot;type&quot;:&quot;article-journal&quot;,&quot;URL&quot;:&quot;http://www.hepgjournals.org/doi/abs/10.17763/0017-8055.86.2.206&quot;,&quot;source&quot;:&quot;Google Scholar&quot;,&quot;issue&quot;:&quot;2&quot;,&quot;page&quot;:&quot;206–232&quot;,&quot;id&quot;:&quot;vossoughi_making_2016&quot;,&quot;title-short&quot;:&quot;Making through the lens of culture and power&quot;,&quot;accessed&quot;:{&quot;date-parts&quot;:[[&quot;2017&quot;,10,14]]},&quot;container-title&quot;:&quot;Harvard Educational Review&quot;,&quot;citation-key&quot;:&quot;vossoughi_making_2016&quot;},&quot;suffix&quot;:&quot;&quot;,&quot;prefix&quot;:&quot;&quot;}],&quot;schema&quot;:&quot;https://github.com/citation-style-language/schema/raw/master/csl-citation.json&quot;,&quot;citationID&quot;:&quot;atpddfuv&quot;} RNDtericxcmhf"/>&lt;Do Zotero Refresh: [@vossoughi_making_2016]&gt;<text:reference-mark-end text:name="ZOTERO_ITEM CSL_CITATION {&quot;properties&quot;:{&quot;formattedCitation&quot;:&quot;[@vossoughi_making_2016]&quot;,&quot;noteIndex&quot;:0},&quot;citationItems&quot;:[{&quot;uri&quot;:[&quot;http://zotero.org/users/1913249/items/E7EXZNJ2&quot;],&quot;uris&quot;:[&quot;http://zotero.org/users/1913249/items/E7EXZNJ2&quot;],&quot;id&quot;:1756,&quot;itemData&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issued&quot;:{&quot;date-parts&quot;:[[&quot;2016&quot;]]},&quot;volume&quot;:&quot;86&quot;,&quot;type&quot;:&quot;article-journal&quot;,&quot;URL&quot;:&quot;http://www.hepgjournals.org/doi/abs/10.17763/0017-8055.86.2.206&quot;,&quot;source&quot;:&quot;Google Scholar&quot;,&quot;issue&quot;:&quot;2&quot;,&quot;page&quot;:&quot;206–232&quot;,&quot;id&quot;:&quot;vossoughi_making_2016&quot;,&quot;title-short&quot;:&quot;Making through the lens of culture and power&quot;,&quot;accessed&quot;:{&quot;date-parts&quot;:[[&quot;2017&quot;,10,14]]},&quot;container-title&quot;:&quot;Harvard Educational Review&quot;,&quot;citation-key&quot;:&quot;vossoughi_making_2016&quot;},&quot;suffix&quot;:&quot;&quot;,&quot;prefix&quot;:&quot;&quot;}],&quot;schema&quot;:&quot;https://github.com/citation-style-language/schema/raw/master/csl-citation.json&quot;,&quot;citationID&quot;:&quot;atpddfuv&quot;} RNDtericxcmhf"/> whose see critique of maker movement shows the potentially negative impact of the positivist, industry-focused STEM agenda on inclusive practice.</text:p>
      <text:p text:style-name="Text_20_body">The following sections therefore explore diverse motivations for learning to code specifically via game making or an informal making culture.</text:p>
      <text:list text:style-name="L24">
        <text:list-item>
          <text:p text:style-name="P26">Learning coding and related digital skills to progress to join the commercial games industry</text:p>
        </text:list-item>
        <text:list-item>
          <text:p text:style-name="P26">Getting more people to take Computing qualifications, a motivation which aligns with the concept of feeding the STEM pipeline in to science industries</text:p>
        </text:list-item>
        <text:list-item>
          <text:p text:style-name="P26">Parents motivations to develop individual useful skills in young peoples.</text:p>
        </text:list-item>
        <text:list-item>
          <text:p text:style-name="P26">Game making for intrinsic pleasure of making games or similar projects that are celebrated</text:p>
        </text:list-item>
        <text:list-item>
          <text:p text:style-name="P26">for empowerment of individual and health of society as consumers of technology</text:p>
        </text:list-item>
      </text:list>
      <text:h text:style-name="Heading_20_2" text:outline-level="2"><text:bookmark-start text:name="introduction-to-theoretical-framework"/>4. Introduction to Theoretical Framework<text:bookmark-end text:name="introduction-to-theoretical-framework"/></text:h>
      <text:p text:style-name="First_20_paragraph">REVISE THIS A LOT - RETHINK</text:p>
      <text:h text:style-name="Heading_20_3" text:outline-level="3"><text:bookmark-start text:name="what-are-the-needs-of-this-study"/>What are the needs of this study?<text:bookmark-end text:name="what-are-the-needs-of-this-study"/></text:h>
      <text:p text:style-name="First_20_paragraph">In brief:</text:p>
      <text:list text:style-name="L25">
        <text:list-item>
          <text:p text:style-name="P27">Novel tools, provide new opportunities and need evaluation</text:p>
        </text:list-item>
        <text:list-item>
          <text:p text:style-name="P27">Research processes should happen in situ for relevant results</text:p>
        </text:list-item>
        <text:list-item>
          <text:p text:style-name="P27">Community based approaches to research allow for mutual input to the process</text:p>
        </text:list-item>
      </text:list>
      <text:p text:style-name="First_20_paragraph">This is particularly true in the field of digital making and game making. New software and coding environments to make and play games offer new pedagogical possibilities are emerging regularly.</text:p>
      <text:p text:style-name="Text_20_body">These new technology can provide communities with tools to leverage new opportunities in a way which gives participants greater agency.</text:p>
      <text:p text:style-name="Text_20_body">A research process which involves participants and can be responsive and incorporate new ways in which</text:p>
      <text:p text:style-name="Text_20_body">Community-based approaches to learning can facilitate this process. The process of learn through undertaking creative media projects is explored in existing PBL literature but more work is needed which share effective practice.</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properties&quot;:{&quot;formattedCitation&quot;:&quot;[@lee_none_2016]&quot;,&quot;noteIndex&quot;:0},&quot;citationItems&quot;:[{&quot;uri&quot;:[&quot;http://zotero.org/users/1913249/items/NN25MFNI&quot;],&quot;uris&quot;:[&quot;http://zotero.org/users/1913249/items/NN25MFNI&quot;],&quot;id&quot;:8970,&quot;itemData&quot;:{&quot;ISSN&quot;:&quot;1066-5684&quot;,&quot;issue&quot;:&quot;4&quot;,&quot;page&quot;:&quot;480-492&quot;,&quot;URL&quot;:&quot;https://doi.org/10.1080/10665684.2016.1227157&quot;,&quot;publisher&quot;:&quot;Routledg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itle&quot;:&quot;None But Ourselves Can Free Our Minds: Critical Computational Literacy as a Pedagogy of Resistance&quot;,&quot;issued&quot;:{&quot;date-parts&quot;:[[&quot;2016&quot;,10,1]]},&quot;volume&quot;:&quot;49&quot;,&quot;DOI&quot;:&quot;10.1080/10665684.2016.1227157&quot;,&quot;source&quot;:&quot;Taylor and Francis+NEJM&quot;,&quot;accessed&quot;:{&quot;date-parts&quot;:[[&quot;2023&quot;,10,2]]},&quot;id&quot;:&quot;lee_none_2016&quot;,&quot;type&quot;:&quot;article-journal&quot;,&quot;title-short&quot;:&quot;None But Ourselves Can Free Our Minds&quot;,&quot;container-title&quot;:&quot;Equity &amp; Excellence in Education&quot;,&quot;citation-key&quot;:&quot;lee_none_2016&quot;},&quot;suffix&quot;:&quot;&quot;,&quot;prefix&quot;:&quot;&quot;}],&quot;schema&quot;:&quot;https://github.com/citation-style-language/schema/raw/master/csl-citation.json&quot;,&quot;citationID&quot;:&quot;hryfnuyd&quot;} RNDhoqwgrqvvu"/>&lt;Do Zotero Refresh: [@lee_none_2016]&gt;<text:reference-mark-end text:name="ZOTERO_ITEM CSL_CITATION {&quot;properties&quot;:{&quot;formattedCitation&quot;:&quot;[@lee_none_2016]&quot;,&quot;noteIndex&quot;:0},&quot;citationItems&quot;:[{&quot;uri&quot;:[&quot;http://zotero.org/users/1913249/items/NN25MFNI&quot;],&quot;uris&quot;:[&quot;http://zotero.org/users/1913249/items/NN25MFNI&quot;],&quot;id&quot;:8970,&quot;itemData&quot;:{&quot;ISSN&quot;:&quot;1066-5684&quot;,&quot;issue&quot;:&quot;4&quot;,&quot;page&quot;:&quot;480-492&quot;,&quot;URL&quot;:&quot;https://doi.org/10.1080/10665684.2016.1227157&quot;,&quot;publisher&quot;:&quot;Routledg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itle&quot;:&quot;None But Ourselves Can Free Our Minds: Critical Computational Literacy as a Pedagogy of Resistance&quot;,&quot;issued&quot;:{&quot;date-parts&quot;:[[&quot;2016&quot;,10,1]]},&quot;volume&quot;:&quot;49&quot;,&quot;DOI&quot;:&quot;10.1080/10665684.2016.1227157&quot;,&quot;source&quot;:&quot;Taylor and Francis+NEJM&quot;,&quot;accessed&quot;:{&quot;date-parts&quot;:[[&quot;2023&quot;,10,2]]},&quot;id&quot;:&quot;lee_none_2016&quot;,&quot;type&quot;:&quot;article-journal&quot;,&quot;title-short&quot;:&quot;None But Ourselves Can Free Our Minds&quot;,&quot;container-title&quot;:&quot;Equity &amp; Excellence in Education&quot;,&quot;citation-key&quot;:&quot;lee_none_2016&quot;},&quot;suffix&quot;:&quot;&quot;,&quot;prefix&quot;:&quot;&quot;}],&quot;schema&quot;:&quot;https://github.com/citation-style-language/schema/raw/master/csl-citation.json&quot;,&quot;citationID&quot;:&quot;hryfnuyd&quot;} RNDhoqwgrqvvu"/>.</text:p>
      <text:p text:style-name="Text_20_body">CHAT is optimistic but realistic in the focus on the possibility of change.</text:p>
      <text:p text:style-name="Text_20_body">However, I am wary to celebrate this uncritically given my recent experiences of unintended consequences of change. This applies even in a computing teaching context. For while as a Computer teacher candidate I was drawn to the possibilities offered by a new technologies and the shifts in computer pedagogy, school settings faced constraints of the curriculum, exams and time related pressures which threaten to prevent the kind of authentic project based work. I want to be able to give detailed tools of critically analysis that do not paralyse but also do not unthinkingly evangelise social change in ways which may be unsafe or unrealistic.</text:p>
      <text:p text:style-name="Text_20_body">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h text:style-name="Heading_20_3" text:outline-level="3"><text:bookmark-start text:name="summary-of-the-focus-of-this-thesis---adapting-the-experience-to-an-academic-phd-format"/>Summary of the FOCUS of this thesis - adapting the experience to an academic PhD format<text:bookmark-end text:name="summary-of-the-focus-of-this-thesis---adapting-the-experience-to-an-academic-phd-format"/></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focus the broad experience down into a format suitable for PhD dissertation.</text:p>
      <text:p text:style-name="Text_20_body">In addition, as noted by academic research writing format often skirts detail in favour of analysis and results. Hoadley notes “the usual study presents a technology fully formed as if it had risen from the oceans like Venus herself” <text:reference-mark-start text:name="ZOTERO_ITEM CSL_CITATION {&quot;properties&quot;:{&quot;formattedCitation&quot;:&quot;[@hoadley_creating_2002]&quot;,&quot;noteIndex&quot;:0},&quot;citationItems&quot;:[{&quot;uri&quot;:[&quot;http://zotero.org/users/1913249/items/5WBFUHS9&quot;],&quot;uris&quot;:[&quot;http://zotero.org/users/1913249/items/5WBFUHS9&quot;],&quot;id&quot;:9461,&quot;itemData&quot;:{&quot;author&quot;:[{&quot;family&quot;:&quot;Hoadley&quot;,&quot;given&quot;:&quot;Christopher Plekss&quot;}],&quot;title&quot;:&quot;Creating Context: Design-based Research in Creating and Understanding CSCL&quot;,&quot;issued&quot;:{&quot;date-parts&quot;:[[&quot;2002&quot;]]},&quot;type&quot;:&quot;article-journal&quot;,&quot;language&quot;:&quot;en&quot;,&quot;source&quot;:&quot;Zotero&quot;,&quot;id&quot;:&quot;hoadley_creating_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efix&quot;:&quot;&quot;}],&quot;schema&quot;:&quot;https://github.com/citation-style-language/schema/raw/master/csl-citation.json&quot;,&quot;citationID&quot;:&quot;apqtuhbw&quot;} RNDeejljqciwp"/>&lt;Do Zotero Refresh: [@hoadley_creating_2002]&gt;<text:reference-mark-end text:name="ZOTERO_ITEM CSL_CITATION {&quot;properties&quot;:{&quot;formattedCitation&quot;:&quot;[@hoadley_creating_2002]&quot;,&quot;noteIndex&quot;:0},&quot;citationItems&quot;:[{&quot;uri&quot;:[&quot;http://zotero.org/users/1913249/items/5WBFUHS9&quot;],&quot;uris&quot;:[&quot;http://zotero.org/users/1913249/items/5WBFUHS9&quot;],&quot;id&quot;:9461,&quot;itemData&quot;:{&quot;author&quot;:[{&quot;family&quot;:&quot;Hoadley&quot;,&quot;given&quot;:&quot;Christopher Plekss&quot;}],&quot;title&quot;:&quot;Creating Context: Design-based Research in Creating and Understanding CSCL&quot;,&quot;issued&quot;:{&quot;date-parts&quot;:[[&quot;2002&quot;]]},&quot;type&quot;:&quot;article-journal&quot;,&quot;language&quot;:&quot;en&quot;,&quot;source&quot;:&quot;Zotero&quot;,&quot;id&quot;:&quot;hoadley_creating_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efix&quot;:&quot;&quot;}],&quot;schema&quot;:&quot;https://github.com/citation-style-language/schema/raw/master/csl-citation.json&quot;,&quot;citationID&quot;:&quot;apqtuhbw&quot;} RNDeejljqciwp"/>. I address tension using the process of creating a chapter which acts as a design narrative, a process which I explain and justify in Chapters 3 and 4.</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also dropped a chapter exploring a drama process introduced in the third phase of the design. Instead, the main prioritisation is represented in the research questions: that being, the use of gameplay design patterns, and their relationship with emerging participant agency.</text:p>
      <text:p text:style-name="Text_20_body">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While there has been a large body of research on the value and practice of game making for educational purposes, it is a dynamic landscape which has many areas which merit additional research.</text:p>
      <text:p text:style-name="Text_20_body">Illingworth critique’s Kafai and Burke’s book <text:reference-mark-start text:name="ZOTERO_ITEM CSL_CITATION {&quot;properties&quot;:{&quot;formattedCitation&quot;:&quot;[@illingworth_review_2017]&quot;,&quot;noteIndex&quot;:0},&quot;citationItems&quot;:[{&quot;uri&quot;:[&quot;http://zotero.org/users/1913249/items/ZBN3I6KZ&quot;],&quot;uris&quot;:[&quot;http://zotero.org/users/1913249/items/ZBN3I6KZ&quot;],&quot;id&quot;:9581,&quot;itemData&quot;:{&quot;author&quot;:[{&quot;family&quot;:&quot;Illingworth&quot;,&quot;given&quot;:&quot;Sam&quot;}],&quot;title&quot;:&quot;Review of Connected Gaming&quot;,&quot;issued&quot;:{&quot;date-parts&quot;:[[&quot;2017&quot;,1,31]]},&quot;type&quot;:&quot;post-weblog&quot;,&quot;language&quot;:&quot;en-US&quot;,&quot;URL&quot;:&quot;https://manchestergamecentre.org/blog-db/book-review-connected-gaming&quot;,&quot;id&quot;:&quot;illingworth_review_2017&quot;,&quot;accessed&quot;:{&quot;date-parts&quot;:[[&quot;2024&quot;,7,10]]},&quot;citation-key&quot;:&quot;illingworth_review_2017&quot;,&quot;container-title&quot;:&quot;Manchester Game Centre&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suffix&quot;:&quot;&quot;,&quot;prefix&quot;:&quot;&quot;}],&quot;schema&quot;:&quot;https://github.com/citation-style-language/schema/raw/master/csl-citation.json&quot;,&quot;citationID&quot;:&quot;cutkjkhp&quot;} RNDbxlwrlmhfg"/>&lt;Do Zotero Refresh: [@illingworth_review_2017]&gt;<text:reference-mark-end text:name="ZOTERO_ITEM CSL_CITATION {&quot;properties&quot;:{&quot;formattedCitation&quot;:&quot;[@illingworth_review_2017]&quot;,&quot;noteIndex&quot;:0},&quot;citationItems&quot;:[{&quot;uri&quot;:[&quot;http://zotero.org/users/1913249/items/ZBN3I6KZ&quot;],&quot;uris&quot;:[&quot;http://zotero.org/users/1913249/items/ZBN3I6KZ&quot;],&quot;id&quot;:9581,&quot;itemData&quot;:{&quot;author&quot;:[{&quot;family&quot;:&quot;Illingworth&quot;,&quot;given&quot;:&quot;Sam&quot;}],&quot;title&quot;:&quot;Review of Connected Gaming&quot;,&quot;issued&quot;:{&quot;date-parts&quot;:[[&quot;2017&quot;,1,31]]},&quot;type&quot;:&quot;post-weblog&quot;,&quot;language&quot;:&quot;en-US&quot;,&quot;URL&quot;:&quot;https://manchestergamecentre.org/blog-db/book-review-connected-gaming&quot;,&quot;id&quot;:&quot;illingworth_review_2017&quot;,&quot;accessed&quot;:{&quot;date-parts&quot;:[[&quot;2024&quot;,7,10]]},&quot;citation-key&quot;:&quot;illingworth_review_2017&quot;,&quot;container-title&quot;:&quot;Manchester Game Centre&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suffix&quot;:&quot;&quot;,&quot;prefix&quot;:&quot;&quot;}],&quot;schema&quot;:&quot;https://github.com/citation-style-language/schema/raw/master/csl-citation.json&quot;,&quot;citationID&quot;:&quot;cutkjkhp&quot;} RNDbxlwrlmhfg"/> due to lack of specificity in the game making techniques outlined. While some of the studies linked to do contain pedagogies used, others suffer from less detail, or use non-free, or no longer available tools. New software tools to make games which offer new pedagogical possibilities emerge regularly, and thus the opportunities merit attention.</text:p>
      <text:p text:style-name="Text_20_body">Chapter 4 of Kafai and Burke’s review on game making research addresses cultural dimensions of game making. However, while it covers barriers to participation, is lacking in detail again in the detail provided of pedagogical approahces, but also in the contextual factors driving the programmes (CHECK).</text:p>
      <text:p text:style-name="Text_20_body">WHAT OTHER STUDIES EXIST -</text:p>
      <text:p text:style-name="Text_20_body">In recent years researchers from constructionist school have started to describe the importance cultural elements of learning environments within a situated and critical framings of computing skills <text:reference-mark-start text:name="ZOTERO_ITEM CSL_CITATION {&quot;properties&quot;:{&quot;formattedCitation&quot;:&quot;[@kafai_revaluation_2022]&quot;,&quot;noteIndex&quot;:0},&quot;citationItems&quot;:[{&quot;uri&quot;:[&quot;http://zotero.org/users/1913249/items/EVLUTKD8&quot;],&quot;uris&quot;:[&quot;http://zotero.org/users/1913249/items/EVLUTKD8&quot;],&quot;id&quot;:9599,&quot;itemData&quot;:{&quot;ISSN&quot;:&quot;0013-189X&quot;,&quot;issue&quot;:&quot;2&quot;,&quot;page&quot;:&quot;146-151&quot;,&quot;URL&quot;:&quot;https://doi.org/10.3102/0013189X211057904&quot;,&quot;publisher&quot;:&quot;American Educational Research Association&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family&quot;:&quot;Kafai&quot;,&quot;given&quot;:&quot;Yasmin B.&quot;},{&quot;family&quot;:&quot;Proctor&quot;,&quot;given&quot;:&quot;Chris&quot;}],&quot;title&quot;:&quot;A Revaluation of Computational Thinking in K–12 Education: Moving Toward Computational Literacies&quot;,&quot;issued&quot;:{&quot;date-parts&quot;:[[&quot;2022&quot;,3,1]]},&quot;volume&quot;:&quot;51&quot;,&quot;DOI&quot;:&quot;10.3102/0013189X211057904&quot;,&quot;language&quot;:&quot;en&quot;,&quot;source&quot;:&quot;SAGE Journals&quot;,&quot;type&quot;:&quot;article-journal&quot;,&quot;id&quot;:&quot;kafai_revaluation_2022&quot;,&quot;accessed&quot;:{&quot;date-parts&quot;:[[&quot;2024&quot;,7,10]]},&quot;title-short&quot;:&quot;A Revaluation of Computational Thinking in K–12 Education&quot;,&quot;container-title&quot;:&quot;Educational Researcher&quot;,&quot;citation-key&quot;:&quot;kafai_revaluation_2022&quot;},&quot;suffix&quot;:&quot;&quot;,&quot;prefix&quot;:&quot;&quot;}],&quot;schema&quot;:&quot;https://github.com/citation-style-language/schema/raw/master/csl-citation.json&quot;,&quot;citationID&quot;:&quot;ohdtmmfw&quot;} RNDdheaxhvqre"/>&lt;Do Zotero Refresh: [@kafai_revaluation_2022]&gt;<text:reference-mark-end text:name="ZOTERO_ITEM CSL_CITATION {&quot;properties&quot;:{&quot;formattedCitation&quot;:&quot;[@kafai_revaluation_2022]&quot;,&quot;noteIndex&quot;:0},&quot;citationItems&quot;:[{&quot;uri&quot;:[&quot;http://zotero.org/users/1913249/items/EVLUTKD8&quot;],&quot;uris&quot;:[&quot;http://zotero.org/users/1913249/items/EVLUTKD8&quot;],&quot;id&quot;:9599,&quot;itemData&quot;:{&quot;ISSN&quot;:&quot;0013-189X&quot;,&quot;issue&quot;:&quot;2&quot;,&quot;page&quot;:&quot;146-151&quot;,&quot;URL&quot;:&quot;https://doi.org/10.3102/0013189X211057904&quot;,&quot;publisher&quot;:&quot;American Educational Research Association&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family&quot;:&quot;Kafai&quot;,&quot;given&quot;:&quot;Yasmin B.&quot;},{&quot;family&quot;:&quot;Proctor&quot;,&quot;given&quot;:&quot;Chris&quot;}],&quot;title&quot;:&quot;A Revaluation of Computational Thinking in K–12 Education: Moving Toward Computational Literacies&quot;,&quot;issued&quot;:{&quot;date-parts&quot;:[[&quot;2022&quot;,3,1]]},&quot;volume&quot;:&quot;51&quot;,&quot;DOI&quot;:&quot;10.3102/0013189X211057904&quot;,&quot;language&quot;:&quot;en&quot;,&quot;source&quot;:&quot;SAGE Journals&quot;,&quot;type&quot;:&quot;article-journal&quot;,&quot;id&quot;:&quot;kafai_revaluation_2022&quot;,&quot;accessed&quot;:{&quot;date-parts&quot;:[[&quot;2024&quot;,7,10]]},&quot;title-short&quot;:&quot;A Revaluation of Computational Thinking in K–12 Education&quot;,&quot;container-title&quot;:&quot;Educational Researcher&quot;,&quot;citation-key&quot;:&quot;kafai_revaluation_2022&quot;},&quot;suffix&quot;:&quot;&quot;,&quot;prefix&quot;:&quot;&quot;}],&quot;schema&quot;:&quot;https://github.com/citation-style-language/schema/raw/master/csl-citation.json&quot;,&quot;citationID&quot;:&quot;ohdtmmfw&quot;} RNDdheaxhvqre"/>.</text:p>
      <text:p text:style-name="Text_20_body">However, constructionism lacks some of the tools provided by CHAT, and its research outputs still retain a primary focus on its historical concerns on a more personal understandings of knowledge A legacy of Papert’s work on maths concepts explored in computing microworlds.</text:p>
      <text:p text:style-name="Text_20_body">Instead, this thesis is inspired to a larger extent by the work of CHAT researcher to examine community participation within an evolving culture that involves digital creation and coding. For an example of this genre of research we can examing the work of Cole and colleagues on the 5D project…</text:p>
      <text:p text:style-name="Text_20_body">This study addresses this in part with a detailed exploration on the learning design in Chapter 5 a design narrative and Chapter 7 which explores cultural elements of game making research. It also includes as a research output tools in the form of free-software and educational materials created under an open-licence.</text:p>
      <text:p text:style-name="Text_20_body">Sharing practice for researchers and practitioners is complicated. The results are often too abstract to be useful or easily understood by practitioners or too concrete to replicate. Notable exceptions include design pattern collections and design heuristics like that of Brennan and Silverman <text:reference-mark-start text:name="ZOTERO_ITEM CSL_CITATION {&quot;properties&quot;:{&quot;formattedCitation&quot;:&quot;[@resnick_reflections_2005]&quot;,&quot;noteIndex&quot;:0},&quot;citationItems&quot;:[{&quot;uri&quot;:[&quot;http://zotero.org/users/1913249/items/VWHA2FJX&quot;],&quot;uris&quot;:[&quot;http://zotero.org/users/1913249/items/VWHA2FJX&quot;],&quot;id&quot;:1095,&quot;itemData&quot;:{&quot;author&quot;:[{&quot;family&quot;:&quot;Resnick&quot;,&quot;given&quot;:&quot;Mitchel&quot;},{&quot;family&quot;:&quot;Silverman&quot;,&quot;given&quot;:&quot;Brian&quot;}],&quot;title&quot;:&quot;Some reflections on designing construction kits for kids&quot;,&quot;issued&quot;:{&quot;date-parts&quot;:[[&quot;2005&quot;]]},&quot;type&quot;:&quot;paper-conference&quot;,&quot;source&quot;:&quot;Google Scholar&quot;,&quot;URL&quot;:&quot;http://dl.acm.org/citation.cfm?id=1109556&quot;,&quot;page&quot;:&quot;117–122&quot;,&quot;id&quot;:&quot;resnick_reflections_2005&quot;,&quot;publisher&quot;:&quot;ACM&quot;,&quot;accessed&quot;:{&quot;date-parts&quot;:[[&quot;2015&quot;,5,9]]},&quot;container-title&quot;:&quot;Proceedings of the 2005 conference on Interaction design and children&quot;,&quot;citation-key&quot;:&quot;resnick_reflections_2005&quot;},&quot;suffix&quot;:&quot;&quot;,&quot;prefix&quot;:&quot;&quot;}],&quot;schema&quot;:&quot;https://github.com/citation-style-language/schema/raw/master/csl-citation.json&quot;,&quot;citationID&quot;:&quot;byucwfzn&quot;} RNDrmvxskfver"/>&lt;Do Zotero Refresh: [@resnick_reflections_2005]&gt;<text:reference-mark-end text:name="ZOTERO_ITEM CSL_CITATION {&quot;properties&quot;:{&quot;formattedCitation&quot;:&quot;[@resnick_reflections_2005]&quot;,&quot;noteIndex&quot;:0},&quot;citationItems&quot;:[{&quot;uri&quot;:[&quot;http://zotero.org/users/1913249/items/VWHA2FJX&quot;],&quot;uris&quot;:[&quot;http://zotero.org/users/1913249/items/VWHA2FJX&quot;],&quot;id&quot;:1095,&quot;itemData&quot;:{&quot;author&quot;:[{&quot;family&quot;:&quot;Resnick&quot;,&quot;given&quot;:&quot;Mitchel&quot;},{&quot;family&quot;:&quot;Silverman&quot;,&quot;given&quot;:&quot;Brian&quot;}],&quot;title&quot;:&quot;Some reflections on designing construction kits for kids&quot;,&quot;issued&quot;:{&quot;date-parts&quot;:[[&quot;2005&quot;]]},&quot;type&quot;:&quot;paper-conference&quot;,&quot;source&quot;:&quot;Google Scholar&quot;,&quot;URL&quot;:&quot;http://dl.acm.org/citation.cfm?id=1109556&quot;,&quot;page&quot;:&quot;117–122&quot;,&quot;id&quot;:&quot;resnick_reflections_2005&quot;,&quot;publisher&quot;:&quot;ACM&quot;,&quot;accessed&quot;:{&quot;date-parts&quot;:[[&quot;2015&quot;,5,9]]},&quot;container-title&quot;:&quot;Proceedings of the 2005 conference on Interaction design and children&quot;,&quot;citation-key&quot;:&quot;resnick_reflections_2005&quot;},&quot;suffix&quot;:&quot;&quot;,&quot;prefix&quot;:&quot;&quot;}],&quot;schema&quot;:&quot;https://github.com/citation-style-language/schema/raw/master/csl-citation.json&quot;,&quot;citationID&quot;:&quot;byucwfzn&quot;} RNDrmvxskfver"/></text:p>
      <text:list text:style-name="L26">
        <text:list-item>
          <text:p text:style-name="P28">Not many addressing the explicit intention to create a community.<text:line-break/></text:p>
        </text:list-item>
        <text:list-item>
          <text:p text:style-name="P28">Game design patterns emerged in this research as fruitful and is under researched</text:p>
        </text:list-item>
      </text:list>
      <text:p text:style-name="First_20_paragraph"><text:span text:style-name="T1">Other thoughts on thesis</text:span></text:p>
      <text:p text:style-name="Text_20_body">This research is valid in the following ways:</text:p>
      <text:list text:style-name="L27">
        <text:list-item>
          <text:p text:style-name="P29">generative nature of research. It has created teaching resources</text:p>
        </text:list-item>
        <text:list-item>
          <text:p text:style-name="P29">the detail of game making pedagogy, suitable for other researcher and Teachers</text:p>
        </text:list-item>
        <text:list-item>
          <text:p text:style-name="P29">tools are novel - media practices are situated, thus will differ with technology</text:p>
        </text:list-item>
        <text:list-item>
          <text:p text:style-name="P29">application of guided participation as lens to this domain</text:p>
        </text:list-item>
        <text:list-item>
          <text:p text:style-name="P29">something about methods using 360 and screen capture?</text:p>
        </text:list-item>
      </text:list>
      <text:h text:style-name="Heading_20_3" text:outline-level="3"><text:bookmark-start text:name="scope-and-limitations-of-this-thesis"/>Scope and limitations of this thesis<text:bookmark-end text:name="scope-and-limitations-of-this-thesis"/></text:h>
      <text:p text:style-name="First_20_paragraph">I am cautions of making claims about transfer of knowledge of skills to other areas.</text:p>
      <text:p text:style-name="Text_20_body">Theories of situated learning view transmission of educational practice as a thorny problem as the process of learning is dependant on many contextual factors.</text:p>
      <text:p text:style-name="Text_20_body">The promise of computational thinking was in part based on such claims of transfer. But Guzdial shifted their views on this subject.</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chapter-outline-of-the-study"/>6. Chapter outline of the study<text:bookmark-end text:name="chapter-outline-of-the-study"/></text:h>
      <text:p text:style-name="First_20_paragraph">This introduction has been structured around key contextual factors that have spurred this inquiry and which have emerged from observational research and integrating existing theoretical understandings in this area. It has also outlined a motivation to better understand my own experience as a facilitator of learners creating media and digital products in relation to existing research.</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3 details the theoretical framework used. It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text:p>
      <text:p text:style-name="Text_20_body">Chapter 4 describes the methodology of the study. I outline the process of how data was gathered, processed and collected using screen capture and 360 cameras. I explore the challenge of gathering large amounts of research data and resulting prioritisation that resulted.</text:p>
      <text:p text:style-name="Text_20_body">Chapter 5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study seeks to address questions about effective teaching the creative and technical skills needed by novices to create digital game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y key frameworks which contribute to understanding the study’s first research question. Chapter 2 also prepare the reader for a later exploration of how design-based research and third-generation activity theory are used in this study to answer the research questions.</text:p>
      <text:h text:style-name="Heading_20_2" text:outline-level="2"><text:bookmark-start text:name="holding-zone---drop-or-move"/>Holding Zone - Drop or Move<text:bookmark-end text:name="holding-zone---drop-or-move"/></text:h>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0">"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1">Quote from [@franklin_analysis_2020]</text:p>
      <text:h text:style-name="Heading_20_3" text:outline-level="3"><text:bookmark-start text:name="the-complex-role-of-agency-in-this-thesis"/>The complex role of agency in this thesis<text:bookmark-end text:name="the-complex-role-of-agency-in-this-thesis"/></text:h>
      <text:p text:style-name="First_20_paragraph">My personal context illustrates several examples of the structure and agency debate <text:reference-mark-start text:name="ZOTERO_ITEM CSL_CITATION {&quot;properties&quot;:{&quot;formattedCitation&quot;:&quot;[@bazerman_structure_2003]&quot;,&quot;noteIndex&quot;:0},&quot;citationItems&quot;:[{&quot;uri&quot;:[&quot;http://zotero.org/users/1913249/items/76XKF8ST&quot;],&quot;uris&quot;:[&quot;http://zotero.org/users/1913249/items/76XKF8ST&quot;],&quot;id&quot;:9553,&quot;itemData&quot;:{&quot;type&quot;:&quot;chapter&quot;,&quot;page&quot;:&quot;63-97&quot;,&quot;URL&quot;:&quot;https://wac.colostate.edu/books/perspectives/selves-societies/&quot;,&quot;publisher&quot;:&quot;The WAC Clearinghouse; Mind, Culture, and Activity&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author&quot;:[{&quot;family&quot;:&quot;Schryer&quot;,&quot;given&quot;:&quot;Catherine F.&quot;},{&quot;family&quot;:&quot;Lingard&quot;,&quot;given&quot;:&quot;Lorelei&quot;},{&quot;family&quot;:&quot;Spafford&quot;,&quot;given&quot;:&quot;Marlee&quot;},{&quot;family&quot;:&quot;Garwood&quot;,&quot;given&quot;:&quot;Kim&quot;}],&quot;title&quot;:&quot;Structure and Agency in Medical Case Presentations&quot;,&quot;issued&quot;:{&quot;date-parts&quot;:[[&quot;2003&quot;,2,1]]},&quot;ISBN&quot;:&quot;978-0-9727023-1-7&quot;,&quot;DOI&quot;:&quot;10.37514/PER-B.2003.2317.2.02&quot;,&quot;language&quot;:&quot;en&quot;,&quot;source&quot;:&quot;DOI.org (Crossref)&quot;,&quot;id&quot;:&quot;bazerman_structure_2003&quot;,&quot;editor&quot;:[{&quot;family&quot;:&quot;Bazerman&quot;,&quot;given&quot;:&quot;Charles&quot;},{&quot;family&quot;:&quot;Russell&quot;,&quot;given&quot;:&quot;David R.&quot;}],&quot;accessed&quot;:{&quot;date-parts&quot;:[[&quot;2024&quot;,6,28]]},&quot;container-title&quot;:&quot;Writing Selves/Writing Societies: Research from Activity Perspectives&quot;,&quot;citation-key&quot;:&quot;bazerman_structure_2003&quot;},&quot;suffix&quot;:&quot;&quot;,&quot;prefix&quot;:&quot;&quot;}],&quot;schema&quot;:&quot;https://github.com/citation-style-language/schema/raw/master/csl-citation.json&quot;,&quot;citationID&quot;:&quot;ijnlqslo&quot;} RNDageslgqfjn"/>&lt;Do Zotero Refresh: [@bazerman_structure_2003]&gt;<text:reference-mark-end text:name="ZOTERO_ITEM CSL_CITATION {&quot;properties&quot;:{&quot;formattedCitation&quot;:&quot;[@bazerman_structure_2003]&quot;,&quot;noteIndex&quot;:0},&quot;citationItems&quot;:[{&quot;uri&quot;:[&quot;http://zotero.org/users/1913249/items/76XKF8ST&quot;],&quot;uris&quot;:[&quot;http://zotero.org/users/1913249/items/76XKF8ST&quot;],&quot;id&quot;:9553,&quot;itemData&quot;:{&quot;type&quot;:&quot;chapter&quot;,&quot;page&quot;:&quot;63-97&quot;,&quot;URL&quot;:&quot;https://wac.colostate.edu/books/perspectives/selves-societies/&quot;,&quot;publisher&quot;:&quot;The WAC Clearinghouse; Mind, Culture, and Activity&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author&quot;:[{&quot;family&quot;:&quot;Schryer&quot;,&quot;given&quot;:&quot;Catherine F.&quot;},{&quot;family&quot;:&quot;Lingard&quot;,&quot;given&quot;:&quot;Lorelei&quot;},{&quot;family&quot;:&quot;Spafford&quot;,&quot;given&quot;:&quot;Marlee&quot;},{&quot;family&quot;:&quot;Garwood&quot;,&quot;given&quot;:&quot;Kim&quot;}],&quot;title&quot;:&quot;Structure and Agency in Medical Case Presentations&quot;,&quot;issued&quot;:{&quot;date-parts&quot;:[[&quot;2003&quot;,2,1]]},&quot;ISBN&quot;:&quot;978-0-9727023-1-7&quot;,&quot;DOI&quot;:&quot;10.37514/PER-B.2003.2317.2.02&quot;,&quot;language&quot;:&quot;en&quot;,&quot;source&quot;:&quot;DOI.org (Crossref)&quot;,&quot;id&quot;:&quot;bazerman_structure_2003&quot;,&quot;editor&quot;:[{&quot;family&quot;:&quot;Bazerman&quot;,&quot;given&quot;:&quot;Charles&quot;},{&quot;family&quot;:&quot;Russell&quot;,&quot;given&quot;:&quot;David R.&quot;}],&quot;accessed&quot;:{&quot;date-parts&quot;:[[&quot;2024&quot;,6,28]]},&quot;container-title&quot;:&quot;Writing Selves/Writing Societies: Research from Activity Perspectives&quot;,&quot;citation-key&quot;:&quot;bazerman_structure_2003&quot;},&quot;suffix&quot;:&quot;&quot;,&quot;prefix&quot;:&quot;&quot;}],&quot;schema&quot;:&quot;https://github.com/citation-style-language/schema/raw/master/csl-citation.json&quot;,&quot;citationID&quot;:&quot;ijnlqslo&quot;} RNDageslgqfjn"/>. A tangential but important motivation is to make sense of this experience in philosophical terms.</text:p>
      <text:p text:style-name="Text_20_body">Thus RQ3 of this thesis addresses the process of developing agency within a community. The process of undertaking a PhD gave me a chance to investigate my driving motivations previous projects in a new context and setting. However, while I had a sense of what success felt like in creative media project work, I lacked clear language to communicate this either in the academic or practice based settings. Thus, one of my objectives was to be able to better understand the driving forces of my involvement in education aspects of community in terms of the range of training and community projects that I had been involved with.</text:p>
      <text:p text:style-name="Text_20_body">There was a messiness and a responsiveness that I wanted to capture and celebrate, and a dedication to real-life projects and working with the interests of participants. As such I began to search for a relevant theoretical framework and terminology to achieve this exploration in academic terms.</text:p>
      <text:p text:style-name="Text_20_body">The messiness of approach resonated with Papert and Turkle’s celebration of bricolage approaches and corresponding rejection of the primacy of abstract approaches to learning computing. This ethos had been developed into a school of pedagogy named Constructionism which continues to be popular in computing education in particular through the work or MIT labs. These are elements of pedagogy that are explored in Chapter 2.</text:p>
      <text:p text:style-name="Text_20_body">Constructionism valuing of project work was of potential interest to me. In addition the school’s work on Computational Fluency as a counterpoint to Computational Thinking allowed for concepts of identity exploration and self-expression [].</text:p>
      <text:p text:style-name="Text_20_body">However, constructionism seemed lacking in theoretical underpinning allowing a spanning of different domains.</text:p>
      <text:p text:style-name="Text_20_body">Instead AT offers a rich language to explore the kind of empowerment and limits to it in a wider contextual sense.</text:p>
      <text:p text:style-name="Text_20_body">It also provided a diversity of concept to explore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properties&quot;:{&quot;formattedCitation&quot;:&quot;[@huang_autonomy_2013; @matusov_mapping_2016]&quot;,&quot;noteIndex&quot;:0},&quot;citationItems&quot;:[{&quot;uri&quot;:[&quot;http://zotero.org/users/1913249/items/PSMR8LFN&quot;],&quot;uris&quot;:[&quot;http://zotero.org/users/1913249/items/PSMR8LFN&quot;],&quot;id&quot;:8822,&quot;itemData&quot;:{&quot;author&quot;:[{&quot;family&quot;:&quot;Huang&quot;,&quot;given&quot;:&quot;Jing (Peter)&quot;},{&quot;family&quot;:&quot;Benson&quot;,&quot;given&quot;:&quot;Phil&quot;}],&quot;title&quot;:&quot;Autonomy, Agency and Identity in Foreign and Second Language Education&quot;,&quot;accessed&quot;:{&quot;date-parts&quot;:[[&quot;2023&quot;,6,19]]},&quot;volume&quot;:&quot;36&quot;,&quot;URL&quot;:&quot;https://www.degruyter.com/document/doi/10.1515/cjal-2013-0002/html&quot;,&quot;DOI&quot;:&quot;10.1515/cjal-2013-0002&quot;,&quot;language&quot;:&quot;en&quot;,&quot;type&quot;:&quot;article-journal&quot;,&quot;source&quot;:&quot;DOI.org (Crossref)&quot;,&quot;issue&quot;:&quot;1&quot;,&quot;issued&quot;:{&quot;date-parts&quot;:[[&quot;2013&quot;,1,2]]},&quot;id&quot;:&quot;huang_autonomy_2013&quot;,&quot;ISSN&quot;:&quot;2192-9513, 2192-9505&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uffix&quot;:&quot;&quot;,&quot;prefix&quot;:&quot;&quot;},{&quot;uri&quot;:[&quot;http://zotero.org/users/1913249/items/ZU33LZ9E&quot;],&quot;uris&quot;:[&quot;http://zotero.org/users/1913249/items/ZU33LZ9E&quot;],&quot;id&quot;:8819,&quot;itemData&quot;:{&quot;ISSN&quot;:&quot;1936-3567&quot;,&quot;issue&quot;:&quot;3&quot;,&quot;page&quot;:&quot;420-446&quot;,&quot;URL&quot;:&quot;https://doi.org/10.1007/s12124-015-9336-0&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non-dropping-particle&quot;:&quot;von&quot;,&quot;given&quot;:&quot;Katherine&quot;,&quot;family&quot;:&quot;Duyke&quot;},{&quot;family&quot;:&quot;Kayumova&quot;,&quot;given&quot;:&quot;Shakhnoza&quot;}],&quot;title&quot;:&quot;Mapping Concepts of Agency in Educational Contexts&quot;,&quot;issued&quot;:{&quot;date-parts&quot;:[[&quot;2016&quot;,9,1]]},&quot;volume&quot;:&quot;50&quot;,&quot;DOI&quot;:&quot;10.1007/s12124-015-9336-0&quot;,&quot;language&quot;:&quot;en&quot;,&quot;source&quot;:&quot;Springer Link&quot;,&quot;id&quot;:&quot;matusov_mapping_2016&quot;,&quot;accessed&quot;:{&quot;date-parts&quot;:[[&quot;2023&quot;,6,19]]},&quot;type&quot;:&quot;article-journal&quot;,&quot;container-title&quot;:&quot;Integrative Psychological and Behavioral Science&quot;,&quot;citation-key&quot;:&quot;matusov_mapping_2016&quot;},&quot;suffix&quot;:&quot;&quot;,&quot;prefix&quot;:&quot;&quot;}],&quot;schema&quot;:&quot;https://github.com/citation-style-language/schema/raw/master/csl-citation.json&quot;,&quot;citationID&quot;:&quot;libcvwzn&quot;} RNDhejlwrukdl"/>&lt;Do Zotero Refresh: [@huang_autonomy_2013; @matusov_mapping_2016]&gt;<text:reference-mark-end text:name="ZOTERO_ITEM CSL_CITATION {&quot;properties&quot;:{&quot;formattedCitation&quot;:&quot;[@huang_autonomy_2013; @matusov_mapping_2016]&quot;,&quot;noteIndex&quot;:0},&quot;citationItems&quot;:[{&quot;uri&quot;:[&quot;http://zotero.org/users/1913249/items/PSMR8LFN&quot;],&quot;uris&quot;:[&quot;http://zotero.org/users/1913249/items/PSMR8LFN&quot;],&quot;id&quot;:8822,&quot;itemData&quot;:{&quot;author&quot;:[{&quot;family&quot;:&quot;Huang&quot;,&quot;given&quot;:&quot;Jing (Peter)&quot;},{&quot;family&quot;:&quot;Benson&quot;,&quot;given&quot;:&quot;Phil&quot;}],&quot;title&quot;:&quot;Autonomy, Agency and Identity in Foreign and Second Language Education&quot;,&quot;accessed&quot;:{&quot;date-parts&quot;:[[&quot;2023&quot;,6,19]]},&quot;volume&quot;:&quot;36&quot;,&quot;URL&quot;:&quot;https://www.degruyter.com/document/doi/10.1515/cjal-2013-0002/html&quot;,&quot;DOI&quot;:&quot;10.1515/cjal-2013-0002&quot;,&quot;language&quot;:&quot;en&quot;,&quot;type&quot;:&quot;article-journal&quot;,&quot;source&quot;:&quot;DOI.org (Crossref)&quot;,&quot;issue&quot;:&quot;1&quot;,&quot;issued&quot;:{&quot;date-parts&quot;:[[&quot;2013&quot;,1,2]]},&quot;id&quot;:&quot;huang_autonomy_2013&quot;,&quot;ISSN&quot;:&quot;2192-9513, 2192-9505&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uffix&quot;:&quot;&quot;,&quot;prefix&quot;:&quot;&quot;},{&quot;uri&quot;:[&quot;http://zotero.org/users/1913249/items/ZU33LZ9E&quot;],&quot;uris&quot;:[&quot;http://zotero.org/users/1913249/items/ZU33LZ9E&quot;],&quot;id&quot;:8819,&quot;itemData&quot;:{&quot;ISSN&quot;:&quot;1936-3567&quot;,&quot;issue&quot;:&quot;3&quot;,&quot;page&quot;:&quot;420-446&quot;,&quot;URL&quot;:&quot;https://doi.org/10.1007/s12124-015-9336-0&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non-dropping-particle&quot;:&quot;von&quot;,&quot;given&quot;:&quot;Katherine&quot;,&quot;family&quot;:&quot;Duyke&quot;},{&quot;family&quot;:&quot;Kayumova&quot;,&quot;given&quot;:&quot;Shakhnoza&quot;}],&quot;title&quot;:&quot;Mapping Concepts of Agency in Educational Contexts&quot;,&quot;issued&quot;:{&quot;date-parts&quot;:[[&quot;2016&quot;,9,1]]},&quot;volume&quot;:&quot;50&quot;,&quot;DOI&quot;:&quot;10.1007/s12124-015-9336-0&quot;,&quot;language&quot;:&quot;en&quot;,&quot;source&quot;:&quot;Springer Link&quot;,&quot;id&quot;:&quot;matusov_mapping_2016&quot;,&quot;accessed&quot;:{&quot;date-parts&quot;:[[&quot;2023&quot;,6,19]]},&quot;type&quot;:&quot;article-journal&quot;,&quot;container-title&quot;:&quot;Integrative Psychological and Behavioral Science&quot;,&quot;citation-key&quot;:&quot;matusov_mapping_2016&quot;},&quot;suffix&quot;:&quot;&quot;,&quot;prefix&quot;:&quot;&quot;}],&quot;schema&quot;:&quot;https://github.com/citation-style-language/schema/raw/master/csl-citation.json&quot;,&quot;citationID&quot;:&quot;libcvwzn&quot;} RNDhejlwrukdl"/>. This study uses the following terms which can help locate RQ3 more precisely: instrumental agency, relational agency and authorial agency.</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properties&quot;:{&quot;formattedCitation&quot;:&quot;[@edwards2009systemic, p. 200]&quot;,&quot;noteIndex&quot;:0},&quot;citationItems&quot;:[{&quot;uri&quot;:[&quot;http://zotero.org/users/1913249/items/P7UTFAYY&quot;],&quot;locator&quot;:&quot; 200&quot;,&quot;uris&quot;:[&quot;http://zotero.org/users/1913249/items/P7UTFAYY&quot;],&quot;id&quot;:8802,&quot;itemData&quot;:{&quot;author&quot;:[{&quot;family&quot;:&quot;Edwards&quot;,&quot;given&quot;:&quot;Anne&quot;}],&quot;title&quot;:&quot;From the systemic to the relational: Relational agency and activity theory&quot;,&quot;issued&quot;:{&quot;date-parts&quot;:[[&quot;2009&quot;]]},&quot;id&quot;:&quot;edwards2009systemic&quot;,&quot;page&quot;:&quot;197–211&quot;,&quot;type&quot;:&quot;article-journal&quot;,&quot;container-title&quot;:&quot;Learning and expanding with activity theory&quot;,&quot;citation-key&quot;:&quot;edwards2009systemic&quot;},&quot;prefix&quot;:&quot;&quot;}],&quot;schema&quot;:&quot;https://github.com/citation-style-language/schema/raw/master/csl-citation.json&quot;,&quot;citationID&quot;:&quot;cpzcweui&quot;} RNDklntzycabx"/>&lt;Do Zotero Refresh: [@edwards2009systemic, p. 200]&gt;<text:reference-mark-end text:name="ZOTERO_ITEM CSL_CITATION {&quot;properties&quot;:{&quot;formattedCitation&quot;:&quot;[@edwards2009systemic, p. 200]&quot;,&quot;noteIndex&quot;:0},&quot;citationItems&quot;:[{&quot;uri&quot;:[&quot;http://zotero.org/users/1913249/items/P7UTFAYY&quot;],&quot;locator&quot;:&quot; 200&quot;,&quot;uris&quot;:[&quot;http://zotero.org/users/1913249/items/P7UTFAYY&quot;],&quot;id&quot;:8802,&quot;itemData&quot;:{&quot;author&quot;:[{&quot;family&quot;:&quot;Edwards&quot;,&quot;given&quot;:&quot;Anne&quot;}],&quot;title&quot;:&quot;From the systemic to the relational: Relational agency and activity theory&quot;,&quot;issued&quot;:{&quot;date-parts&quot;:[[&quot;2009&quot;]]},&quot;id&quot;:&quot;edwards2009systemic&quot;,&quot;page&quot;:&quot;197–211&quot;,&quot;type&quot;:&quot;article-journal&quot;,&quot;container-title&quot;:&quot;Learning and expanding with activity theory&quot;,&quot;citation-key&quot;:&quot;edwards2009systemic&quot;},&quot;prefix&quot;:&quot;&quot;}],&quot;schema&quot;:&quot;https://github.com/citation-style-language/schema/raw/master/csl-citation.json&quot;,&quot;citationID&quot;:&quot;cpzcweui&quot;} RNDklntzycabx"/>. On a personal level, I want to transcend feelings of regret associated with not being wary enough of unintended effects of embracing possibilities for social change offered new technologies.</text:p>
      <text:p text:style-name="Text_20_body"/>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properties&quot;:{&quot;formattedCitation&quot;:&quot;[@kajamaa_young_2019]&quot;,&quot;noteIndex&quot;:0},&quot;citationItems&quot;:[{&quot;uri&quot;:[&quot;http://zotero.org/users/1913249/items/NMNI59A8&quot;],&quot;uris&quot;:[&quot;http://zotero.org/users/1913249/items/NMNI59A8&quot;],&quot;id&quot;:9515,&quot;itemData&quot;:{&quot;ISSN&quot;:&quot;1074-9039, 1532-7884&quot;,&quot;issue&quot;:&quot;3&quot;,&quot;page&quot;:&quot;201-206&quot;,&quot;URL&quot;:&quot;https://www.tandfonline.com/doi/full/10.1080/10749039.2019.1652653&quot;,&quot;container-title-short&quot;:&quot;Mind, Culture, and Activity&quot;,&quot;author&quot;:[{&quot;family&quot;:&quot;Kajamaa&quot;,&quot;given&quot;:&quot;Anu&quot;},{&quot;family&quot;:&quot;Kumpulainen&quot;,&quot;given&quot;:&quot;Kristiina&quot;}],&quot;title&quot;:&quot;Young people, digital mediation, and transformative agency, special issue (part 1)&quot;,&quot;issued&quot;:{&quot;date-parts&quot;:[[&quot;2019&quot;,7,3]]},&quot;volume&quot;:&quot;26&quot;,&quot;DOI&quot;:&quot;10.1080/10749039.2019.1652653&quot;,&quot;language&quot;:&quot;en&quot;,&quot;source&quot;:&quot;DOI.org (Crossref)&quot;,&quot;id&quot;:&quot;kajamaa_young_2019&quot;,&quot;accessed&quot;:{&quot;date-parts&quot;:[[&quot;2024&quot;,6,26]]},&quot;type&quot;:&quot;article-journal&quot;,&quot;container-title&quot;:&quot;Mind, Culture, and Activity&quot;,&quot;citation-key&quot;:&quot;kajamaa_young_2019&quot;},&quot;suffix&quot;:&quot;&quot;,&quot;prefix&quot;:&quot;&quot;}],&quot;schema&quot;:&quot;https://github.com/citation-style-language/schema/raw/master/csl-citation.json&quot;,&quot;citationID&quot;:&quot;xbkefuqb&quot;} RNDlklpvofurb"/>&lt;Do Zotero Refresh: [@kajamaa_young_2019]&gt;<text:reference-mark-end text:name="ZOTERO_ITEM CSL_CITATION {&quot;properties&quot;:{&quot;formattedCitation&quot;:&quot;[@kajamaa_young_2019]&quot;,&quot;noteIndex&quot;:0},&quot;citationItems&quot;:[{&quot;uri&quot;:[&quot;http://zotero.org/users/1913249/items/NMNI59A8&quot;],&quot;uris&quot;:[&quot;http://zotero.org/users/1913249/items/NMNI59A8&quot;],&quot;id&quot;:9515,&quot;itemData&quot;:{&quot;ISSN&quot;:&quot;1074-9039, 1532-7884&quot;,&quot;issue&quot;:&quot;3&quot;,&quot;page&quot;:&quot;201-206&quot;,&quot;URL&quot;:&quot;https://www.tandfonline.com/doi/full/10.1080/10749039.2019.1652653&quot;,&quot;container-title-short&quot;:&quot;Mind, Culture, and Activity&quot;,&quot;author&quot;:[{&quot;family&quot;:&quot;Kajamaa&quot;,&quot;given&quot;:&quot;Anu&quot;},{&quot;family&quot;:&quot;Kumpulainen&quot;,&quot;given&quot;:&quot;Kristiina&quot;}],&quot;title&quot;:&quot;Young people, digital mediation, and transformative agency, special issue (part 1)&quot;,&quot;issued&quot;:{&quot;date-parts&quot;:[[&quot;2019&quot;,7,3]]},&quot;volume&quot;:&quot;26&quot;,&quot;DOI&quot;:&quot;10.1080/10749039.2019.1652653&quot;,&quot;language&quot;:&quot;en&quot;,&quot;source&quot;:&quot;DOI.org (Crossref)&quot;,&quot;id&quot;:&quot;kajamaa_young_2019&quot;,&quot;accessed&quot;:{&quot;date-parts&quot;:[[&quot;2024&quot;,6,26]]},&quot;type&quot;:&quot;article-journal&quot;,&quot;container-title&quot;:&quot;Mind, Culture, and Activity&quot;,&quot;citation-key&quot;:&quot;kajamaa_young_2019&quot;},&quot;suffix&quot;:&quot;&quot;,&quot;prefix&quot;:&quot;&quot;}],&quot;schema&quot;:&quot;https://github.com/citation-style-language/schema/raw/master/csl-citation.json&quot;,&quot;citationID&quot;:&quot;xbkefuqb&quot;} RNDlklpvofurb"/>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2" text:outline-level="2"><text:bookmark-start text:name="game-making-and-coding-and-in-schools-and-formal-education-1"/>Game making and coding and in schools and formal education<text:bookmark-end text:name="game-making-and-coding-and-in-schools-and-formal-education-1"/></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properties&quot;:{&quot;formattedCitation&quot;:&quot;[@tekinbas_quest_2010]&quot;,&quot;noteIndex&quot;:0},&quot;citationItems&quot;:[{&quot;uri&quot;:[&quot;http://zotero.org/users/1913249/items/3AQZ3WDH&quot;],&quot;uris&quot;:[&quot;http://zotero.org/users/1913249/items/3AQZ3WDH&quot;],&quot;id&quot;:3874,&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issued&quot;:{&quot;date-parts&quot;:[[&quot;2010&quot;,10,29]]},&quot;ISBN&quot;:&quot;978-0-262-51565-8&quot;,&quot;type&quot;:&quot;book&quot;,&quot;DOI&quot;:&quot;10.7551/mitpress/8909.001.0001&quot;,&quot;language&quot;:&quot;English&quot;,&quot;title-short&quot;:&quot;Quest to learn&quot;,&quot;source&quot;:&quot;Amazon&quot;,&quot;publisher-place&quot;:&quot;Cambridge, Mass&quot;,&quot;number-of-pages&quot;:&quot;164&quot;,&quot;id&quot;:&quot;tekinbas_quest_2010&quot;,&quot;publisher&quot;:&quot;The MIT Press&quot;,&quot;event-place&quot;:&quot;Cambridge, Mass&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prefix&quot;:&quot;&quot;}],&quot;schema&quot;:&quot;https://github.com/citation-style-language/schema/raw/master/csl-citation.json&quot;,&quot;citationID&quot;:&quot;zmjjyxcx&quot;} RNDwexycvznae"/>&lt;Do Zotero Refresh: [@tekinbas_quest_2010]&gt;<text:reference-mark-end text:name="ZOTERO_ITEM CSL_CITATION {&quot;properties&quot;:{&quot;formattedCitation&quot;:&quot;[@tekinbas_quest_2010]&quot;,&quot;noteIndex&quot;:0},&quot;citationItems&quot;:[{&quot;uri&quot;:[&quot;http://zotero.org/users/1913249/items/3AQZ3WDH&quot;],&quot;uris&quot;:[&quot;http://zotero.org/users/1913249/items/3AQZ3WDH&quot;],&quot;id&quot;:3874,&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issued&quot;:{&quot;date-parts&quot;:[[&quot;2010&quot;,10,29]]},&quot;ISBN&quot;:&quot;978-0-262-51565-8&quot;,&quot;type&quot;:&quot;book&quot;,&quot;DOI&quot;:&quot;10.7551/mitpress/8909.001.0001&quot;,&quot;language&quot;:&quot;English&quot;,&quot;title-short&quot;:&quot;Quest to learn&quot;,&quot;source&quot;:&quot;Amazon&quot;,&quot;publisher-place&quot;:&quot;Cambridge, Mass&quot;,&quot;number-of-pages&quot;:&quot;164&quot;,&quot;id&quot;:&quot;tekinbas_quest_2010&quot;,&quot;publisher&quot;:&quot;The MIT Press&quot;,&quot;event-place&quot;:&quot;Cambridge, Mass&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prefix&quot;:&quot;&quot;}],&quot;schema&quot;:&quot;https://github.com/citation-style-language/schema/raw/master/csl-citation.json&quot;,&quot;citationID&quot;:&quot;zmjjyxcx&quot;} RNDwexycvzna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1"/>Coding and Computing as a School Subject in the UK<text:bookmark-end text:name="coding-and-computing-as-a-school-subject-in-the-uk-1"/></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properties&quot;:{&quot;formattedCitation&quot;:&quot;[@livingstone_next_2011]&quot;,&quot;noteIndex&quot;:0},&quot;citationItems&quot;:[{&quot;uri&quot;:[&quot;http://zotero.org/users/1913249/items/VBXU3WDU&quot;],&quot;uris&quot;:[&quot;http://zotero.org/users/1913249/items/VBXU3WDU&quot;],&quot;id&quot;:3457,&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1&quot;]]},&quot;id&quot;:&quot;livingstone_next_2011&quot;,&quot;type&quot;:&quot;article-journal&quot;,&quot;container-title&quot;:&quot;National Endowment for Science, Technology and the Arts (NESTA), London, UK&quot;,&quot;citation-key&quot;:&quot;livingstone_next_2011&quot;},&quot;suffix&quot;:&quot;&quot;,&quot;prefix&quot;:&quot;&quot;}],&quot;schema&quot;:&quot;https://github.com/citation-style-language/schema/raw/master/csl-citation.json&quot;,&quot;citationID&quot;:&quot;hqgtasjw&quot;} RNDhoryqqlazj"/>&lt;Do Zotero Refresh: [@livingstone_next_2011]&gt;<text:reference-mark-end text:name="ZOTERO_ITEM CSL_CITATION {&quot;properties&quot;:{&quot;formattedCitation&quot;:&quot;[@livingstone_next_2011]&quot;,&quot;noteIndex&quot;:0},&quot;citationItems&quot;:[{&quot;uri&quot;:[&quot;http://zotero.org/users/1913249/items/VBXU3WDU&quot;],&quot;uris&quot;:[&quot;http://zotero.org/users/1913249/items/VBXU3WDU&quot;],&quot;id&quot;:3457,&quot;itemData&quot;:{&quot;author&quot;:[{&quot;family&quot;:&quot;Livingstone&quot;,&quot;given&quot;:&quot;Ian&quot;},{&quot;family&quot;:&quot;Hope&quot;,&quot;given&quot;:&quot;Alex&quot;}],&quot;title&quot;:&quot;Next Gen: Transforming the UK into the world’s leading talent hub for the video games and visual effects industries&quot;,&quot;issued&quot;:{&quot;date-parts&quot;:[[&quot;2011&quot;]]},&quot;id&quot;:&quot;livingstone_next_2011&quot;,&quot;type&quot;:&quot;article-journal&quot;,&quot;container-title&quot;:&quot;National Endowment for Science, Technology and the Arts (NESTA), London, UK&quot;,&quot;citation-key&quot;:&quot;livingstone_next_2011&quot;},&quot;suffix&quot;:&quot;&quot;,&quot;prefix&quot;:&quot;&quot;}],&quot;schema&quot;:&quot;https://github.com/citation-style-language/schema/raw/master/csl-citation.json&quot;,&quot;citationID&quot;:&quot;hqgtasjw&quot;} RNDhoryqqlazj"/>.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28">
        <text:list-item>
          <text:p text:style-name="P32">New curriculum</text:p>
        </text:list-item>
        <text:list-item>
          <text:p text:style-name="P32">bursaries</text:p>
        </text:list-item>
        <text:list-item>
          <text:p text:style-name="P32">CPD</text:p>
        </text:list-item>
        <text:list-item>
          <text:p text:style-name="P32">CAS and community responses</text:p>
        </text:list-item>
        <text:list-item>
          <text:p text:style-name="P32">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ycguhesj&quot;} RNDasxaxeqdyr"/>&lt;Do Zotero Refresh: [@waite_pedagogy_2017]&gt;<text:reference-mark-end text:name="ZOTERO_ITEM CSL_CITATION {&quot;properties&quot;:{&quot;formattedCitation&quot;:&quot;[@waite_pedagogy_2017]&quot;,&quot;noteIndex&quot;:0},&quot;citationItems&quot;:[{&quot;uri&quot;:[&quot;http://zotero.org/users/1913249/items/R4M4KKC8&quot;],&quot;uris&quot;:[&quot;http://zotero.org/users/1913249/items/R4M4KKC8&quot;],&quot;id&quot;:3869,&quot;itemData&quot;:{&quot;author&quot;:[{&quot;family&quot;:&quot;Waite&quot;,&quot;given&quot;:&quot;Jane&quot;}],&quot;title&quot;:&quot;Pedagogy in teaching Computer Science in schools: A Literature Review&quot;,&quot;issued&quot;:{&quot;date-parts&quot;:[[&quot;2017&quot;]]},&quot;type&quot;:&quot;report&quot;,&quot;language&quot;:&quot;en&quot;,&quot;source&quot;:&quot;Zotero&quot;,&quot;page&quot;:&quot;90&quot;,&quot;id&quot;:&quot;waite_pedagogy_2017&quot;,&quot;publisher&quot;:&quot;Royal Society&quot;,&quot;URL&quot;:&quot;https://royalsociety.org/%7E/media/policy/projects/computing-education/literature-review-pedagogy-in-teaching.pdf&quot;,&quot;citation-key&quot;:&quot;waite_pedagogy_2017&quot;},&quot;suffix&quot;:&quot;&quot;,&quot;prefix&quot;:&quot;&quot;}],&quot;schema&quot;:&quot;https://github.com/citation-style-language/schema/raw/master/csl-citation.json&quot;,&quot;citationID&quot;:&quot;ycguhesj&quot;} RNDasxaxeqdy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1"/>Context of game making and wider digital making and culture home and informal settings<text:bookmark-end text:name="context-of-game-making-and-wider-digital-making-and-culture-home-and-informal-settings-1"/></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ing-as-a-home-and-informal-culture-1"/>On Gaming as a home and informal culture<text:bookmark-end text:name="on-gaming-as-a-home-and-informal-culture-1"/></text:h>
      <text:p text:style-name="First_20_paragraph">The work of Livingstone is foundational in the area of home learning of digital technologies<text:reference-mark-start text:name="ZOTERO_ITEM CSL_CITATION {&quot;properties&quot;:{&quot;formattedCitation&quot;:&quot;[@livingstone_digital_2018]&quot;,&quot;noteIndex&quot;:0},&quot;citationItems&quot;:[{&quot;uri&quot;:[&quot;http://zotero.org/users/1913249/items/TGJKKB2I&quot;],&quot;uris&quot;:[&quot;http://zotero.org/users/1913249/items/TGJKKB2I&quot;],&quot;id&quot;:3031,&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ssued&quot;:{&quot;date-parts&quot;:[[&quot;2018&quot;]]},&quot;id&quot;:&quot;livingstone_digital_2018&quot;,&quot;type&quot;:&quot;article-journal&quot;,&quot;citation-key&quot;:&quot;livingstone_digital_2018&quot;},&quot;suffix&quot;:&quot;&quot;,&quot;prefix&quot;:&quot;&quot;}],&quot;schema&quot;:&quot;https://github.com/citation-style-language/schema/raw/master/csl-citation.json&quot;,&quot;citationID&quot;:&quot;whoevfcl&quot;} RNDwolwxkyeeg"/>&lt;Do Zotero Refresh: [@livingstone_digital_2018]&gt;<text:reference-mark-end text:name="ZOTERO_ITEM CSL_CITATION {&quot;properties&quot;:{&quot;formattedCitation&quot;:&quot;[@livingstone_digital_2018]&quot;,&quot;noteIndex&quot;:0},&quot;citationItems&quot;:[{&quot;uri&quot;:[&quot;http://zotero.org/users/1913249/items/TGJKKB2I&quot;],&quot;uris&quot;:[&quot;http://zotero.org/users/1913249/items/TGJKKB2I&quot;],&quot;id&quot;:3031,&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ssued&quot;:{&quot;date-parts&quot;:[[&quot;2018&quot;]]},&quot;id&quot;:&quot;livingstone_digital_2018&quot;,&quot;type&quot;:&quot;article-journal&quot;,&quot;citation-key&quot;:&quot;livingstone_digital_2018&quot;},&quot;suffix&quot;:&quot;&quot;,&quot;prefix&quot;:&quot;&quot;}],&quot;schema&quot;:&quot;https://github.com/citation-style-language/schema/raw/master/csl-citation.json&quot;,&quot;citationID&quot;:&quot;whoevfcl&quot;} RNDwolwxkyeeg"/>.</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properties&quot;:{&quot;formattedCitation&quot;:&quot;[@heineman_public_nodate]&quot;,&quot;noteIndex&quot;:0},&quot;citationItems&quot;:[{&quot;uri&quot;:[&quot;http://zotero.org/users/1913249/items/5PY8LUA6&quot;],&quot;uris&quot;:[&quot;http://zotero.org/users/1913249/items/5PY8LUA6&quot;],&quot;id&quot;:9009,&quot;itemData&quot;:{&quot;author&quot;:[{&quot;family&quot;:&quot;Heineman&quot;,&quot;given&quot;:&quot;David S&quot;}],&quot;title&quot;:&quot;Public Memory and Gamer Identity: Retrogaming as Nostalgia&quot;,&quot;citation-key&quot;:&quot;heineman_public_nodate&quot;,&quot;id&quot;:&quot;heineman_public_nodate&quot;,&quot;source&quot;:&quot;Zotero&quot;,&quot;type&quot;:&quot;article-journal&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suffix&quot;:&quot;&quot;,&quot;prefix&quot;:&quot;&quot;}],&quot;schema&quot;:&quot;https://github.com/citation-style-language/schema/raw/master/csl-citation.json&quot;,&quot;citationID&quot;:&quot;jxqjqnjn&quot;} RNDsaqqsnxgrs"/>&lt;Do Zotero Refresh: [@heineman_public_nodate]&gt;<text:reference-mark-end text:name="ZOTERO_ITEM CSL_CITATION {&quot;properties&quot;:{&quot;formattedCitation&quot;:&quot;[@heineman_public_nodate]&quot;,&quot;noteIndex&quot;:0},&quot;citationItems&quot;:[{&quot;uri&quot;:[&quot;http://zotero.org/users/1913249/items/5PY8LUA6&quot;],&quot;uris&quot;:[&quot;http://zotero.org/users/1913249/items/5PY8LUA6&quot;],&quot;id&quot;:9009,&quot;itemData&quot;:{&quot;author&quot;:[{&quot;family&quot;:&quot;Heineman&quot;,&quot;given&quot;:&quot;David S&quot;}],&quot;title&quot;:&quot;Public Memory and Gamer Identity: Retrogaming as Nostalgia&quot;,&quot;citation-key&quot;:&quot;heineman_public_nodate&quot;,&quot;id&quot;:&quot;heineman_public_nodate&quot;,&quot;source&quot;:&quot;Zotero&quot;,&quot;type&quot;:&quot;article-journal&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suffix&quot;:&quot;&quot;,&quot;prefix&quot;:&quot;&quot;}],&quot;schema&quot;:&quot;https://github.com/citation-style-language/schema/raw/master/csl-citation.json&quot;,&quot;citationID&quot;:&quot;jxqjqnjn&quot;} RNDsaqqsnxgrs"/>.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3" text:outline-level="3"><text:bookmark-start text:name="home-making-and-consuming-of-media-1"/>Home making and consuming of media<text:bookmark-end text:name="home-making-and-consuming-of-media-1"/></text:h>
      <text:p text:style-name="First_20_paragraph">Messing around and affinity groups. Ito’s work on and naturalistic studies of digital use and creativity in the home including the value of informal playing around <text:reference-mark-start text:name="ZOTERO_ITEM CSL_CITATION {&quot;properties&quot;:{&quot;formattedCitation&quot;:&quot;[@ito_connected_2013-1; @ito_hanging_2010]&quot;,&quot;noteIndex&quot;:0},&quot;citationItems&quot;:[{&quot;uri&quot;:[&quot;http://zotero.org/users/1913249/items/5DBVY3L5&quot;],&quot;uris&quot;:[&quot;http://zotero.org/users/1913249/items/5DBVY3L5&quot;],&quot;id&quot;:2626,&quot;itemData&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quot;,&quot;issued&quot;:{&quot;date-parts&quot;:[[&quot;2013&quot;]]},&quot;ISBN&quot;:&quot;978-0-9887255-0-8&quot;,&quot;note&quot;:&quot;OCLC: 896797842&quot;,&quot;type&quot;:&quot;book&quot;,&quot;language&quot;:&quot;en&quot;,&quot;source&quot;:&quot;Open WorldCat&quot;,&quot;publisher-place&quot;:&quot;Cork&quot;,&quot;id&quot;:&quot;ito_connected_2013-1&quot;,&quot;publisher&quot;:&quot;BookBaby&quot;,&quot;event-place&quot;:&quot;Cork&quot;,&quot;citation-key&quot;:&quot;ito_connected_2013-1&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suffix&quot;:&quot;&quot;,&quot;prefix&quot;:&quot;&quot;},{&quot;uri&quot;:[&quot;http://zotero.org/users/1913249/items/URKI7FTD&quot;],&quot;uris&quot;:[&quot;http://zotero.org/users/1913249/items/URKI7FTD&quot;],&quot;id&quot;:1939,&quot;itemData&quot;:{&quot;publisher-place&quot;:&quot;Cambridge, Mass.&quot;,&quot;title&quot;:&quot;Hanging out, messing around, and geeking out: kids living and learning with new media&quot;,&quot;issued&quot;:{&quot;date-parts&quot;:[[&quot;2010&quot;]]},&quot;ISBN&quot;:&quot;978-0-262-01336-9 978-0-262-51854-3&quot;,&quot;note&quot;:&quot;OCLC: 699713878&quot;,&quot;type&quot;:&quot;book&quot;,&quot;language&quot;:&quot;eng&quot;,&quot;title-short&quot;:&quot;Hanging out, messing around, and geeking out&quot;,&quot;source&quot;:&quot;Gemeinsamer Bibliotheksverbund ISBN&quot;,&quot;publisher&quot;:&quot;MIT Press&quot;,&quot;number-of-pages&quot;:&quot;419&quot;,&quot;id&quot;:&quot;ito_hanging_2010&quot;,&quot;editor&quot;:[{&quot;family&quot;:&quot;Itō&quot;,&quot;given&quot;:&quot;Mizuko&quot;},{&quot;family&quot;:&quot;Baumer&quot;,&quot;given&quot;:&quot;Sonja&quot;},{&quot;family&quot;:&quot;Bittanti&quot;,&quot;given&quot;:&quot;Matteo&quot;},{&quot;family&quot;:&quot;Antin&quot;,&quot;given&quot;:&quot;Judd&quot;}],&quot;event-place&quot;:&quot;Cambridge, Mass.&quot;,&quot;collection-title&quot;:&quot;The John D. and Catherine T. MacArthur Foundation series on digital media and learning&quot;,&quot;citation-key&quot;:&quot;ito_hanging_2010&quot;},&quot;suffix&quot;:&quot;&quot;,&quot;prefix&quot;:&quot;&quot;}],&quot;schema&quot;:&quot;https://github.com/citation-style-language/schema/raw/master/csl-citation.json&quot;,&quot;citationID&quot;:&quot;mueiiqeg&quot;} RNDadkfkudadt"/>&lt;Do Zotero Refresh: [@ito_connected_2013-1; @ito_hanging_2010]&gt;<text:reference-mark-end text:name="ZOTERO_ITEM CSL_CITATION {&quot;properties&quot;:{&quot;formattedCitation&quot;:&quot;[@ito_connected_2013-1; @ito_hanging_2010]&quot;,&quot;noteIndex&quot;:0},&quot;citationItems&quot;:[{&quot;uri&quot;:[&quot;http://zotero.org/users/1913249/items/5DBVY3L5&quot;],&quot;uris&quot;:[&quot;http://zotero.org/users/1913249/items/5DBVY3L5&quot;],&quot;id&quot;:2626,&quot;itemData&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quot;,&quot;issued&quot;:{&quot;date-parts&quot;:[[&quot;2013&quot;]]},&quot;ISBN&quot;:&quot;978-0-9887255-0-8&quot;,&quot;note&quot;:&quot;OCLC: 896797842&quot;,&quot;type&quot;:&quot;book&quot;,&quot;language&quot;:&quot;en&quot;,&quot;source&quot;:&quot;Open WorldCat&quot;,&quot;publisher-place&quot;:&quot;Cork&quot;,&quot;id&quot;:&quot;ito_connected_2013-1&quot;,&quot;publisher&quot;:&quot;BookBaby&quot;,&quot;event-place&quot;:&quot;Cork&quot;,&quot;citation-key&quot;:&quot;ito_connected_2013-1&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suffix&quot;:&quot;&quot;,&quot;prefix&quot;:&quot;&quot;},{&quot;uri&quot;:[&quot;http://zotero.org/users/1913249/items/URKI7FTD&quot;],&quot;uris&quot;:[&quot;http://zotero.org/users/1913249/items/URKI7FTD&quot;],&quot;id&quot;:1939,&quot;itemData&quot;:{&quot;publisher-place&quot;:&quot;Cambridge, Mass.&quot;,&quot;title&quot;:&quot;Hanging out, messing around, and geeking out: kids living and learning with new media&quot;,&quot;issued&quot;:{&quot;date-parts&quot;:[[&quot;2010&quot;]]},&quot;ISBN&quot;:&quot;978-0-262-01336-9 978-0-262-51854-3&quot;,&quot;note&quot;:&quot;OCLC: 699713878&quot;,&quot;type&quot;:&quot;book&quot;,&quot;language&quot;:&quot;eng&quot;,&quot;title-short&quot;:&quot;Hanging out, messing around, and geeking out&quot;,&quot;source&quot;:&quot;Gemeinsamer Bibliotheksverbund ISBN&quot;,&quot;publisher&quot;:&quot;MIT Press&quot;,&quot;number-of-pages&quot;:&quot;419&quot;,&quot;id&quot;:&quot;ito_hanging_2010&quot;,&quot;editor&quot;:[{&quot;family&quot;:&quot;Itō&quot;,&quot;given&quot;:&quot;Mizuko&quot;},{&quot;family&quot;:&quot;Baumer&quot;,&quot;given&quot;:&quot;Sonja&quot;},{&quot;family&quot;:&quot;Bittanti&quot;,&quot;given&quot;:&quot;Matteo&quot;},{&quot;family&quot;:&quot;Antin&quot;,&quot;given&quot;:&quot;Judd&quot;}],&quot;event-place&quot;:&quot;Cambridge, Mass.&quot;,&quot;collection-title&quot;:&quot;The John D. and Catherine T. MacArthur Foundation series on digital media and learning&quot;,&quot;citation-key&quot;:&quot;ito_hanging_2010&quot;},&quot;suffix&quot;:&quot;&quot;,&quot;prefix&quot;:&quot;&quot;}],&quot;schema&quot;:&quot;https://github.com/citation-style-language/schema/raw/master/csl-citation.json&quot;,&quot;citationID&quot;:&quot;mueiiqeg&quot;} RNDadkfkudadt"/>, and Gee and the process of tapping into affinity groups and affinity spaces <text:reference-mark-start text:name="ZOTERO_ITEM CSL_CITATION {&quot;properties&quot;:{&quot;formattedCitation&quot;:&quot;[@gee_what_2004]&quot;,&quot;noteIndex&quot;:0},&quot;citationItems&quot;:[{&quot;uri&quot;:[&quot;http://zotero.org/users/1913249/items/M6377K76&quot;],&quot;uris&quot;:[&quot;http://zotero.org/users/1913249/items/M6377K76&quot;],&quot;id&quot;:1584,&quot;itemData&quot;:{&quot;author&quot;:[{&quot;family&quot;:&quot;Gee&quot;,&quot;given&quot;:&quot;James Paul&quot;}],&quot;title&quot;:&quot;What video games have to teach us about learning and literacy&quot;,&quot;issued&quot;:{&quot;date-parts&quot;:[[&quot;2004&quot;]]},&quot;ISBN&quot;:&quot;978-1-4039-6538-7&quot;,&quot;edition&quot;:&quot;1. paperback ed&quot;,&quot;type&quot;:&quot;book&quot;,&quot;language&quot;:&quot;eng&quot;,&quot;publisher-place&quot;:&quot;New York, NY&quot;,&quot;source&quot;:&quot;Gemeinsamer Bibliotheksverbund ISBN&quot;,&quot;note&quot;:&quot;OCLC: 255334132&quot;,&quot;number-of-pages&quot;:&quot;225&quot;,&quot;id&quot;:&quot;gee_what_2004&quot;,&quot;publisher&quot;:&quot;Palgrave Macmillan&quot;,&quot;event-place&quot;:&quot;New York, NY&quot;,&quot;collection-title&quot;:&quot;Education&quot;,&quot;citation-key&quot;:&quot;gee_what_2004&quot;},&quot;suffix&quot;:&quot;&quot;,&quot;prefix&quot;:&quot;&quot;}],&quot;schema&quot;:&quot;https://github.com/citation-style-language/schema/raw/master/csl-citation.json&quot;,&quot;citationID&quot;:&quot;nngfoxvg&quot;} RNDktmcmywqgf"/>&lt;Do Zotero Refresh: [@gee_what_2004]&gt;<text:reference-mark-end text:name="ZOTERO_ITEM CSL_CITATION {&quot;properties&quot;:{&quot;formattedCitation&quot;:&quot;[@gee_what_2004]&quot;,&quot;noteIndex&quot;:0},&quot;citationItems&quot;:[{&quot;uri&quot;:[&quot;http://zotero.org/users/1913249/items/M6377K76&quot;],&quot;uris&quot;:[&quot;http://zotero.org/users/1913249/items/M6377K76&quot;],&quot;id&quot;:1584,&quot;itemData&quot;:{&quot;author&quot;:[{&quot;family&quot;:&quot;Gee&quot;,&quot;given&quot;:&quot;James Paul&quot;}],&quot;title&quot;:&quot;What video games have to teach us about learning and literacy&quot;,&quot;issued&quot;:{&quot;date-parts&quot;:[[&quot;2004&quot;]]},&quot;ISBN&quot;:&quot;978-1-4039-6538-7&quot;,&quot;edition&quot;:&quot;1. paperback ed&quot;,&quot;type&quot;:&quot;book&quot;,&quot;language&quot;:&quot;eng&quot;,&quot;publisher-place&quot;:&quot;New York, NY&quot;,&quot;source&quot;:&quot;Gemeinsamer Bibliotheksverbund ISBN&quot;,&quot;note&quot;:&quot;OCLC: 255334132&quot;,&quot;number-of-pages&quot;:&quot;225&quot;,&quot;id&quot;:&quot;gee_what_2004&quot;,&quot;publisher&quot;:&quot;Palgrave Macmillan&quot;,&quot;event-place&quot;:&quot;New York, NY&quot;,&quot;collection-title&quot;:&quot;Education&quot;,&quot;citation-key&quot;:&quot;gee_what_2004&quot;},&quot;suffix&quot;:&quot;&quot;,&quot;prefix&quot;:&quot;&quot;}],&quot;schema&quot;:&quot;https://github.com/citation-style-language/schema/raw/master/csl-citation.json&quot;,&quot;citationID&quot;:&quot;nngfoxvg&quot;} RNDktmcmywqgf"/>.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hllhpwnz&quot;} RNDqqzukniqtw"/>&lt;Do Zotero Refresh: [@boyle_retro-futurism_2017]&gt;<text:reference-mark-end text:name="ZOTERO_ITEM CSL_CITATION {&quot;properties&quot;:{&quot;formattedCitation&quot;:&quot;[@boyle_retro-futurism_2017]&quot;,&quot;noteIndex&quot;:0},&quot;citationItems&quot;:[{&quot;uri&quot;:[&quot;http://zotero.org/users/1913249/items/47HDZ7GT&quot;],&quot;uris&quot;:[&quot;http://zotero.org/users/1913249/items/47HDZ7GT&quot;],&quot;id&quot;:3743,&quot;itemData&quot;:{&quot;title&quot;:&quot;The retro-futurism of cuteness&quot;,&quot;accessed&quot;:{&quot;date-parts&quot;:[[&quot;2022&quot;,8,7]]},&quot;note&quot;:&quot;Accepted: 2019-03-26 23:55&quot;,&quot;DOI&quot;:&quot;10.21983/P3.0188.1.00&quot;,&quot;language&quot;:&quot;English&quot;,&quot;URL&quot;:&quot;https://library.oapen.org/handle/20.500.12657/25441&quot;,&quot;source&quot;:&quot;library.oapen.org&quot;,&quot;type&quot;:&quot;book&quot;,&quot;publisher&quot;:&quot;punctum books&quot;,&quot;id&quot;:&quot;boyle_retro-futurism_2017&quot;,&quot;editor&quot;:[{&quot;family&quot;:&quot;Boyle&quot;,&quot;given&quot;:&quot;Jen&quot;},{&quot;family&quot;:&quot;Kao&quot;,&quot;given&quot;:&quot;Wan-Chuan&quot;}],&quot;citation-key&quot;:&quot;boyle_retro-futurism_2017&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prefix&quot;:&quot;&quot;}],&quot;schema&quot;:&quot;https://github.com/citation-style-language/schema/raw/master/csl-citation.json&quot;,&quot;citationID&quot;:&quot;hllhpwnz&quot;} RNDqqzukniqtw"/>.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npcyiobu&quot;} RNDnyludsgpav"/>&lt;Do Zotero Refresh: [@garda_nostalgia_2014]&gt;<text:reference-mark-end text:name="ZOTERO_ITEM CSL_CITATION {&quot;properties&quot;:{&quot;formattedCitation&quot;:&quot;[@garda_nostalgia_2014]&quot;,&quot;noteIndex&quot;:0},&quot;citationItems&quot;:[{&quot;uri&quot;:[&quot;http://zotero.org/users/1913249/items/U5QUFD8Q&quot;],&quot;uris&quot;:[&quot;http://zotero.org/users/1913249/items/U5QUFD8Q&quot;],&quot;id&quot;:3757,&quot;itemData&quot;:{&quot;author&quot;:[{&quot;family&quot;:&quot;Garda&quot;,&quot;given&quot;:&quot;Maria B&quot;}],&quot;title&quot;:&quot;Nostalgia in retro game design&quot;,&quot;issued&quot;:{&quot;date-parts&quot;:[[&quot;2014&quot;,8]]},&quot;ISBN&quot;:&quot;ISSN 2342-9666&quot;,&quot;type&quot;:&quot;paper-conference&quot;,&quot;id&quot;:&quot;garda_nostalgia_2014&quot;,&quot;URL&quot;:&quot;http://www.digra.org/wp-content/uploads/digital-library/paper_310.pdf&quot;,&quot;container-title&quot;:&quot;DiGRA - Proceedings of the 2013 DiGRA International Conference: DeFragging Game Studies&quot;,&quot;citation-key&quot;:&quot;garda_nostalgia_2014&quot;},&quot;suffix&quot;:&quot;&quot;,&quot;prefix&quot;:&quot;&quot;}],&quot;schema&quot;:&quot;https://github.com/citation-style-language/schema/raw/master/csl-citation.json&quot;,&quot;citationID&quot;:&quot;npcyiobu&quot;} RNDnyludsgpav"/>.</text:p>
      <text:p text:style-name="Text_20_body">Building on the concept of participatory culture <text:reference-mark-start text:name="ZOTERO_ITEM CSL_CITATION {&quot;properties&quot;:{&quot;formattedCitation&quot;:&quot;[@jenkins_confronting_2009]&quot;,&quot;noteIndex&quot;:0},&quot;citationItems&quot;:[{&quot;uri&quot;:[&quot;http://zotero.org/users/1913249/items/J5I7XRGH&quot;],&quot;uris&quot;:[&quot;http://zotero.org/users/1913249/items/J5I7XRGH&quot;],&quot;id&quot;:2384,&quot;itemData&quot;:{&quot;author&quot;:[{&quot;family&quot;:&quot;Jenkins&quot;,&quot;given&quot;:&quot;Henry&quot;}],&quot;title&quot;:&quot;Confronting the challenges of participatory culture: media education for the 21st century&quot;,&quot;issued&quot;:{&quot;date-parts&quot;:[[&quot;2009&quot;]]},&quot;call-number&quot;:&quot;P96.M4 J46 2009&quot;,&quot;type&quot;:&quot;book&quot;,&quot;number-of-pages&quot;:&quot;129&quot;,&quot;title-short&quot;:&quot;Confronting the challenges of participatory culture&quot;,&quot;source&quot;:&quot;Library of Congress ISBN&quot;,&quot;publisher-place&quot;:&quot;Cambridge, MA&quot;,&quot;ISBN&quot;:&quot;978-0-262-51362-3&quot;,&quot;id&quot;:&quot;jenkins_confronting_2009&quot;,&quot;publisher&quot;:&quot;The MIT Press&quot;,&quot;event-place&quot;:&quot;Cambridge, MA&quot;,&quot;collection-title&quot;:&quot;The John D. and Catherine T. MacArthur Foundation Reports on Digital Media and Learning&quot;,&quot;citation-key&quot;:&quot;jenkins_confronting_2009&quot;},&quot;suffix&quot;:&quot;&quot;,&quot;prefix&quot;:&quot;&quot;}],&quot;schema&quot;:&quot;https://github.com/citation-style-language/schema/raw/master/csl-citation.json&quot;,&quot;citationID&quot;:&quot;mnudeuyo&quot;} RNDhgfacsqfry"/>&lt;Do Zotero Refresh: [@jenkins_confronting_2009]&gt;<text:reference-mark-end text:name="ZOTERO_ITEM CSL_CITATION {&quot;properties&quot;:{&quot;formattedCitation&quot;:&quot;[@jenkins_confronting_2009]&quot;,&quot;noteIndex&quot;:0},&quot;citationItems&quot;:[{&quot;uri&quot;:[&quot;http://zotero.org/users/1913249/items/J5I7XRGH&quot;],&quot;uris&quot;:[&quot;http://zotero.org/users/1913249/items/J5I7XRGH&quot;],&quot;id&quot;:2384,&quot;itemData&quot;:{&quot;author&quot;:[{&quot;family&quot;:&quot;Jenkins&quot;,&quot;given&quot;:&quot;Henry&quot;}],&quot;title&quot;:&quot;Confronting the challenges of participatory culture: media education for the 21st century&quot;,&quot;issued&quot;:{&quot;date-parts&quot;:[[&quot;2009&quot;]]},&quot;call-number&quot;:&quot;P96.M4 J46 2009&quot;,&quot;type&quot;:&quot;book&quot;,&quot;number-of-pages&quot;:&quot;129&quot;,&quot;title-short&quot;:&quot;Confronting the challenges of participatory culture&quot;,&quot;source&quot;:&quot;Library of Congress ISBN&quot;,&quot;publisher-place&quot;:&quot;Cambridge, MA&quot;,&quot;ISBN&quot;:&quot;978-0-262-51362-3&quot;,&quot;id&quot;:&quot;jenkins_confronting_2009&quot;,&quot;publisher&quot;:&quot;The MIT Press&quot;,&quot;event-place&quot;:&quot;Cambridge, MA&quot;,&quot;collection-title&quot;:&quot;The John D. and Catherine T. MacArthur Foundation Reports on Digital Media and Learning&quot;,&quot;citation-key&quot;:&quot;jenkins_confronting_2009&quot;},&quot;suffix&quot;:&quot;&quot;,&quot;prefix&quot;:&quot;&quot;}],&quot;schema&quot;:&quot;https://github.com/citation-style-language/schema/raw/master/csl-citation.json&quot;,&quot;citationID&quot;:&quot;mnudeuyo&quot;} RNDhgfacsqfry"/>,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properties&quot;:{&quot;formattedCitation&quot;:&quot;[@fensham-smith_invisible_2021]&quot;,&quot;noteIndex&quot;:0},&quot;citationItems&quot;:[{&quot;uri&quot;:[&quot;http://zotero.org/users/1913249/items/F748Z3W8&quot;],&quot;uris&quot;:[&quot;http://zotero.org/users/1913249/items/F748Z3W8&quot;],&quot;id&quot;:8983,&quot;itemData&quot;:{&quot;ISSN&quot;:&quot;1338-1563&quot;,&quot;issue&quot;:&quot;1&quot;,&quot;page&quot;:&quot;5-27&quot;,&quot;URL&quot;:&quot;https://www.sciendo.com/article/10.2478/jped-2021-000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itle&quot;:&quot;Invisible pedagogies in home education: Freedom, power and control&quot;,&quot;issued&quot;:{&quot;date-parts&quot;:[[&quot;2021&quot;,6,1]]},&quot;volume&quot;:&quot;12&quot;,&quot;DOI&quot;:&quot;10.2478/jped-2021-0001&quot;,&quot;language&quot;:&quot;en&quot;,&quot;source&quot;:&quot;DOI.org (Crossref)&quot;,&quot;id&quot;:&quot;fensham-smith_invisible_2021&quot;,&quot;accessed&quot;:{&quot;date-parts&quot;:[[&quot;2023&quot;,10,2]]},&quot;type&quot;:&quot;article-journal&quot;,&quot;container-title&quot;:&quot;Journal of Pedagogy&quot;,&quot;citation-key&quot;:&quot;fensham-smith_invisible_2021&quot;},&quot;suffix&quot;:&quot;&quot;,&quot;prefix&quot;:&quot;&quot;}],&quot;schema&quot;:&quot;https://github.com/citation-style-language/schema/raw/master/csl-citation.json&quot;,&quot;citationID&quot;:&quot;usshqecu&quot;} RNDwijwdwkyzo"/>&lt;Do Zotero Refresh: [@fensham-smith_invisible_2021]&gt;<text:reference-mark-end text:name="ZOTERO_ITEM CSL_CITATION {&quot;properties&quot;:{&quot;formattedCitation&quot;:&quot;[@fensham-smith_invisible_2021]&quot;,&quot;noteIndex&quot;:0},&quot;citationItems&quot;:[{&quot;uri&quot;:[&quot;http://zotero.org/users/1913249/items/F748Z3W8&quot;],&quot;uris&quot;:[&quot;http://zotero.org/users/1913249/items/F748Z3W8&quot;],&quot;id&quot;:8983,&quot;itemData&quot;:{&quot;ISSN&quot;:&quot;1338-1563&quot;,&quot;issue&quot;:&quot;1&quot;,&quot;page&quot;:&quot;5-27&quot;,&quot;URL&quot;:&quot;https://www.sciendo.com/article/10.2478/jped-2021-000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itle&quot;:&quot;Invisible pedagogies in home education: Freedom, power and control&quot;,&quot;issued&quot;:{&quot;date-parts&quot;:[[&quot;2021&quot;,6,1]]},&quot;volume&quot;:&quot;12&quot;,&quot;DOI&quot;:&quot;10.2478/jped-2021-0001&quot;,&quot;language&quot;:&quot;en&quot;,&quot;source&quot;:&quot;DOI.org (Crossref)&quot;,&quot;id&quot;:&quot;fensham-smith_invisible_2021&quot;,&quot;accessed&quot;:{&quot;date-parts&quot;:[[&quot;2023&quot;,10,2]]},&quot;type&quot;:&quot;article-journal&quot;,&quot;container-title&quot;:&quot;Journal of Pedagogy&quot;,&quot;citation-key&quot;:&quot;fensham-smith_invisible_2021&quot;},&quot;suffix&quot;:&quot;&quot;,&quot;prefix&quot;:&quot;&quot;}],&quot;schema&quot;:&quot;https://github.com/citation-style-language/schema/raw/master/csl-citation.json&quot;,&quot;citationID&quot;:&quot;usshqecu&quot;} RNDwijwdwkyzo"/>. Classic ideas of reasons for HE include pedagogy and ideology <text:reference-mark-start text:name="ZOTERO_ITEM CSL_CITATION {&quot;properties&quot;:{&quot;formattedCitation&quot;:&quot;[@galen_home_1991]&quot;,&quot;noteIndex&quot;:0},&quot;citationItems&quot;:[{&quot;uri&quot;:[&quot;http://zotero.org/users/1913249/items/ZQHZ2GU8&quot;],&quot;uris&quot;:[&quot;http://zotero.org/users/1913249/items/ZQHZ2GU8&quot;],&quot;id&quot;:8975,&quot;itemData&quot;:{&quot;author&quot;:[{&quot;family&quot;:&quot;Galen&quot;,&quot;given&quot;:&quot;Jane Van&quot;},{&quot;family&quot;:&quot;Pitman&quot;,&quot;given&quot;:&quot;Mary Anne&quot;}],&quot;title&quot;:&quot;Home Schooling: Political, Historical, and Pedagogical Perspectives&quot;,&quot;issued&quot;:{&quot;date-parts&quot;:[[&quot;1991&quot;,1,1]]},&quot;ISBN&quot;:&quot;978-0-313-38882-8&quot;,&quot;type&quot;:&quot;book&quot;,&quot;language&quot;:&quot;en&quot;,&quot;source&quot;:&quot;Google Books&quot;,&quot;title-short&quot;:&quot;Home Schooling&quot;,&quot;id&quot;:&quot;galen_home_1991&quot;,&quot;publisher&quot;:&quot;Bloomsbury Publishing USA&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uffix&quot;:&quot;&quot;,&quot;prefix&quot;:&quot;&quot;}],&quot;schema&quot;:&quot;https://github.com/citation-style-language/schema/raw/master/csl-citation.json&quot;,&quot;citationID&quot;:&quot;sxcaeiag&quot;} RNDaqmspglioc"/>&lt;Do Zotero Refresh: [@galen_home_1991]&gt;<text:reference-mark-end text:name="ZOTERO_ITEM CSL_CITATION {&quot;properties&quot;:{&quot;formattedCitation&quot;:&quot;[@galen_home_1991]&quot;,&quot;noteIndex&quot;:0},&quot;citationItems&quot;:[{&quot;uri&quot;:[&quot;http://zotero.org/users/1913249/items/ZQHZ2GU8&quot;],&quot;uris&quot;:[&quot;http://zotero.org/users/1913249/items/ZQHZ2GU8&quot;],&quot;id&quot;:8975,&quot;itemData&quot;:{&quot;author&quot;:[{&quot;family&quot;:&quot;Galen&quot;,&quot;given&quot;:&quot;Jane Van&quot;},{&quot;family&quot;:&quot;Pitman&quot;,&quot;given&quot;:&quot;Mary Anne&quot;}],&quot;title&quot;:&quot;Home Schooling: Political, Historical, and Pedagogical Perspectives&quot;,&quot;issued&quot;:{&quot;date-parts&quot;:[[&quot;1991&quot;,1,1]]},&quot;ISBN&quot;:&quot;978-0-313-38882-8&quot;,&quot;type&quot;:&quot;book&quot;,&quot;language&quot;:&quot;en&quot;,&quot;source&quot;:&quot;Google Books&quot;,&quot;title-short&quot;:&quot;Home Schooling&quot;,&quot;id&quot;:&quot;galen_home_1991&quot;,&quot;publisher&quot;:&quot;Bloomsbury Publishing USA&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uffix&quot;:&quot;&quot;,&quot;prefix&quot;:&quot;&quot;}],&quot;schema&quot;:&quot;https://github.com/citation-style-language/schema/raw/master/csl-citation.json&quot;,&quot;citationID&quot;:&quot;sxcaeiag&quot;} RNDaqmspglioc"/> <text:reference-mark-start text:name="ZOTERO_ITEM CSL_CITATION {&quot;properties&quot;:{&quot;formattedCitation&quot;:&quot;[@rothermel_can_2003]&quot;,&quot;noteIndex&quot;:0},&quot;citationItems&quot;:[{&quot;uri&quot;:[&quot;http://zotero.org/users/1913249/items/AKHEZBKX&quot;],&quot;uris&quot;:[&quot;http://zotero.org/users/1913249/items/AKHEZBKX&quot;],&quot;id&quot;:8977,&quot;itemData&quot;:{&quot;ISSN&quot;:&quot;0950-0790&quot;,&quot;issue&quot;:&quot;2-3&quot;,&quot;page&quot;:&quot;74-89&quot;,&quot;URL&quot;:&quot;https://doi.org/10.1080/0950079030866829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itle&quot;:&quot;Can We Classify Motives for Home Education?&quot;,&quot;issued&quot;:{&quot;date-parts&quot;:[[&quot;2003&quot;,5,15]]},&quot;volume&quot;:&quot;17&quot;,&quot;DOI&quot;:&quot;10.1080/09500790308668293&quot;,&quot;source&quot;:&quot;Taylor and Francis+NEJM&quot;,&quot;id&quot;:&quot;rothermel_can_2003&quot;,&quot;accessed&quot;:{&quot;date-parts&quot;:[[&quot;2023&quot;,10,2]]},&quot;type&quot;:&quot;article-journal&quot;,&quot;container-title&quot;:&quot;Evaluation &amp; Research in Education&quot;,&quot;citation-key&quot;:&quot;rothermel_can_2003&quot;},&quot;suffix&quot;:&quot;&quot;,&quot;prefix&quot;:&quot;&quot;}],&quot;schema&quot;:&quot;https://github.com/citation-style-language/schema/raw/master/csl-citation.json&quot;,&quot;citationID&quot;:&quot;mrwizgfd&quot;} RNDcpbcdtzgtd"/>&lt;Do Zotero Refresh: [@rothermel_can_2003]&gt;<text:reference-mark-end text:name="ZOTERO_ITEM CSL_CITATION {&quot;properties&quot;:{&quot;formattedCitation&quot;:&quot;[@rothermel_can_2003]&quot;,&quot;noteIndex&quot;:0},&quot;citationItems&quot;:[{&quot;uri&quot;:[&quot;http://zotero.org/users/1913249/items/AKHEZBKX&quot;],&quot;uris&quot;:[&quot;http://zotero.org/users/1913249/items/AKHEZBKX&quot;],&quot;id&quot;:8977,&quot;itemData&quot;:{&quot;ISSN&quot;:&quot;0950-0790&quot;,&quot;issue&quot;:&quot;2-3&quot;,&quot;page&quot;:&quot;74-89&quot;,&quot;URL&quot;:&quot;https://doi.org/10.1080/09500790308668293&quot;,&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itle&quot;:&quot;Can We Classify Motives for Home Education?&quot;,&quot;issued&quot;:{&quot;date-parts&quot;:[[&quot;2003&quot;,5,15]]},&quot;volume&quot;:&quot;17&quot;,&quot;DOI&quot;:&quot;10.1080/09500790308668293&quot;,&quot;source&quot;:&quot;Taylor and Francis+NEJM&quot;,&quot;id&quot;:&quot;rothermel_can_2003&quot;,&quot;accessed&quot;:{&quot;date-parts&quot;:[[&quot;2023&quot;,10,2]]},&quot;type&quot;:&quot;article-journal&quot;,&quot;container-title&quot;:&quot;Evaluation &amp; Research in Education&quot;,&quot;citation-key&quot;:&quot;rothermel_can_2003&quot;},&quot;suffix&quot;:&quot;&quot;,&quot;prefix&quot;:&quot;&quot;}],&quot;schema&quot;:&quot;https://github.com/citation-style-language/schema/raw/master/csl-citation.json&quot;,&quot;citationID&quot;:&quot;mrwizgfd&quot;} RNDcpbcdtzgtd"/>, and often both. - Unschooling, Holt, drawing out interests of children in everyday activities and facilitating learning around that <text:reference-mark-start text:name="ZOTERO_ITEM CSL_CITATION {&quot;properties&quot;:{&quot;formattedCitation&quot;:&quot;[@gray_challenges_2013]&quot;,&quot;noteIndex&quot;:0},&quot;citationItems&quot;:[{&quot;uri&quot;:[&quot;http://zotero.org/users/1913249/items/CUNAU5ZC&quot;],&quot;uris&quot;:[&quot;http://zotero.org/users/1913249/items/CUNAU5ZC&quot;],&quot;id&quot;:8982,&quot;itemData&quot;:{&quot;author&quot;:[{&quot;family&quot;:&quot;Gray&quot;,&quot;given&quot;:&quot;Peter&quot;},{&quot;family&quot;:&quot;Riley&quot;,&quot;given&quot;:&quot;Gina&quot;}],&quot;title&quot;:&quot;The Challenges and Benefits of Unschooling, According to 232 Families Who Have Chosen that Route&quot;,&quot;issued&quot;:{&quot;date-parts&quot;:[[&quot;2013&quot;]]},&quot;volume&quot;:&quot;7&quot;,&quot;type&quot;:&quot;article-journal&quot;,&quot;language&quot;:&quot;en&quot;,&quot;source&quot;:&quot;Zotero&quot;,&quot;issue&quot;:&quot;14&quot;,&quot;id&quot;:&quot;gray_challenges_2013&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suffix&quot;:&quot;&quot;,&quot;prefix&quot;:&quot;&quot;}],&quot;schema&quot;:&quot;https://github.com/citation-style-language/schema/raw/master/csl-citation.json&quot;,&quot;citationID&quot;:&quot;oukplxia&quot;} RNDetjsvvksdj"/>&lt;Do Zotero Refresh: [@gray_challenges_2013]&gt;<text:reference-mark-end text:name="ZOTERO_ITEM CSL_CITATION {&quot;properties&quot;:{&quot;formattedCitation&quot;:&quot;[@gray_challenges_2013]&quot;,&quot;noteIndex&quot;:0},&quot;citationItems&quot;:[{&quot;uri&quot;:[&quot;http://zotero.org/users/1913249/items/CUNAU5ZC&quot;],&quot;uris&quot;:[&quot;http://zotero.org/users/1913249/items/CUNAU5ZC&quot;],&quot;id&quot;:8982,&quot;itemData&quot;:{&quot;author&quot;:[{&quot;family&quot;:&quot;Gray&quot;,&quot;given&quot;:&quot;Peter&quot;},{&quot;family&quot;:&quot;Riley&quot;,&quot;given&quot;:&quot;Gina&quot;}],&quot;title&quot;:&quot;The Challenges and Benefits of Unschooling, According to 232 Families Who Have Chosen that Route&quot;,&quot;issued&quot;:{&quot;date-parts&quot;:[[&quot;2013&quot;]]},&quot;volume&quot;:&quot;7&quot;,&quot;type&quot;:&quot;article-journal&quot;,&quot;language&quot;:&quot;en&quot;,&quot;source&quot;:&quot;Zotero&quot;,&quot;issue&quot;:&quot;14&quot;,&quot;id&quot;:&quot;gray_challenges_2013&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suffix&quot;:&quot;&quot;,&quot;prefix&quot;:&quot;&quot;}],&quot;schema&quot;:&quot;https://github.com/citation-style-language/schema/raw/master/csl-citation.json&quot;,&quot;citationID&quot;:&quot;oukplxia&quot;} RNDetjsvvksdj"/> - Webs of learning Illich - home ed families active in identifying networks to tap into <text:reference-mark-start text:name="ZOTERO_ITEM CSL_CITATION {&quot;properties&quot;:{&quot;formattedCitation&quot;:&quot;[@doroudi_relevance_2023]&quot;,&quot;noteIndex&quot;:0},&quot;citationItems&quot;:[{&quot;uri&quot;:[&quot;http://zotero.org/users/1913249/items/CR7JKY94&quot;],&quot;uris&quot;:[&quot;http://zotero.org/users/1913249/items/CR7JKY94&quot;],&quot;id&quot;:8980,&quot;itemData&quot;:{&quot;type&quot;:&quot;paper-conference&quot;,&quot;page&quot;:&quot;99–109&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place&quot;:&quot;New York, NY, USA&quot;,&quot;title&quot;:&quot;The Relevance of Ivan Illich's Learning Webs 50 Years On&quot;,&quot;issued&quot;:{&quot;date-parts&quot;:[[&quot;2023&quot;,7,20]]},&quot;ISBN&quot;:&quot;9798400700255&quot;,&quot;DOI&quot;:&quot;10.1145/3573051.3593386&quot;,&quot;source&quot;:&quot;ACM Digital Library&quot;,&quot;author&quot;:[{&quot;family&quot;:&quot;Doroudi&quot;,&quot;given&quot;:&quot;Shayan&quot;},{&quot;family&quot;:&quot;Ahmad&quot;,&quot;given&quot;:&quot;Yusuf&quot;}],&quot;accessed&quot;:{&quot;date-parts&quot;:[[&quot;2023&quot;,10,2]]},&quot;id&quot;:&quot;doroudi_relevance_2023&quot;,&quot;container-title&quot;:&quot;Proceedings of the Tenth ACM Conference on Learning @ Scale&quot;,&quot;event-place&quot;:&quot;New York, NY, USA&quot;,&quot;collection-title&quot;:&quot;L@S '23&quot;,&quot;citation-key&quot;:&quot;doroudi_relevance_2023&quot;},&quot;suffix&quot;:&quot;&quot;,&quot;prefix&quot;:&quot;&quot;}],&quot;schema&quot;:&quot;https://github.com/citation-style-language/schema/raw/master/csl-citation.json&quot;,&quot;citationID&quot;:&quot;yinbyodb&quot;} RNDicicgxxrmj"/>&lt;Do Zotero Refresh: [@doroudi_relevance_2023]&gt;<text:reference-mark-end text:name="ZOTERO_ITEM CSL_CITATION {&quot;properties&quot;:{&quot;formattedCitation&quot;:&quot;[@doroudi_relevance_2023]&quot;,&quot;noteIndex&quot;:0},&quot;citationItems&quot;:[{&quot;uri&quot;:[&quot;http://zotero.org/users/1913249/items/CR7JKY94&quot;],&quot;uris&quot;:[&quot;http://zotero.org/users/1913249/items/CR7JKY94&quot;],&quot;id&quot;:8980,&quot;itemData&quot;:{&quot;type&quot;:&quot;paper-conference&quot;,&quot;page&quot;:&quot;99–109&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place&quot;:&quot;New York, NY, USA&quot;,&quot;title&quot;:&quot;The Relevance of Ivan Illich's Learning Webs 50 Years On&quot;,&quot;issued&quot;:{&quot;date-parts&quot;:[[&quot;2023&quot;,7,20]]},&quot;ISBN&quot;:&quot;9798400700255&quot;,&quot;DOI&quot;:&quot;10.1145/3573051.3593386&quot;,&quot;source&quot;:&quot;ACM Digital Library&quot;,&quot;author&quot;:[{&quot;family&quot;:&quot;Doroudi&quot;,&quot;given&quot;:&quot;Shayan&quot;},{&quot;family&quot;:&quot;Ahmad&quot;,&quot;given&quot;:&quot;Yusuf&quot;}],&quot;accessed&quot;:{&quot;date-parts&quot;:[[&quot;2023&quot;,10,2]]},&quot;id&quot;:&quot;doroudi_relevance_2023&quot;,&quot;container-title&quot;:&quot;Proceedings of the Tenth ACM Conference on Learning @ Scale&quot;,&quot;event-place&quot;:&quot;New York, NY, USA&quot;,&quot;collection-title&quot;:&quot;L@S '23&quot;,&quot;citation-key&quot;:&quot;doroudi_relevance_2023&quot;},&quot;suffix&quot;:&quot;&quot;,&quot;prefix&quot;:&quot;&quot;}],&quot;schema&quot;:&quot;https://github.com/citation-style-language/schema/raw/master/csl-citation.json&quot;,&quot;citationID&quot;:&quot;yinbyodb&quot;} RNDicicgxxrmj"/>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properties&quot;:{&quot;formattedCitation&quot;:&quot;[@degner_digital_2022; @schwan_understanding_2014]&quot;,&quot;noteIndex&quot;:0},&quot;citationItems&quot;:[{&quot;uri&quot;:[&quot;http://zotero.org/users/1913249/items/NI47KCRP&quot;],&quot;uris&quot;:[&quot;http://zotero.org/users/1913249/items/NI47KCRP&quot;],&quot;id&quot;:8721,&quot;itemData&quot;:{&quot;ISSN&quot;:&quot;2666-5573&quot;,&quot;page&quot;:&quot;100068&quot;,&quot;URL&quot;:&quot;https://www.sciencedirect.com/science/article/pii/S2666557321000392&quot;,&quot;title-short&quot;:&quot;Digital media in institutional informal learning places&quot;,&quot;container-title-short&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title&quot;:&quot;Digital media in institutional informal learning places: A systematic literature review&quot;,&quot;issued&quot;:{&quot;date-parts&quot;:[[&quot;2022&quot;,12,1]]},&quot;volume&quot;:&quot;3&quot;,&quot;DOI&quot;:&quot;10.1016/j.caeo.2021.100068&quot;,&quot;language&quot;:&quot;en&quot;,&quot;source&quot;:&quot;ScienceDirect&quot;,&quot;id&quot;:&quot;degner_digital_2022&quot;,&quot;accessed&quot;:{&quot;date-parts&quot;:[[&quot;2023&quot;,6,13]]},&quot;type&quot;:&quot;article-journal&quot;,&quot;container-title&quot;:&quot;Computers and Education Open&quot;,&quot;citation-key&quot;:&quot;degner_digital_2022&quot;},&quot;suffix&quot;:&quot;&quot;,&quot;prefix&quot;:&quot;&quot;},{&quot;uri&quot;:[&quot;http://zotero.org/users/1913249/items/RSMBNEVH&quot;],&quot;uris&quot;:[&quot;http://zotero.org/users/1913249/items/RSMBNEVH&quot;],&quot;id&quot;:8724,&quot;itemData&quot;:{&quot;ISSN&quot;:&quot;0046-1520&quot;,&quot;issue&quot;:&quot;2&quot;,&quot;page&quot;:&quot;70-85&quot;,&quot;URL&quot;:&quot;https://doi.org/10.1080/00461520.2014.917588&quot;,&quot;publisher&quot;:&quot;Routledge&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title&quot;:&quot;Understanding and Engagement in Places of Science Experience: Science Museums, Science Centers, Zoos, and Aquariums&quot;,&quot;issued&quot;:{&quot;date-parts&quot;:[[&quot;2014&quot;,4,3]]},&quot;volume&quot;:&quot;49&quot;,&quot;DOI&quot;:&quot;10.1080/00461520.2014.917588&quot;,&quot;source&quot;:&quot;Taylor and Francis+NEJM&quot;,&quot;accessed&quot;:{&quot;date-parts&quot;:[[&quot;2023&quot;,6,13]]},&quot;id&quot;:&quot;schwan_understanding_2014&quot;,&quot;type&quot;:&quot;article-journal&quot;,&quot;title-short&quot;:&quot;Understanding and Engagement in Places of Science Experience&quot;,&quot;container-title&quot;:&quot;Educational Psychologist&quot;,&quot;citation-key&quot;:&quot;schwan_understanding_2014&quot;},&quot;suffix&quot;:&quot;&quot;,&quot;prefix&quot;:&quot;&quot;}],&quot;schema&quot;:&quot;https://github.com/citation-style-language/schema/raw/master/csl-citation.json&quot;,&quot;citationID&quot;:&quot;ouksotlj&quot;} RNDovbsfabsbz"/>&lt;Do Zotero Refresh: [@degner_digital_2022; @schwan_understanding_2014]&gt;<text:reference-mark-end text:name="ZOTERO_ITEM CSL_CITATION {&quot;properties&quot;:{&quot;formattedCitation&quot;:&quot;[@degner_digital_2022; @schwan_understanding_2014]&quot;,&quot;noteIndex&quot;:0},&quot;citationItems&quot;:[{&quot;uri&quot;:[&quot;http://zotero.org/users/1913249/items/NI47KCRP&quot;],&quot;uris&quot;:[&quot;http://zotero.org/users/1913249/items/NI47KCRP&quot;],&quot;id&quot;:8721,&quot;itemData&quot;:{&quot;ISSN&quot;:&quot;2666-5573&quot;,&quot;page&quot;:&quot;100068&quot;,&quot;URL&quot;:&quot;https://www.sciencedirect.com/science/article/pii/S2666557321000392&quot;,&quot;title-short&quot;:&quot;Digital media in institutional informal learning places&quot;,&quot;container-title-short&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title&quot;:&quot;Digital media in institutional informal learning places: A systematic literature review&quot;,&quot;issued&quot;:{&quot;date-parts&quot;:[[&quot;2022&quot;,12,1]]},&quot;volume&quot;:&quot;3&quot;,&quot;DOI&quot;:&quot;10.1016/j.caeo.2021.100068&quot;,&quot;language&quot;:&quot;en&quot;,&quot;source&quot;:&quot;ScienceDirect&quot;,&quot;id&quot;:&quot;degner_digital_2022&quot;,&quot;accessed&quot;:{&quot;date-parts&quot;:[[&quot;2023&quot;,6,13]]},&quot;type&quot;:&quot;article-journal&quot;,&quot;container-title&quot;:&quot;Computers and Education Open&quot;,&quot;citation-key&quot;:&quot;degner_digital_2022&quot;},&quot;suffix&quot;:&quot;&quot;,&quot;prefix&quot;:&quot;&quot;},{&quot;uri&quot;:[&quot;http://zotero.org/users/1913249/items/RSMBNEVH&quot;],&quot;uris&quot;:[&quot;http://zotero.org/users/1913249/items/RSMBNEVH&quot;],&quot;id&quot;:8724,&quot;itemData&quot;:{&quot;ISSN&quot;:&quot;0046-1520&quot;,&quot;issue&quot;:&quot;2&quot;,&quot;page&quot;:&quot;70-85&quot;,&quot;URL&quot;:&quot;https://doi.org/10.1080/00461520.2014.917588&quot;,&quot;publisher&quot;:&quot;Routledge&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title&quot;:&quot;Understanding and Engagement in Places of Science Experience: Science Museums, Science Centers, Zoos, and Aquariums&quot;,&quot;issued&quot;:{&quot;date-parts&quot;:[[&quot;2014&quot;,4,3]]},&quot;volume&quot;:&quot;49&quot;,&quot;DOI&quot;:&quot;10.1080/00461520.2014.917588&quot;,&quot;source&quot;:&quot;Taylor and Francis+NEJM&quot;,&quot;accessed&quot;:{&quot;date-parts&quot;:[[&quot;2023&quot;,6,13]]},&quot;id&quot;:&quot;schwan_understanding_2014&quot;,&quot;type&quot;:&quot;article-journal&quot;,&quot;title-short&quot;:&quot;Understanding and Engagement in Places of Science Experience&quot;,&quot;container-title&quot;:&quot;Educational Psychologist&quot;,&quot;citation-key&quot;:&quot;schwan_understanding_2014&quot;},&quot;suffix&quot;:&quot;&quot;,&quot;prefix&quot;:&quot;&quot;}],&quot;schema&quot;:&quot;https://github.com/citation-style-language/schema/raw/master/csl-citation.json&quot;,&quot;citationID&quot;:&quot;ouksotlj&quot;} RNDovbsfabsbz"/></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properties&quot;:{&quot;formattedCitation&quot;:&quot;[@moll_funds_1992]&quot;,&quot;noteIndex&quot;:0},&quot;citationItems&quot;:[{&quot;uri&quot;:[&quot;http://zotero.org/users/1913249/items/EXBRQZWW&quot;],&quot;uris&quot;:[&quot;http://zotero.org/users/1913249/items/EXBRQZWW&quot;],&quot;id&quot;:3871,&quot;itemData&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issued&quot;:{&quot;date-parts&quot;:[[&quot;1992&quot;]]},&quot;volume&quot;:&quot;31&quot;,&quot;type&quot;:&quot;article-journal&quot;,&quot;language&quot;:&quot;en&quot;,&quot;source&quot;:&quot;Zotero&quot;,&quot;issue&quot;:&quot;2,&quot;,&quot;page&quot;:&quot;132-141&quot;,&quot;id&quot;:&quot;moll_funds_1992&quot;,&quot;URL&quot;:&quot;http://www.jstor.org/stable/1476399&quot;,&quot;container-title&quot;:&quot;Theory into Practice&quot;,&quot;citation-key&quot;:&quot;moll_funds_1992&quot;},&quot;suffix&quot;:&quot;&quot;,&quot;prefix&quot;:&quot;&quot;}],&quot;schema&quot;:&quot;https://github.com/citation-style-language/schema/raw/master/csl-citation.json&quot;,&quot;citationID&quot;:&quot;heaqhjtn&quot;} RNDgqftatnkmc"/>&lt;Do Zotero Refresh: [@moll_funds_1992]&gt;<text:reference-mark-end text:name="ZOTERO_ITEM CSL_CITATION {&quot;properties&quot;:{&quot;formattedCitation&quot;:&quot;[@moll_funds_1992]&quot;,&quot;noteIndex&quot;:0},&quot;citationItems&quot;:[{&quot;uri&quot;:[&quot;http://zotero.org/users/1913249/items/EXBRQZWW&quot;],&quot;uris&quot;:[&quot;http://zotero.org/users/1913249/items/EXBRQZWW&quot;],&quot;id&quot;:3871,&quot;itemData&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issued&quot;:{&quot;date-parts&quot;:[[&quot;1992&quot;]]},&quot;volume&quot;:&quot;31&quot;,&quot;type&quot;:&quot;article-journal&quot;,&quot;language&quot;:&quot;en&quot;,&quot;source&quot;:&quot;Zotero&quot;,&quot;issue&quot;:&quot;2,&quot;,&quot;page&quot;:&quot;132-141&quot;,&quot;id&quot;:&quot;moll_funds_1992&quot;,&quot;URL&quot;:&quot;http://www.jstor.org/stable/1476399&quot;,&quot;container-title&quot;:&quot;Theory into Practice&quot;,&quot;citation-key&quot;:&quot;moll_funds_1992&quot;},&quot;suffix&quot;:&quot;&quot;,&quot;prefix&quot;:&quot;&quot;}],&quot;schema&quot;:&quot;https://github.com/citation-style-language/schema/raw/master/csl-citation.json&quot;,&quot;citationID&quot;:&quot;heaqhjtn&quot;} RNDgqftatnkmc"/>.</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properties&quot;:{&quot;formattedCitation&quot;:&quot;[@rajala_utopian_2023]&quot;,&quot;noteIndex&quot;:0},&quot;citationItems&quot;:[{&quot;uri&quot;:[&quot;http://zotero.org/users/1913249/items/ZHZADF6X&quot;],&quot;uris&quot;:[&quot;http://zotero.org/users/1913249/items/ZHZADF6X&quot;],&quot;id&quot;:8895,&quot;itemData&quot;:{&quot;ISSN&quot;:&quot;1050-8406, 1532-7809&quot;,&quot;issue&quot;:&quot;1&quot;,&quot;page&quot;:&quot;110-136&quot;,&quot;URL&quot;:&quot;https://www.tandfonline.com/doi/full/10.1080/10508406.2022.2144736&quot;,&quot;title-short&quot;:&quot;Utopian methodology&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issued&quot;:{&quot;date-parts&quot;:[[&quot;2023&quot;,1,1]]},&quot;volume&quot;:&quot;32&quot;,&quot;DOI&quot;:&quot;10.1080/10508406.2022.2144736&quot;,&quot;language&quot;:&quot;en&quot;,&quot;source&quot;:&quot;DOI.org (Crossref)&quot;,&quot;id&quot;:&quot;rajala_utopian_2023&quot;,&quot;type&quot;:&quot;article-journal&quot;,&quot;accessed&quot;:{&quot;date-parts&quot;:[[&quot;2023&quot;,7,6]]},&quot;container-title&quot;:&quot;Journal of the Learning Sciences&quot;,&quot;citation-key&quot;:&quot;rajala_utopian_2023&quot;},&quot;suffix&quot;:&quot;&quot;,&quot;prefix&quot;:&quot;&quot;}],&quot;schema&quot;:&quot;https://github.com/citation-style-language/schema/raw/master/csl-citation.json&quot;,&quot;citationID&quot;:&quot;dylrtnkz&quot;} RNDnlspkatlqa"/>&lt;Do Zotero Refresh: [@rajala_utopian_2023]&gt;<text:reference-mark-end text:name="ZOTERO_ITEM CSL_CITATION {&quot;properties&quot;:{&quot;formattedCitation&quot;:&quot;[@rajala_utopian_2023]&quot;,&quot;noteIndex&quot;:0},&quot;citationItems&quot;:[{&quot;uri&quot;:[&quot;http://zotero.org/users/1913249/items/ZHZADF6X&quot;],&quot;uris&quot;:[&quot;http://zotero.org/users/1913249/items/ZHZADF6X&quot;],&quot;id&quot;:8895,&quot;itemData&quot;:{&quot;ISSN&quot;:&quot;1050-8406, 1532-7809&quot;,&quot;issue&quot;:&quot;1&quot;,&quot;page&quot;:&quot;110-136&quot;,&quot;URL&quot;:&quot;https://www.tandfonline.com/doi/full/10.1080/10508406.2022.2144736&quot;,&quot;title-short&quot;:&quot;Utopian methodology&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issued&quot;:{&quot;date-parts&quot;:[[&quot;2023&quot;,1,1]]},&quot;volume&quot;:&quot;32&quot;,&quot;DOI&quot;:&quot;10.1080/10508406.2022.2144736&quot;,&quot;language&quot;:&quot;en&quot;,&quot;source&quot;:&quot;DOI.org (Crossref)&quot;,&quot;id&quot;:&quot;rajala_utopian_2023&quot;,&quot;type&quot;:&quot;article-journal&quot;,&quot;accessed&quot;:{&quot;date-parts&quot;:[[&quot;2023&quot;,7,6]]},&quot;container-title&quot;:&quot;Journal of the Learning Sciences&quot;,&quot;citation-key&quot;:&quot;rajala_utopian_2023&quot;},&quot;suffix&quot;:&quot;&quot;,&quot;prefix&quot;:&quot;&quot;}],&quot;schema&quot;:&quot;https://github.com/citation-style-language/schema/raw/master/csl-citation.json&quot;,&quot;citationID&quot;:&quot;dylrtnkz&quot;} RNDnlspkatlqa"/>.</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formattedCitation&quot;:&quot;[@moll_funds_1992]&quot;,&quot;noteIndex&quot;:0},&quot;citationItems&quot;:[{&quot;uri&quot;:[&quot;http://zotero.org/users/1913249/items/EXBRQZWW&quot;],&quot;uris&quot;:[&quot;http://zotero.org/users/1913249/items/EXBRQZWW&quot;],&quot;id&quot;:3871,&quot;itemData&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issued&quot;:{&quot;date-parts&quot;:[[&quot;1992&quot;]]},&quot;volume&quot;:&quot;31&quot;,&quot;type&quot;:&quot;article-journal&quot;,&quot;language&quot;:&quot;en&quot;,&quot;source&quot;:&quot;Zotero&quot;,&quot;issue&quot;:&quot;2,&quot;,&quot;page&quot;:&quot;132-141&quot;,&quot;id&quot;:&quot;moll_funds_1992&quot;,&quot;URL&quot;:&quot;http://www.jstor.org/stable/1476399&quot;,&quot;container-title&quot;:&quot;Theory into Practice&quot;,&quot;citation-key&quot;:&quot;moll_funds_1992&quot;},&quot;suffix&quot;:&quot;&quot;,&quot;prefix&quot;:&quot;&quot;}],&quot;schema&quot;:&quot;https://github.com/citation-style-language/schema/raw/master/csl-citation.json&quot;,&quot;citationID&quot;:&quot;ukobauua&quot;} RNDoilakoywgs"/>&lt;Do Zotero Refresh: [@moll_funds_1992]&gt;<text:reference-mark-end text:name="ZOTERO_ITEM CSL_CITATION {&quot;properties&quot;:{&quot;formattedCitation&quot;:&quot;[@moll_funds_1992]&quot;,&quot;noteIndex&quot;:0},&quot;citationItems&quot;:[{&quot;uri&quot;:[&quot;http://zotero.org/users/1913249/items/EXBRQZWW&quot;],&quot;uris&quot;:[&quot;http://zotero.org/users/1913249/items/EXBRQZWW&quot;],&quot;id&quot;:3871,&quot;itemData&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issued&quot;:{&quot;date-parts&quot;:[[&quot;1992&quot;]]},&quot;volume&quot;:&quot;31&quot;,&quot;type&quot;:&quot;article-journal&quot;,&quot;language&quot;:&quot;en&quot;,&quot;source&quot;:&quot;Zotero&quot;,&quot;issue&quot;:&quot;2,&quot;,&quot;page&quot;:&quot;132-141&quot;,&quot;id&quot;:&quot;moll_funds_1992&quot;,&quot;URL&quot;:&quot;http://www.jstor.org/stable/1476399&quot;,&quot;container-title&quot;:&quot;Theory into Practice&quot;,&quot;citation-key&quot;:&quot;moll_funds_1992&quot;},&quot;suffix&quot;:&quot;&quot;,&quot;prefix&quot;:&quot;&quot;}],&quot;schema&quot;:&quot;https://github.com/citation-style-language/schema/raw/master/csl-citation.json&quot;,&quot;citationID&quot;:&quot;ukobauua&quot;} RNDoilakoywgs"/>.</text:p>
      <text:h text:style-name="Heading_20_3" text:outline-level="3"><text:bookmark-start text:name="third-spaces-and-the-context-of-this-study"/>Third spaces and the context of this study<text:bookmark-end text:name="third-spaces-and-the-context-of-this-study"/></text:h>
      <text:p text:style-name="First_20_paragraph">PERHAPS THIS IS METHODOLOGY? MOVE?</text:p>
      <text:p text:style-name="Text_20_body">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properties&quot;:{&quot;formattedCitation&quot;:&quot;[-@picton_video_2020]&quot;,&quot;noteIndex&quot;:0},&quot;citationItems&quot;:[{&quot;uri&quot;:[&quot;http://zotero.org/users/1913249/items/T96LXVV8&quot;],&quot;uris&quot;:[&quot;http://zotero.org/users/1913249/items/T96LXVV8&quot;],&quot;id&quot;:3767,&quot;itemData&quot;:{&quot;author&quot;:[{&quot;family&quot;:&quot;Picton&quot;,&quot;given&quot;:&quot;Irene&quot;},{&quot;family&quot;:&quot;Clark&quot;,&quot;given&quot;:&quot;Christina&quot;},{&quot;family&quot;:&quot;Judge&quot;,&quot;given&quot;:&quot;Tim&quot;}],&quot;title&quot;:&quot;Video game playing and literacy: a survey of young people aged 11 to 16&quot;,&quot;issued&quot;:{&quot;date-parts&quot;:[[&quot;2020&quot;]]},&quot;type&quot;:&quot;report&quot;,&quot;language&quot;:&quot;en&quot;,&quot;source&quot;:&quot;Zotero&quot;,&quot;page&quot;:&quot;31&quot;,&quot;id&quot;:&quot;picton_video_2020&quot;,&quot;publisher&quot;:&quot;National Literacy Trust&quot;,&quot;URL&quot;:&quot;https://cdn.literacytrust.org.uk/media/documents/Video_game_playing_and_literacy_report_final_updated.pdf&quot;,&quot;citation-key&quot;:&quot;picton_video_2020&quot;},&quot;suppress-author&quot;:true,&quot;suffix&quot;:&quot;&quot;,&quot;prefix&quot;:&quot;&quot;}],&quot;schema&quot;:&quot;https://github.com/citation-style-language/schema/raw/master/csl-citation.json&quot;,&quot;citationID&quot;:&quot;kqsyclnm&quot;} RNDlgychtmwun"/>&lt;Do Zotero Refresh: [-@picton_video_2020]&gt;<text:reference-mark-end text:name="ZOTERO_ITEM CSL_CITATION {&quot;properties&quot;:{&quot;formattedCitation&quot;:&quot;[-@picton_video_2020]&quot;,&quot;noteIndex&quot;:0},&quot;citationItems&quot;:[{&quot;uri&quot;:[&quot;http://zotero.org/users/1913249/items/T96LXVV8&quot;],&quot;uris&quot;:[&quot;http://zotero.org/users/1913249/items/T96LXVV8&quot;],&quot;id&quot;:3767,&quot;itemData&quot;:{&quot;author&quot;:[{&quot;family&quot;:&quot;Picton&quot;,&quot;given&quot;:&quot;Irene&quot;},{&quot;family&quot;:&quot;Clark&quot;,&quot;given&quot;:&quot;Christina&quot;},{&quot;family&quot;:&quot;Judge&quot;,&quot;given&quot;:&quot;Tim&quot;}],&quot;title&quot;:&quot;Video game playing and literacy: a survey of young people aged 11 to 16&quot;,&quot;issued&quot;:{&quot;date-parts&quot;:[[&quot;2020&quot;]]},&quot;type&quot;:&quot;report&quot;,&quot;language&quot;:&quot;en&quot;,&quot;source&quot;:&quot;Zotero&quot;,&quot;page&quot;:&quot;31&quot;,&quot;id&quot;:&quot;picton_video_2020&quot;,&quot;publisher&quot;:&quot;National Literacy Trust&quot;,&quot;URL&quot;:&quot;https://cdn.literacytrust.org.uk/media/documents/Video_game_playing_and_literacy_report_final_updated.pdf&quot;,&quot;citation-key&quot;:&quot;picton_video_2020&quot;},&quot;suppress-author&quot;:true,&quot;suffix&quot;:&quot;&quot;,&quot;prefix&quot;:&quot;&quot;}],&quot;schema&quot;:&quot;https://github.com/citation-style-language/schema/raw/master/csl-citation.json&quot;,&quot;citationID&quot;:&quot;kqsyclnm&quot;} RNDlgychtmwun"/>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citationItems&quot;:[{&quot;uri&quot;:[&quot;http://zotero.org/users/1913249/items/RUWZA8Q7&quot;],&quot;uris&quot;:[&quot;http://zotero.org/users/1913249/items/RUWZA8Q7&quot;],&quot;id&quot;:3768,&quot;itemData&quot;:{&quot;ISSN&quot;:&quot;2155-6849 DOI: 10.4018/ijgbl.2014070102&quot;,&quot;issue&quot;:&quot;3&quot;,&quot;page&quot;:&quot;13-22&quot;,&quot;URL&quot;:&quot;https://www.igi-global.com/article/using-game-mechanics-to-measure-what-students-learn-from-programming-games/117696&quot;,&quot;container-title-short&quot;:&quot;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title&quot;:&quot;Using game mechanics to measure what students learn from programming games&quot;,&quot;issued&quot;:{&quot;date-parts&quot;:[[&quot;2014&quot;,7,1]]},&quot;volume&quot;:&quot;4&quot;,&quot;DOI&quot;:&quot;10.4018/ijgbl.2014070102&quot;,&quot;language&quot;:&quot;en&quot;,&quot;source&quot;:&quot;www.igi-global.com&quot;,&quot;type&quot;:&quot;article-journal&quot;,&quot;id&quot;:&quot;denner_using_2014&quot;,&quot;accessed&quot;:{&quot;date-parts&quot;:[[&quot;2018&quot;,4,21]]},&quot;license&quot;:&quot;Access limited to members&quot;,&quot;container-title&quot;:&quot;International Journal of Game-Based Learning (IJGBL)&quot;,&quot;citation-key&quot;:&quot;denner_using_2014&quot;},&quot;suppress-author&quot;:true,&quot;suffix&quot;:&quot;&quot;,&quot;prefix&quot;:&quot;&quot;}],&quot;schema&quot;:&quot;https://github.com/citation-style-language/schema/raw/master/csl-citation.json&quot;,&quot;citationID&quot;:&quot;qpoeyzfi&quot;} RNDndfuwploon"/>&lt;Do Zotero Refresh: [-@denner_using_2014]&gt;<text:reference-mark-end text:name="ZOTERO_ITEM CSL_CITATION {&quot;properties&quot;:{&quot;formattedCitation&quot;:&quot;[-@denner_using_2014]&quot;,&quot;noteIndex&quot;:0},&quot;citationItems&quot;:[{&quot;uri&quot;:[&quot;http://zotero.org/users/1913249/items/RUWZA8Q7&quot;],&quot;uris&quot;:[&quot;http://zotero.org/users/1913249/items/RUWZA8Q7&quot;],&quot;id&quot;:3768,&quot;itemData&quot;:{&quot;ISSN&quot;:&quot;2155-6849 DOI: 10.4018/ijgbl.2014070102&quot;,&quot;issue&quot;:&quot;3&quot;,&quot;page&quot;:&quot;13-22&quot;,&quot;URL&quot;:&quot;https://www.igi-global.com/article/using-game-mechanics-to-measure-what-students-learn-from-programming-games/117696&quot;,&quot;container-title-short&quot;:&quot;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title&quot;:&quot;Using game mechanics to measure what students learn from programming games&quot;,&quot;issued&quot;:{&quot;date-parts&quot;:[[&quot;2014&quot;,7,1]]},&quot;volume&quot;:&quot;4&quot;,&quot;DOI&quot;:&quot;10.4018/ijgbl.2014070102&quot;,&quot;language&quot;:&quot;en&quot;,&quot;source&quot;:&quot;www.igi-global.com&quot;,&quot;type&quot;:&quot;article-journal&quot;,&quot;id&quot;:&quot;denner_using_2014&quot;,&quot;accessed&quot;:{&quot;date-parts&quot;:[[&quot;2018&quot;,4,21]]},&quot;license&quot;:&quot;Access limited to members&quot;,&quot;container-title&quot;:&quot;International Journal of Game-Based Learning (IJGBL)&quot;,&quot;citation-key&quot;:&quot;denner_using_2014&quot;},&quot;suppress-author&quot;:true,&quot;suffix&quot;:&quot;&quot;,&quot;prefix&quot;:&quot;&quot;}],&quot;schema&quot;:&quot;https://github.com/citation-style-language/schema/raw/master/csl-citation.json&quot;,&quot;citationID&quot;:&quot;qpoeyzfi&quot;} RNDndfuwploon"/>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properties&quot;:{&quot;formattedCitation&quot;:&quot;[@mozilla_foundation_webmaker_2014]&quot;,&quot;noteIndex&quot;:0},&quot;citationItems&quot;:[{&quot;uri&quot;:[&quot;http://zotero.org/users/1913249/items/MRBIFKUU&quot;],&quot;uris&quot;:[&quot;http://zotero.org/users/1913249/items/MRBIFKUU&quot;],&quot;id&quot;:1091,&quot;itemData&quot;:{&quot;author&quot;:[{&quot;literal&quot;:&quot;Mozilla Foundation&quot;}],&quot;title&quot;:&quot;Webmaker Whitepaper&quot;,&quot;accessed&quot;:{&quot;date-parts&quot;:[[&quot;2015&quot;,5,9]]},&quot;id&quot;:&quot;mozilla_foundation_webmaker_2014&quot;,&quot;URL&quot;:&quot;https://wiki.mozilla.org/Webmaker/Whitepaper&quot;,&quot;type&quot;:&quot;webpage&quot;,&quot;issued&quot;:{&quot;date-parts&quot;:[[&quot;2014&quot;]]},&quot;citation-key&quot;:&quot;mozilla_foundation_webmaker_2014&quot;},&quot;suffix&quot;:&quot;&quot;,&quot;prefix&quot;:&quot;&quot;}],&quot;schema&quot;:&quot;https://github.com/citation-style-language/schema/raw/master/csl-citation.json&quot;,&quot;citationID&quot;:&quot;zbaliznp&quot;} RNDszmnncdbhb"/>&lt;Do Zotero Refresh: [@mozilla_foundation_webmaker_2014]&gt;<text:reference-mark-end text:name="ZOTERO_ITEM CSL_CITATION {&quot;properties&quot;:{&quot;formattedCitation&quot;:&quot;[@mozilla_foundation_webmaker_2014]&quot;,&quot;noteIndex&quot;:0},&quot;citationItems&quot;:[{&quot;uri&quot;:[&quot;http://zotero.org/users/1913249/items/MRBIFKUU&quot;],&quot;uris&quot;:[&quot;http://zotero.org/users/1913249/items/MRBIFKUU&quot;],&quot;id&quot;:1091,&quot;itemData&quot;:{&quot;author&quot;:[{&quot;literal&quot;:&quot;Mozilla Foundation&quot;}],&quot;title&quot;:&quot;Webmaker Whitepaper&quot;,&quot;accessed&quot;:{&quot;date-parts&quot;:[[&quot;2015&quot;,5,9]]},&quot;id&quot;:&quot;mozilla_foundation_webmaker_2014&quot;,&quot;URL&quot;:&quot;https://wiki.mozilla.org/Webmaker/Whitepaper&quot;,&quot;type&quot;:&quot;webpage&quot;,&quot;issued&quot;:{&quot;date-parts&quot;:[[&quot;2014&quot;]]},&quot;citation-key&quot;:&quot;mozilla_foundation_webmaker_2014&quot;},&quot;suffix&quot;:&quot;&quot;,&quot;prefix&quot;:&quot;&quot;}],&quot;schema&quot;:&quot;https://github.com/citation-style-language/schema/raw/master/csl-citation.json&quot;,&quot;citationID&quot;:&quot;zbaliznp&quot;} RNDszmnncdbhb"/>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properties&quot;:{&quot;formattedCitation&quot;:&quot;[@chesterman_webmaking_2015]&quot;,&quot;noteIndex&quot;:0},&quot;citationItems&quot;:[{&quot;uri&quot;:[&quot;http://zotero.org/users/1913249/items/UIIVWFPB&quot;],&quot;uris&quot;:[&quot;http://zotero.org/users/1913249/items/UIIVWFPB&quot;],&quot;id&quot;:1019,&quot;itemData&quot;:{&quot;author&quot;:[{&quot;family&quot;:&quot;Chesterman&quot;,&quot;given&quot;:&quot;Mick&quot;}],&quot;title&quot;:&quot;Webmaking using Javascript to promote student engagement and constructivist learning approaches at KS3&quot;,&quot;accessed&quot;:{&quot;date-parts&quot;:[[&quot;2016&quot;,3,19]]},&quot;id&quot;:&quot;chesterman_webmaking_2015&quot;,&quot;URL&quot;:&quot;http://digitalducks.org/blog/project-report-webmaking/&quot;,&quot;type&quot;:&quot;webpage&quot;,&quot;issued&quot;:{&quot;date-parts&quot;:[[&quot;2015&quot;]]},&quot;citation-key&quot;:&quot;chesterman_webmaking_2015&quot;},&quot;suffix&quot;:&quot;&quot;,&quot;prefix&quot;:&quot;&quot;}],&quot;schema&quot;:&quot;https://github.com/citation-style-language/schema/raw/master/csl-citation.json&quot;,&quot;citationID&quot;:&quot;amkoqpjm&quot;} RNDfubtibvjmd"/>&lt;Do Zotero Refresh: [@chesterman_webmaking_2015]&gt;<text:reference-mark-end text:name="ZOTERO_ITEM CSL_CITATION {&quot;properties&quot;:{&quot;formattedCitation&quot;:&quot;[@chesterman_webmaking_2015]&quot;,&quot;noteIndex&quot;:0},&quot;citationItems&quot;:[{&quot;uri&quot;:[&quot;http://zotero.org/users/1913249/items/UIIVWFPB&quot;],&quot;uris&quot;:[&quot;http://zotero.org/users/1913249/items/UIIVWFPB&quot;],&quot;id&quot;:1019,&quot;itemData&quot;:{&quot;author&quot;:[{&quot;family&quot;:&quot;Chesterman&quot;,&quot;given&quot;:&quot;Mick&quot;}],&quot;title&quot;:&quot;Webmaking using Javascript to promote student engagement and constructivist learning approaches at KS3&quot;,&quot;accessed&quot;:{&quot;date-parts&quot;:[[&quot;2016&quot;,3,19]]},&quot;id&quot;:&quot;chesterman_webmaking_2015&quot;,&quot;URL&quot;:&quot;http://digitalducks.org/blog/project-report-webmaking/&quot;,&quot;type&quot;:&quot;webpage&quot;,&quot;issued&quot;:{&quot;date-parts&quot;:[[&quot;2015&quot;]]},&quot;citation-key&quot;:&quot;chesterman_webmaking_2015&quot;},&quot;suffix&quot;:&quot;&quot;,&quot;prefix&quot;:&quot;&quot;}],&quot;schema&quot;:&quot;https://github.com/citation-style-language/schema/raw/master/csl-citation.json&quot;,&quot;citationID&quot;:&quot;amkoqpjm&quot;} RNDfubtibvjmd"/>.</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properties&quot;:{&quot;formattedCitation&quot;:&quot;[@lee_none_2016]&quot;,&quot;noteIndex&quot;:0},&quot;citationItems&quot;:[{&quot;uri&quot;:[&quot;http://zotero.org/users/1913249/items/NN25MFNI&quot;],&quot;uris&quot;:[&quot;http://zotero.org/users/1913249/items/NN25MFNI&quot;],&quot;id&quot;:8970,&quot;itemData&quot;:{&quot;ISSN&quot;:&quot;1066-5684&quot;,&quot;issue&quot;:&quot;4&quot;,&quot;page&quot;:&quot;480-492&quot;,&quot;URL&quot;:&quot;https://doi.org/10.1080/10665684.2016.1227157&quot;,&quot;publisher&quot;:&quot;Routledg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itle&quot;:&quot;None But Ourselves Can Free Our Minds: Critical Computational Literacy as a Pedagogy of Resistance&quot;,&quot;issued&quot;:{&quot;date-parts&quot;:[[&quot;2016&quot;,10,1]]},&quot;volume&quot;:&quot;49&quot;,&quot;DOI&quot;:&quot;10.1080/10665684.2016.1227157&quot;,&quot;source&quot;:&quot;Taylor and Francis+NEJM&quot;,&quot;accessed&quot;:{&quot;date-parts&quot;:[[&quot;2023&quot;,10,2]]},&quot;id&quot;:&quot;lee_none_2016&quot;,&quot;type&quot;:&quot;article-journal&quot;,&quot;title-short&quot;:&quot;None But Ourselves Can Free Our Minds&quot;,&quot;container-title&quot;:&quot;Equity &amp; Excellence in Education&quot;,&quot;citation-key&quot;:&quot;lee_none_2016&quot;},&quot;suffix&quot;:&quot;&quot;,&quot;prefix&quot;:&quot;&quot;}],&quot;schema&quot;:&quot;https://github.com/citation-style-language/schema/raw/master/csl-citation.json&quot;,&quot;citationID&quot;:&quot;iztbzfpm&quot;} RNDisoqtocdds"/>&lt;Do Zotero Refresh: [@lee_none_2016]&gt;<text:reference-mark-end text:name="ZOTERO_ITEM CSL_CITATION {&quot;properties&quot;:{&quot;formattedCitation&quot;:&quot;[@lee_none_2016]&quot;,&quot;noteIndex&quot;:0},&quot;citationItems&quot;:[{&quot;uri&quot;:[&quot;http://zotero.org/users/1913249/items/NN25MFNI&quot;],&quot;uris&quot;:[&quot;http://zotero.org/users/1913249/items/NN25MFNI&quot;],&quot;id&quot;:8970,&quot;itemData&quot;:{&quot;ISSN&quot;:&quot;1066-5684&quot;,&quot;issue&quot;:&quot;4&quot;,&quot;page&quot;:&quot;480-492&quot;,&quot;URL&quot;:&quot;https://doi.org/10.1080/10665684.2016.1227157&quot;,&quot;publisher&quot;:&quot;Routledg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itle&quot;:&quot;None But Ourselves Can Free Our Minds: Critical Computational Literacy as a Pedagogy of Resistance&quot;,&quot;issued&quot;:{&quot;date-parts&quot;:[[&quot;2016&quot;,10,1]]},&quot;volume&quot;:&quot;49&quot;,&quot;DOI&quot;:&quot;10.1080/10665684.2016.1227157&quot;,&quot;source&quot;:&quot;Taylor and Francis+NEJM&quot;,&quot;accessed&quot;:{&quot;date-parts&quot;:[[&quot;2023&quot;,10,2]]},&quot;id&quot;:&quot;lee_none_2016&quot;,&quot;type&quot;:&quot;article-journal&quot;,&quot;title-short&quot;:&quot;None But Ourselves Can Free Our Minds&quot;,&quot;container-title&quot;:&quot;Equity &amp; Excellence in Education&quot;,&quot;citation-key&quot;:&quot;lee_none_2016&quot;},&quot;suffix&quot;:&quot;&quot;,&quot;prefix&quot;:&quot;&quot;}],&quot;schema&quot;:&quot;https://github.com/citation-style-language/schema/raw/master/csl-citation.json&quot;,&quot;citationID&quot;:&quot;iztbzfpm&quot;} RNDisoqtocdds"/>.</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formattedCitation&quot;:&quot;[@shaffer_thick_1999; @warr_bridging_2020]&quot;,&quot;noteIndex&quot;:0},&quot;citationItems&quot;:[{&quot;uri&quot;:[&quot;http://zotero.org/users/1913249/items/WKM9K5XV&quot;],&quot;uris&quot;:[&quot;http://zotero.org/users/1913249/items/WKM9K5XV&quot;],&quot;id&quot;:1678,&quot;itemData&quot;:{&quot;author&quot;:[{&quot;family&quot;:&quot;Shaffer&quot;,&quot;given&quot;:&quot;David&quot;},{&quot;family&quot;:&quot;Resnick&quot;,&quot;given&quot;:&quot;Mitchel&quot;}],&quot;title&quot;:&quot;\&quot;Thick\&quot; Authenticity: New Media and Authentic Learning&quot;,&quot;issued&quot;:{&quot;date-parts&quot;:[[&quot;1999&quot;,1,1]]},&quot;volume&quot;:&quot;10&quot;,&quot;type&quot;:&quot;article-journal&quot;,&quot;source&quot;:&quot;ResearchGate&quot;,&quot;id&quot;:&quot;shaffer_thick_1999&quot;,&quot;title-short&quot;:&quot;\&quot;Thick\&quot; Authenticity&quot;,&quot;citation-key&quot;:&quot;shaffer_thick_1999&quot;,&quot;container-title&quot;:&quot;Journal of Interactive Learning Research&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uffix&quot;:&quot;&quot;,&quot;prefix&quot;:&quot;&quot;},{&quot;uri&quot;:[&quot;http://zotero.org/users/1913249/items/UXPTJGX7&quot;],&quot;uris&quot;:[&quot;http://zotero.org/users/1913249/items/UXPTJGX7&quot;],&quot;id&quot;:9124,&quot;itemData&quot;:{&quot;ISSN&quot;:&quot;1541-5015&quot;,&quot;number&quot;:&quot;1&quot;,&quot;issue&quot;:&quot;1&quot;,&quot;URL&quot;:&quot;https://scholarworks.iu.edu/journals/index.php/ijpbl/article/view/28590&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title&quot;:&quot;Bridging Academic Disciplines with Interdisciplinary Project-based Learning: Challenges and Opportunities&quot;,&quot;issued&quot;:{&quot;date-parts&quot;:[[&quot;2020&quot;,5,29]]},&quot;volume&quot;:&quot;14&quot;,&quot;DOI&quot;:&quot;10.14434/ijpbl.v14i1.28590&quot;,&quot;language&quot;:&quot;en&quot;,&quot;source&quot;:&quot;scholarworks.iu.edu&quot;,&quot;type&quot;:&quot;article-journal&quot;,&quot;id&quot;:&quot;warr_bridging_2020&quot;,&quot;accessed&quot;:{&quot;date-parts&quot;:[[&quot;2023&quot;,12,19]]},&quot;license&quot;:&quot;Copyright (c) 2020 Melissa Warr, Richard E. West&quot;,&quot;container-title&quot;:&quot;Interdisciplinary Journal of Problem-Based Learning&quot;,&quot;citation-key&quot;:&quot;warr_bridging_2020&quot;},&quot;suffix&quot;:&quot;&quot;,&quot;prefix&quot;:&quot;&quot;}],&quot;schema&quot;:&quot;https://github.com/citation-style-language/schema/raw/master/csl-citation.json&quot;,&quot;citationID&quot;:&quot;tmfzggsp&quot;} RNDioyurhuliu"/>&lt;Do Zotero Refresh: [@shaffer_thick_1999; @warr_bridging_2020]&gt;<text:reference-mark-end text:name="ZOTERO_ITEM CSL_CITATION {&quot;properties&quot;:{&quot;formattedCitation&quot;:&quot;[@shaffer_thick_1999; @warr_bridging_2020]&quot;,&quot;noteIndex&quot;:0},&quot;citationItems&quot;:[{&quot;uri&quot;:[&quot;http://zotero.org/users/1913249/items/WKM9K5XV&quot;],&quot;uris&quot;:[&quot;http://zotero.org/users/1913249/items/WKM9K5XV&quot;],&quot;id&quot;:1678,&quot;itemData&quot;:{&quot;author&quot;:[{&quot;family&quot;:&quot;Shaffer&quot;,&quot;given&quot;:&quot;David&quot;},{&quot;family&quot;:&quot;Resnick&quot;,&quot;given&quot;:&quot;Mitchel&quot;}],&quot;title&quot;:&quot;\&quot;Thick\&quot; Authenticity: New Media and Authentic Learning&quot;,&quot;issued&quot;:{&quot;date-parts&quot;:[[&quot;1999&quot;,1,1]]},&quot;volume&quot;:&quot;10&quot;,&quot;type&quot;:&quot;article-journal&quot;,&quot;source&quot;:&quot;ResearchGate&quot;,&quot;id&quot;:&quot;shaffer_thick_1999&quot;,&quot;title-short&quot;:&quot;\&quot;Thick\&quot; Authenticity&quot;,&quot;citation-key&quot;:&quot;shaffer_thick_1999&quot;,&quot;container-title&quot;:&quot;Journal of Interactive Learning Research&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uffix&quot;:&quot;&quot;,&quot;prefix&quot;:&quot;&quot;},{&quot;uri&quot;:[&quot;http://zotero.org/users/1913249/items/UXPTJGX7&quot;],&quot;uris&quot;:[&quot;http://zotero.org/users/1913249/items/UXPTJGX7&quot;],&quot;id&quot;:9124,&quot;itemData&quot;:{&quot;ISSN&quot;:&quot;1541-5015&quot;,&quot;number&quot;:&quot;1&quot;,&quot;issue&quot;:&quot;1&quot;,&quot;URL&quot;:&quot;https://scholarworks.iu.edu/journals/index.php/ijpbl/article/view/28590&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title&quot;:&quot;Bridging Academic Disciplines with Interdisciplinary Project-based Learning: Challenges and Opportunities&quot;,&quot;issued&quot;:{&quot;date-parts&quot;:[[&quot;2020&quot;,5,29]]},&quot;volume&quot;:&quot;14&quot;,&quot;DOI&quot;:&quot;10.14434/ijpbl.v14i1.28590&quot;,&quot;language&quot;:&quot;en&quot;,&quot;source&quot;:&quot;scholarworks.iu.edu&quot;,&quot;type&quot;:&quot;article-journal&quot;,&quot;id&quot;:&quot;warr_bridging_2020&quot;,&quot;accessed&quot;:{&quot;date-parts&quot;:[[&quot;2023&quot;,12,19]]},&quot;license&quot;:&quot;Copyright (c) 2020 Melissa Warr, Richard E. West&quot;,&quot;container-title&quot;:&quot;Interdisciplinary Journal of Problem-Based Learning&quot;,&quot;citation-key&quot;:&quot;warr_bridging_2020&quot;},&quot;suffix&quot;:&quot;&quot;,&quot;prefix&quot;:&quot;&quot;}],&quot;schema&quot;:&quot;https://github.com/citation-style-language/schema/raw/master/csl-citation.json&quot;,&quot;citationID&quot;:&quot;tmfzggsp&quot;} RNDioyurhuli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 / Write world.</dc:title>
    <dc:description/>
    <dc:subject/>
    <meta:keyword/>
    <meta:initial-creator/>
    <dc:creator/>
    <meta:creation-date>2024-07-10T10:54:59Z</meta:creation-date>
    <dc:date>2024-07-10T10:54:5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